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officeooo:rsid="1372e044" officeooo:paragraph-rsid="1372e044" style:font-style-asian="italic" style:font-style-complex="italic"/>
    </style:style>
    <style:style style:name="P2" style:family="paragraph" style:parent-style-name="Text_20_body">
      <style:text-properties fo:font-style="italic" officeooo:rsid="13859bab" officeooo:paragraph-rsid="13859bab" style:font-style-asian="italic" style:font-style-complex="italic"/>
    </style:style>
    <style:style style:name="P3" style:family="paragraph" style:parent-style-name="Text_20_body">
      <style:text-properties fo:font-style="italic" officeooo:rsid="138dd79b" officeooo:paragraph-rsid="138dd79b" style:font-style-asian="italic" style:font-style-complex="italic"/>
    </style:style>
    <style:style style:name="P4" style:family="paragraph" style:parent-style-name="Text_20_body">
      <style:text-properties fo:font-style="italic" officeooo:rsid="13af2e8e" officeooo:paragraph-rsid="14a2bfb5" style:font-style-asian="italic" style:font-style-complex="italic"/>
    </style:style>
    <style:style style:name="P5" style:family="paragraph" style:parent-style-name="Text_20_body">
      <style:text-properties fo:font-style="italic" officeooo:rsid="13af2e8e" officeooo:paragraph-rsid="14a46d87" style:font-style-asian="italic" style:font-style-complex="italic"/>
    </style:style>
    <style:style style:name="P6" style:family="paragraph" style:parent-style-name="Text_20_body">
      <style:text-properties fo:font-style="italic" officeooo:rsid="13af2e8e" officeooo:paragraph-rsid="14e7844a" style:font-style-asian="italic" style:font-style-complex="italic"/>
    </style:style>
    <style:style style:name="P7" style:family="paragraph" style:parent-style-name="Text_20_body">
      <style:text-properties fo:font-style="italic" officeooo:rsid="13af2e8e" officeooo:paragraph-rsid="155cc408" style:font-style-asian="italic" style:font-style-complex="italic"/>
    </style:style>
    <style:style style:name="P8" style:family="paragraph" style:parent-style-name="Text_20_body">
      <style:text-properties fo:font-style="italic" officeooo:rsid="159103c5" officeooo:paragraph-rsid="159103c5" style:font-style-asian="italic" style:font-style-complex="italic"/>
    </style:style>
    <style:style style:name="P9" style:family="paragraph" style:parent-style-name="Text_20_body">
      <style:text-properties fo:font-style="italic" officeooo:rsid="159103c5" officeooo:paragraph-rsid="15919391" style:font-style-asian="italic" style:font-style-complex="italic"/>
    </style:style>
    <style:style style:name="P10" style:family="paragraph" style:parent-style-name="Text_20_body">
      <style:text-properties fo:font-style="italic" officeooo:rsid="159103c5" officeooo:paragraph-rsid="159f04a0" style:font-style-asian="italic" style:font-style-complex="italic"/>
    </style:style>
    <style:style style:name="P11" style:family="paragraph" style:parent-style-name="Text_20_body">
      <style:text-properties fo:font-style="italic" officeooo:rsid="159103c5" officeooo:paragraph-rsid="15a19515" style:font-style-asian="italic" style:font-style-complex="italic"/>
    </style:style>
    <style:style style:name="P12" style:family="paragraph" style:parent-style-name="Text_20_body">
      <style:text-properties fo:font-style="italic" officeooo:rsid="159103c5" officeooo:paragraph-rsid="15a87294" style:font-style-asian="italic" style:font-style-complex="italic"/>
    </style:style>
    <style:style style:name="P13" style:family="paragraph" style:parent-style-name="Text_20_body">
      <style:text-properties fo:font-style="italic" officeooo:rsid="159103c5" officeooo:paragraph-rsid="15b04497" style:font-style-asian="italic" style:font-style-complex="italic"/>
    </style:style>
    <style:style style:name="P14" style:family="paragraph" style:parent-style-name="Text_20_body">
      <style:text-properties fo:font-style="italic" officeooo:rsid="13c0d8ef" officeooo:paragraph-rsid="1587006e" style:font-style-asian="italic" style:font-style-complex="italic"/>
    </style:style>
    <style:style style:name="P15" style:family="paragraph" style:parent-style-name="Text_20_body">
      <style:text-properties fo:font-style="italic" officeooo:rsid="1593919f" officeooo:paragraph-rsid="15a19515" style:font-style-asian="italic" style:font-style-complex="italic"/>
    </style:style>
    <style:style style:name="P16" style:family="paragraph" style:parent-style-name="Text_20_body">
      <style:text-properties fo:font-style="italic" officeooo:rsid="1593919f" officeooo:paragraph-rsid="15a4d87c" style:font-style-asian="italic" style:font-style-complex="italic"/>
    </style:style>
    <style:style style:name="P17" style:family="paragraph" style:parent-style-name="Text_20_body">
      <style:text-properties fo:font-style="italic" officeooo:rsid="1593919f" officeooo:paragraph-rsid="15a87294" style:font-style-asian="italic" style:font-style-complex="italic"/>
    </style:style>
    <style:style style:name="P18" style:family="paragraph" style:parent-style-name="Text_20_body">
      <style:text-properties fo:font-style="italic" officeooo:rsid="1593919f" officeooo:paragraph-rsid="15b0ee59" style:font-style-asian="italic" style:font-style-complex="italic"/>
    </style:style>
    <style:style style:name="P19" style:family="paragraph" style:parent-style-name="Text_20_body">
      <style:text-properties officeooo:rsid="137557e7" officeooo:paragraph-rsid="137557e7"/>
    </style:style>
    <style:style style:name="P20" style:family="paragraph" style:parent-style-name="Text_20_body">
      <style:text-properties officeooo:rsid="0ef71cba" officeooo:paragraph-rsid="13841ffc"/>
    </style:style>
    <style:style style:name="P21" style:family="paragraph" style:parent-style-name="Text_20_body">
      <style:text-properties officeooo:rsid="0ec273af" officeooo:paragraph-rsid="13841ffc"/>
    </style:style>
    <style:style style:name="P22" style:family="paragraph" style:parent-style-name="Text_20_body">
      <style:text-properties officeooo:rsid="0ef3871c" officeooo:paragraph-rsid="13841ffc"/>
    </style:style>
    <style:style style:name="P23" style:family="paragraph" style:parent-style-name="Text_20_body">
      <style:text-properties officeooo:rsid="0ef69103" officeooo:paragraph-rsid="13841ffc"/>
    </style:style>
    <style:style style:name="P24" style:family="paragraph" style:parent-style-name="Text_20_body">
      <style:text-properties officeooo:rsid="13859bab" officeooo:paragraph-rsid="13859bab"/>
    </style:style>
    <style:style style:name="P25" style:family="paragraph" style:parent-style-name="Text_20_body">
      <style:text-properties officeooo:rsid="1386d3ac" officeooo:paragraph-rsid="1386d3ac"/>
    </style:style>
    <style:style style:name="P26" style:family="paragraph" style:parent-style-name="Text_20_body">
      <style:text-properties officeooo:rsid="1386d3ac" officeooo:paragraph-rsid="14db0b0e"/>
    </style:style>
    <style:style style:name="P27" style:family="paragraph" style:parent-style-name="Text_20_body">
      <style:text-properties officeooo:rsid="1394513e" officeooo:paragraph-rsid="1394513e"/>
    </style:style>
    <style:style style:name="P28" style:family="paragraph" style:parent-style-name="Text_20_body">
      <style:text-properties officeooo:rsid="13946add" officeooo:paragraph-rsid="13946add"/>
    </style:style>
    <style:style style:name="P29" style:family="paragraph" style:parent-style-name="Text_20_body">
      <style:text-properties fo:font-style="normal" officeooo:rsid="01055826" officeooo:paragraph-rsid="139e9568" style:font-style-asian="normal" style:font-style-complex="normal"/>
    </style:style>
    <style:style style:name="P30" style:family="paragraph" style:parent-style-name="Text_20_body">
      <style:text-properties fo:font-style="normal" officeooo:rsid="13dcc169" officeooo:paragraph-rsid="13dcc169" style:font-style-asian="normal" style:font-style-complex="normal"/>
    </style:style>
    <style:style style:name="P31" style:family="paragraph" style:parent-style-name="Text_20_body">
      <style:text-properties fo:font-style="normal" officeooo:rsid="141af418" officeooo:paragraph-rsid="149276cf" style:font-style-asian="normal" style:font-style-complex="normal"/>
    </style:style>
    <style:style style:name="P32" style:family="paragraph" style:parent-style-name="Text_20_body">
      <style:text-properties fo:font-style="normal" officeooo:rsid="143e0ec8" officeooo:paragraph-rsid="149276cf" style:font-style-asian="normal" style:font-style-complex="normal"/>
    </style:style>
    <style:style style:name="P33" style:family="paragraph" style:parent-style-name="Text_20_body">
      <style:text-properties fo:font-style="normal" officeooo:rsid="144a1a9b" officeooo:paragraph-rsid="1495a07d" style:font-style-asian="normal" style:font-style-complex="normal"/>
    </style:style>
    <style:style style:name="P34" style:family="paragraph" style:parent-style-name="Text_20_body">
      <style:text-properties fo:font-style="normal" officeooo:rsid="149606f6" officeooo:paragraph-rsid="149606f6" style:font-style-asian="normal" style:font-style-complex="normal"/>
    </style:style>
    <style:style style:name="P35" style:family="paragraph" style:parent-style-name="Text_20_body">
      <style:text-properties fo:font-style="normal" officeooo:rsid="14400940" officeooo:paragraph-rsid="149276cf" style:font-style-asian="normal" style:font-style-complex="normal"/>
    </style:style>
    <style:style style:name="P36" style:family="paragraph" style:parent-style-name="Text_20_body">
      <style:text-properties fo:font-style="normal" officeooo:rsid="1493d545" officeooo:paragraph-rsid="1493d545" style:font-style-asian="normal" style:font-style-complex="normal"/>
    </style:style>
    <style:style style:name="P37" style:family="paragraph" style:parent-style-name="Text_20_body">
      <style:text-properties fo:font-style="normal" officeooo:rsid="0d867a25" officeooo:paragraph-rsid="1559a500" style:font-style-asian="normal" style:font-style-complex="normal"/>
    </style:style>
    <style:style style:name="P38" style:family="paragraph" style:parent-style-name="Text_20_body">
      <style:text-properties fo:font-style="normal" officeooo:rsid="13c158ee" officeooo:paragraph-rsid="13c158ee" style:font-style-asian="normal" style:font-style-complex="normal"/>
    </style:style>
    <style:style style:name="P39" style:family="paragraph" style:parent-style-name="Text_20_body">
      <style:text-properties fo:font-style="normal" officeooo:rsid="13b1a615" officeooo:paragraph-rsid="155ad101" style:font-style-asian="normal" style:font-style-complex="normal"/>
    </style:style>
    <style:style style:name="P40" style:family="paragraph" style:parent-style-name="Text_20_body">
      <style:text-properties fo:font-style="normal" officeooo:rsid="0d54d0aa" officeooo:paragraph-rsid="1560d405" style:font-style-asian="normal" style:font-style-complex="normal"/>
    </style:style>
    <style:style style:name="P41" style:family="paragraph" style:parent-style-name="Text_20_body">
      <style:text-properties fo:font-style="normal" officeooo:rsid="15964b09" officeooo:paragraph-rsid="15964b09" style:font-style-asian="normal" style:font-style-complex="normal"/>
    </style:style>
    <style:style style:name="P42" style:family="paragraph" style:parent-style-name="Text_20_body">
      <style:text-properties fo:font-style="normal" officeooo:rsid="15964b09" officeooo:paragraph-rsid="15a19515" style:font-style-asian="normal" style:font-style-complex="normal"/>
    </style:style>
    <style:style style:name="P43" style:family="paragraph" style:parent-style-name="Text_20_body">
      <style:text-properties fo:font-style="normal" officeooo:rsid="15964b09" officeooo:paragraph-rsid="15a87294" style:font-style-asian="normal" style:font-style-complex="normal"/>
    </style:style>
    <style:style style:name="P44" style:family="paragraph" style:parent-style-name="Text_20_body">
      <style:text-properties fo:font-style="normal" officeooo:rsid="15964b09" officeooo:paragraph-rsid="15ad82a0" style:font-style-asian="normal" style:font-style-complex="normal"/>
    </style:style>
    <style:style style:name="P45" style:family="paragraph" style:parent-style-name="Text_20_body">
      <style:text-properties fo:font-style="normal" officeooo:rsid="15964b09" officeooo:paragraph-rsid="15b04497" style:font-style-asian="normal" style:font-style-complex="normal"/>
    </style:style>
    <style:style style:name="P46" style:family="paragraph" style:parent-style-name="Text_20_body">
      <style:text-properties officeooo:rsid="138feddf" officeooo:paragraph-rsid="138feddf"/>
    </style:style>
    <style:style style:name="P47" style:family="paragraph" style:parent-style-name="Text_20_body">
      <style:text-properties officeooo:rsid="13a74e23" officeooo:paragraph-rsid="13a74e23"/>
    </style:style>
    <style:style style:name="P48" style:family="paragraph" style:parent-style-name="Text_20_body">
      <style:text-properties officeooo:rsid="13af2e8e" officeooo:paragraph-rsid="13af2e8e"/>
    </style:style>
    <style:style style:name="P49" style:family="paragraph" style:parent-style-name="Text_20_body">
      <style:text-properties officeooo:rsid="139616ba" officeooo:paragraph-rsid="13d0204e"/>
    </style:style>
    <style:style style:name="P50" style:family="paragraph" style:parent-style-name="Text_20_body">
      <style:text-properties officeooo:rsid="13c9d53d" officeooo:paragraph-rsid="13d0204e"/>
    </style:style>
    <style:style style:name="P51" style:family="paragraph" style:parent-style-name="Text_20_body">
      <style:text-properties officeooo:rsid="13ce209b" officeooo:paragraph-rsid="13dcdb23"/>
    </style:style>
    <style:style style:name="P52" style:family="paragraph" style:parent-style-name="Text_20_body">
      <style:text-properties officeooo:rsid="13d71ca5" officeooo:paragraph-rsid="13d71ca5"/>
    </style:style>
    <style:style style:name="P53" style:family="paragraph" style:parent-style-name="Text_20_body">
      <style:text-properties officeooo:rsid="13dfae71" officeooo:paragraph-rsid="141098ec"/>
    </style:style>
    <style:style style:name="P54" style:family="paragraph" style:parent-style-name="Text_20_body">
      <style:text-properties officeooo:rsid="13dfae71" officeooo:paragraph-rsid="1410b4c0"/>
    </style:style>
    <style:style style:name="P55" style:family="paragraph" style:parent-style-name="Text_20_body">
      <style:text-properties officeooo:rsid="13dfae71" officeooo:paragraph-rsid="1411859a"/>
    </style:style>
    <style:style style:name="P56" style:family="paragraph" style:parent-style-name="Text_20_body">
      <style:text-properties officeooo:rsid="13dfae71" officeooo:paragraph-rsid="1411b641"/>
    </style:style>
    <style:style style:name="P57" style:family="paragraph" style:parent-style-name="Text_20_body">
      <style:text-properties officeooo:rsid="13dfae71" officeooo:paragraph-rsid="14556d9d"/>
    </style:style>
    <style:style style:name="P58" style:family="paragraph" style:parent-style-name="Text_20_body">
      <style:text-properties officeooo:rsid="13dfae71" officeooo:paragraph-rsid="149ff21f"/>
    </style:style>
    <style:style style:name="P59" style:family="paragraph" style:parent-style-name="Text_20_body">
      <style:text-properties officeooo:rsid="13dfae71" officeooo:paragraph-rsid="14db0b0e"/>
    </style:style>
    <style:style style:name="P60" style:family="paragraph" style:parent-style-name="Text_20_body">
      <style:text-properties officeooo:rsid="13dfae71" officeooo:paragraph-rsid="1501b542"/>
    </style:style>
    <style:style style:name="P61" style:family="paragraph" style:parent-style-name="Text_20_body">
      <style:text-properties officeooo:rsid="13dfae71" officeooo:paragraph-rsid="152ebd51"/>
    </style:style>
    <style:style style:name="P62" style:family="paragraph" style:parent-style-name="Text_20_body">
      <style:text-properties officeooo:rsid="13dfae71" officeooo:paragraph-rsid="152fb8ff"/>
    </style:style>
    <style:style style:name="P63" style:family="paragraph" style:parent-style-name="Text_20_body">
      <style:text-properties officeooo:rsid="13dfae71" officeooo:paragraph-rsid="152fc742"/>
    </style:style>
    <style:style style:name="P64" style:family="paragraph" style:parent-style-name="Text_20_body">
      <style:text-properties officeooo:rsid="13dfae71" officeooo:paragraph-rsid="1544374f"/>
    </style:style>
    <style:style style:name="P65" style:family="paragraph" style:parent-style-name="Text_20_body">
      <style:text-properties officeooo:rsid="13dfae71" officeooo:paragraph-rsid="15566d61"/>
    </style:style>
    <style:style style:name="P66" style:family="paragraph" style:parent-style-name="Text_20_body">
      <style:text-properties officeooo:rsid="13f89736" officeooo:paragraph-rsid="13f89736"/>
    </style:style>
    <style:style style:name="P67" style:family="paragraph" style:parent-style-name="Text_20_body">
      <style:text-properties officeooo:rsid="13f8ca67" officeooo:paragraph-rsid="13f8ca67"/>
    </style:style>
    <style:style style:name="P68" style:family="paragraph" style:parent-style-name="Text_20_body">
      <style:text-properties officeooo:rsid="13f9eb8a" officeooo:paragraph-rsid="13f9eb8a"/>
    </style:style>
    <style:style style:name="P69" style:family="paragraph" style:parent-style-name="Text_20_body">
      <style:text-properties officeooo:rsid="13fabf72" officeooo:paragraph-rsid="13fabf72"/>
    </style:style>
    <style:style style:name="P70" style:family="paragraph" style:parent-style-name="Text_20_body">
      <style:text-properties officeooo:rsid="13fca3ec" officeooo:paragraph-rsid="13fca3ec"/>
    </style:style>
    <style:style style:name="P71" style:family="paragraph" style:parent-style-name="Text_20_body">
      <style:text-properties officeooo:rsid="13fde3d7" officeooo:paragraph-rsid="13fde3d7"/>
    </style:style>
    <style:style style:name="P72" style:family="paragraph" style:parent-style-name="Text_20_body">
      <style:text-properties officeooo:rsid="13ff3336" officeooo:paragraph-rsid="13ff3336"/>
    </style:style>
    <style:style style:name="P73" style:family="paragraph" style:parent-style-name="Text_20_body">
      <style:text-properties officeooo:rsid="13fffe7a" officeooo:paragraph-rsid="13fffe7a"/>
    </style:style>
    <style:style style:name="P74" style:family="paragraph" style:parent-style-name="Text_20_body">
      <style:text-properties officeooo:rsid="14018220" officeooo:paragraph-rsid="14018220"/>
    </style:style>
    <style:style style:name="P75" style:family="paragraph" style:parent-style-name="Text_20_body">
      <style:text-properties officeooo:rsid="1402ff22" officeooo:paragraph-rsid="1402ff22"/>
    </style:style>
    <style:style style:name="P76" style:family="paragraph" style:parent-style-name="Text_20_body">
      <style:text-properties officeooo:rsid="14034f58" officeooo:paragraph-rsid="14034f58"/>
    </style:style>
    <style:style style:name="P77" style:family="paragraph" style:parent-style-name="Text_20_body">
      <style:text-properties officeooo:rsid="1403a14e" officeooo:paragraph-rsid="1403a14e"/>
    </style:style>
    <style:style style:name="P78" style:family="paragraph" style:parent-style-name="Text_20_body">
      <style:text-properties officeooo:rsid="1404ea61" officeooo:paragraph-rsid="1404ea61"/>
    </style:style>
    <style:style style:name="P79" style:family="paragraph" style:parent-style-name="Text_20_body">
      <style:text-properties officeooo:paragraph-rsid="14052f0b"/>
    </style:style>
    <style:style style:name="P80" style:family="paragraph" style:parent-style-name="Text_20_body">
      <style:text-properties officeooo:rsid="141098ec" officeooo:paragraph-rsid="141098ec"/>
    </style:style>
    <style:style style:name="P81" style:family="paragraph" style:parent-style-name="Text_20_body">
      <style:text-properties officeooo:rsid="1411b641" officeooo:paragraph-rsid="141331e7"/>
    </style:style>
    <style:style style:name="P82" style:family="paragraph" style:parent-style-name="Text_20_body">
      <style:text-properties officeooo:rsid="140e37fc" officeooo:paragraph-rsid="143c3b61"/>
    </style:style>
    <style:style style:name="P83" style:family="paragraph" style:parent-style-name="Text_20_body">
      <style:text-properties officeooo:rsid="145ed598" officeooo:paragraph-rsid="145ed598"/>
    </style:style>
    <style:style style:name="P84" style:family="paragraph" style:parent-style-name="Text_20_body">
      <style:text-properties officeooo:rsid="13f2c500" officeooo:paragraph-rsid="146a468c"/>
    </style:style>
    <style:style style:name="P85" style:family="paragraph" style:parent-style-name="Text_20_body">
      <style:text-properties officeooo:rsid="146326f0" officeooo:paragraph-rsid="146326f0"/>
    </style:style>
    <style:style style:name="P86" style:family="paragraph" style:parent-style-name="Text_20_body">
      <style:text-properties officeooo:rsid="146a468c" officeooo:paragraph-rsid="146a468c"/>
    </style:style>
    <style:style style:name="P87" style:family="paragraph" style:parent-style-name="Text_20_body">
      <style:text-properties officeooo:rsid="1410b4c0" officeooo:paragraph-rsid="14851ed8"/>
    </style:style>
    <style:style style:name="P88" style:family="paragraph" style:parent-style-name="Text_20_body">
      <style:text-properties officeooo:rsid="1410b4c0" officeooo:paragraph-rsid="14fc5a28"/>
    </style:style>
    <style:style style:name="P89" style:family="paragraph" style:parent-style-name="Text_20_body">
      <style:text-properties officeooo:paragraph-rsid="14d336da"/>
    </style:style>
    <style:style style:name="P90" style:family="paragraph" style:parent-style-name="Text_20_body">
      <style:text-properties officeooo:rsid="14ef3a03" officeooo:paragraph-rsid="14ef3a03"/>
    </style:style>
    <style:style style:name="P91" style:family="paragraph" style:parent-style-name="Text_20_body">
      <style:text-properties officeooo:rsid="15053b3d" officeooo:paragraph-rsid="15053b3d"/>
    </style:style>
    <style:style style:name="P92" style:family="paragraph" style:parent-style-name="Text_20_body">
      <style:text-properties officeooo:rsid="0df31025" officeooo:paragraph-rsid="150c7227"/>
    </style:style>
    <style:style style:name="P93" style:family="paragraph" style:parent-style-name="Text_20_body">
      <style:text-properties officeooo:rsid="150c7227" officeooo:paragraph-rsid="150c7227"/>
    </style:style>
    <style:style style:name="P94" style:family="paragraph" style:parent-style-name="Text_20_body">
      <style:text-properties officeooo:paragraph-rsid="13e21ded"/>
    </style:style>
    <style:style style:name="P95" style:family="paragraph" style:parent-style-name="Text_20_body">
      <style:text-properties officeooo:rsid="0d5148cd" officeooo:paragraph-rsid="150e47db"/>
    </style:style>
    <style:style style:name="P96" style:family="paragraph" style:parent-style-name="Text_20_body">
      <style:text-properties officeooo:rsid="0d6b7974" officeooo:paragraph-rsid="15171fa3"/>
    </style:style>
    <style:style style:name="P97" style:family="paragraph" style:parent-style-name="Text_20_body">
      <style:text-properties officeooo:rsid="0d7d4d88" officeooo:paragraph-rsid="151de763"/>
    </style:style>
    <style:style style:name="P98" style:family="paragraph" style:parent-style-name="Text_20_body">
      <style:text-properties officeooo:rsid="151ed4c2" officeooo:paragraph-rsid="1559a500"/>
    </style:style>
    <style:style style:name="P99" style:family="paragraph" style:parent-style-name="Text_20_body">
      <style:text-properties officeooo:rsid="0d894409" officeooo:paragraph-rsid="1520e8af"/>
    </style:style>
    <style:style style:name="P100" style:family="paragraph" style:parent-style-name="Text_20_body">
      <style:text-properties officeooo:rsid="152312f1" officeooo:paragraph-rsid="1559a500"/>
    </style:style>
    <style:style style:name="P101" style:family="paragraph" style:parent-style-name="Text_20_body">
      <style:text-properties officeooo:rsid="14fe9223" officeooo:paragraph-rsid="13eb767d"/>
    </style:style>
    <style:style style:name="P102" style:family="paragraph" style:parent-style-name="Text_20_body">
      <style:text-properties officeooo:rsid="138fa425" officeooo:paragraph-rsid="138fa425"/>
    </style:style>
    <style:style style:name="P103" style:family="paragraph" style:parent-style-name="Text_20_body">
      <style:text-properties officeooo:rsid="0d89b19f" officeooo:paragraph-rsid="15275cd2"/>
    </style:style>
    <style:style style:name="P104" style:family="paragraph" style:parent-style-name="Text_20_body">
      <style:text-properties officeooo:rsid="0d8b9d8d" officeooo:paragraph-rsid="15275cd2"/>
    </style:style>
    <style:style style:name="P105" style:family="paragraph" style:parent-style-name="Text_20_body">
      <style:text-properties officeooo:rsid="13ad2102" officeooo:paragraph-rsid="15275cd2"/>
    </style:style>
    <style:style style:name="P106" style:family="paragraph" style:parent-style-name="Text_20_body">
      <style:text-properties style:text-line-through-style="none" style:text-line-through-type="none" officeooo:rsid="13ce209b" officeooo:paragraph-rsid="15292064"/>
    </style:style>
    <style:style style:name="P107" style:family="paragraph" style:parent-style-name="Text_20_body">
      <style:text-properties style:text-line-through-style="none" style:text-line-through-type="none" fo:font-style="normal" officeooo:rsid="142de129" officeooo:paragraph-rsid="15292064" style:font-style-asian="normal" style:font-style-complex="normal"/>
    </style:style>
    <style:style style:name="P108" style:family="paragraph" style:parent-style-name="Text_20_body">
      <style:text-properties officeooo:rsid="15457144" officeooo:paragraph-rsid="154cff7b"/>
    </style:style>
    <style:style style:name="P109" style:family="paragraph" style:parent-style-name="Text_20_body">
      <style:text-properties officeooo:rsid="1555171b" officeooo:paragraph-rsid="1555171b"/>
    </style:style>
    <style:style style:name="P110" style:family="paragraph" style:parent-style-name="Text_20_body">
      <style:text-properties officeooo:rsid="152563b3" officeooo:paragraph-rsid="1557da55"/>
    </style:style>
    <style:style style:name="P111" style:family="paragraph" style:parent-style-name="Text_20_body">
      <style:text-properties officeooo:rsid="0d8cc553" officeooo:paragraph-rsid="1557da55"/>
    </style:style>
    <style:style style:name="P112" style:family="paragraph" style:parent-style-name="Text_20_body">
      <style:text-properties officeooo:rsid="1557da55" officeooo:paragraph-rsid="1557da55"/>
    </style:style>
    <style:style style:name="P113" style:family="paragraph" style:parent-style-name="Text_20_body">
      <style:text-properties officeooo:rsid="155f45cf" officeooo:paragraph-rsid="155f45cf"/>
    </style:style>
    <style:style style:name="P114" style:family="paragraph" style:parent-style-name="Text_20_body">
      <style:text-properties officeooo:rsid="0d7aa05a" officeooo:paragraph-rsid="1560d405"/>
    </style:style>
    <style:style style:name="P115" style:family="paragraph" style:parent-style-name="Text_20_body">
      <style:text-properties officeooo:rsid="0d93aa24" officeooo:paragraph-rsid="1560d405"/>
    </style:style>
    <style:style style:name="P116" style:family="paragraph" style:parent-style-name="Text_20_body">
      <style:text-properties officeooo:rsid="0d95252a" officeooo:paragraph-rsid="1560d405"/>
    </style:style>
    <style:style style:name="P117" style:family="paragraph" style:parent-style-name="Text_20_body">
      <style:text-properties officeooo:rsid="0d9611f4" officeooo:paragraph-rsid="1560d405"/>
    </style:style>
    <style:style style:name="P118" style:family="paragraph" style:parent-style-name="Text_20_body">
      <style:text-properties officeooo:rsid="0da2738f" officeooo:paragraph-rsid="1560d405"/>
    </style:style>
    <style:style style:name="P119" style:family="paragraph" style:parent-style-name="Text_20_body">
      <style:text-properties officeooo:rsid="0da7f5cb" officeooo:paragraph-rsid="1560d405"/>
    </style:style>
    <style:style style:name="P120" style:family="paragraph" style:parent-style-name="Text_20_body">
      <style:text-properties officeooo:rsid="0d5ac793" officeooo:paragraph-rsid="1560d405"/>
    </style:style>
    <style:style style:name="P121" style:family="paragraph" style:parent-style-name="Text_20_body">
      <style:text-properties officeooo:rsid="0d5c10d2" officeooo:paragraph-rsid="1560d405"/>
    </style:style>
    <style:style style:name="P122" style:family="paragraph" style:parent-style-name="Text_20_body">
      <style:text-properties officeooo:rsid="0d5dbb83" officeooo:paragraph-rsid="1560d405"/>
    </style:style>
    <style:style style:name="P123" style:family="paragraph" style:parent-style-name="Text_20_body">
      <style:text-properties officeooo:rsid="0d618892" officeooo:paragraph-rsid="1560d405"/>
    </style:style>
    <style:style style:name="P124" style:family="paragraph" style:parent-style-name="Text_20_body">
      <style:text-properties officeooo:rsid="0d5fe0b1" officeooo:paragraph-rsid="1560d405"/>
    </style:style>
    <style:style style:name="P125" style:family="paragraph" style:parent-style-name="Text_20_body">
      <style:text-properties officeooo:rsid="0d54ac77" officeooo:paragraph-rsid="1560d405"/>
    </style:style>
    <style:style style:name="P126" style:family="paragraph" style:parent-style-name="Text_20_body">
      <style:text-properties officeooo:rsid="0d54d0aa" officeooo:paragraph-rsid="1560d405"/>
    </style:style>
    <style:style style:name="P127" style:family="paragraph" style:parent-style-name="Text_20_body">
      <style:text-properties officeooo:rsid="0d638057" officeooo:paragraph-rsid="1560d405"/>
    </style:style>
    <style:style style:name="P128" style:family="paragraph" style:parent-style-name="Text_20_body">
      <style:text-properties officeooo:rsid="0d561c3f" officeooo:paragraph-rsid="1560d405"/>
    </style:style>
    <style:style style:name="P129" style:family="paragraph" style:parent-style-name="Text_20_body">
      <style:text-properties officeooo:rsid="0d596ab0" officeooo:paragraph-rsid="1560d405"/>
    </style:style>
    <style:style style:name="P130" style:family="paragraph" style:parent-style-name="Text_20_body">
      <style:text-properties officeooo:rsid="0d59f3a8" officeooo:paragraph-rsid="1560d405"/>
    </style:style>
    <style:style style:name="P131" style:family="paragraph" style:parent-style-name="Text_20_body">
      <style:text-properties officeooo:rsid="0d5d4bab" officeooo:paragraph-rsid="1560d405"/>
    </style:style>
    <style:style style:name="P132" style:family="paragraph" style:parent-style-name="Text_20_body">
      <style:text-properties officeooo:rsid="0d8f10a2" officeooo:paragraph-rsid="1560d405"/>
    </style:style>
    <style:style style:name="P133" style:family="paragraph" style:parent-style-name="Text_20_body">
      <style:text-properties fo:language="cs" fo:country="CZ" officeooo:rsid="0d5ac793" officeooo:paragraph-rsid="1560d405"/>
    </style:style>
    <style:style style:name="P134" style:family="paragraph" style:parent-style-name="Text_20_body">
      <style:text-properties officeooo:rsid="0d5f2c1e" officeooo:paragraph-rsid="1560d405"/>
    </style:style>
    <style:style style:name="P135" style:family="paragraph" style:parent-style-name="Text_20_body">
      <style:text-properties officeooo:rsid="0d577f54" officeooo:paragraph-rsid="1560d405"/>
    </style:style>
    <style:style style:name="P136" style:family="paragraph" style:parent-style-name="Text_20_body">
      <style:text-properties officeooo:rsid="13d0204e" officeooo:paragraph-rsid="13d0204e"/>
    </style:style>
    <style:style style:name="P137" style:family="paragraph" style:parent-style-name="Text_20_body">
      <style:text-properties officeooo:rsid="156575fc" officeooo:paragraph-rsid="156575fc"/>
    </style:style>
    <style:style style:name="P138" style:family="paragraph" style:parent-style-name="Text_20_body">
      <style:text-properties officeooo:rsid="0d4f8679" officeooo:paragraph-rsid="156a9ba2"/>
    </style:style>
    <style:style style:name="P139" style:family="paragraph" style:parent-style-name="Text_20_body">
      <style:text-properties officeooo:rsid="0d4f8679" officeooo:paragraph-rsid="156d5b88"/>
    </style:style>
    <style:style style:name="P140" style:family="paragraph" style:parent-style-name="Text_20_body">
      <style:text-properties officeooo:paragraph-rsid="1580c02e"/>
    </style:style>
    <style:style style:name="P141" style:family="paragraph" style:parent-style-name="Text_20_body">
      <style:text-properties officeooo:paragraph-rsid="15850cae"/>
    </style:style>
    <style:style style:name="P142" style:family="paragraph" style:parent-style-name="Text_20_body">
      <style:text-properties officeooo:paragraph-rsid="1586ce1d"/>
    </style:style>
    <style:style style:name="P143" style:family="paragraph" style:parent-style-name="Text_20_body">
      <style:text-properties officeooo:rsid="13c0d8ef" officeooo:paragraph-rsid="158a5fa6"/>
    </style:style>
    <style:style style:name="P144" style:family="paragraph" style:parent-style-name="Text_20_body">
      <style:text-properties officeooo:rsid="13c0d8ef" officeooo:paragraph-rsid="158c9be7"/>
    </style:style>
    <style:style style:name="P145" style:family="paragraph" style:parent-style-name="Text_20_body">
      <style:text-properties officeooo:rsid="1593919f" officeooo:paragraph-rsid="15a34713"/>
    </style:style>
    <style:style style:name="P146" style:family="paragraph" style:parent-style-name="List_20_of_20_Items">
      <style:text-properties officeooo:paragraph-rsid="137fe7e5"/>
    </style:style>
    <style:style style:name="P147" style:family="paragraph" style:parent-style-name="List_20_of_20_Items">
      <style:text-properties officeooo:paragraph-rsid="1380252b"/>
    </style:style>
    <style:style style:name="P148" style:family="paragraph" style:parent-style-name="Heading_20_3">
      <style:text-properties officeooo:paragraph-rsid="1560d405"/>
    </style:style>
    <style:style style:name="P149" style:family="paragraph" style:parent-style-name="Heading_20_4">
      <style:text-properties officeooo:paragraph-rsid="1586ce1d"/>
    </style:style>
    <style:style style:name="P150" style:family="paragraph" style:parent-style-name="Heading_20_4">
      <style:text-properties officeooo:paragraph-rsid="15850cae"/>
    </style:style>
    <style:style style:name="P151" style:family="paragraph" style:parent-style-name="Heading_20_4">
      <style:text-properties officeooo:rsid="13c0d8ef" officeooo:paragraph-rsid="158e69dd"/>
    </style:style>
    <style:style style:name="P152" style:family="paragraph" style:parent-style-name="Heading_20_4">
      <style:text-properties officeooo:paragraph-rsid="15a19515"/>
    </style:style>
    <style:style style:name="P153" style:family="paragraph" style:parent-style-name="Heading_20_4">
      <style:text-properties officeooo:paragraph-rsid="15a87294"/>
    </style:style>
    <style:style style:name="P154" style:family="paragraph" style:parent-style-name="Heading_20_4">
      <style:text-properties officeooo:paragraph-rsid="15b04497"/>
    </style:style>
    <style:style style:name="P155" style:family="paragraph" style:parent-style-name="Heading_20_4">
      <style:text-properties officeooo:rsid="13cc4cb5" officeooo:paragraph-rsid="13cc4cb5"/>
    </style:style>
    <style:style style:name="P156" style:family="paragraph" style:parent-style-name="Heading_20_4">
      <style:text-properties officeooo:rsid="149cb747" officeooo:paragraph-rsid="149cb747"/>
    </style:style>
    <style:style style:name="P157" style:family="paragraph" style:parent-style-name="Heading_20_4">
      <style:text-properties officeooo:rsid="155ad101" officeooo:paragraph-rsid="155ad101"/>
    </style:style>
    <style:style style:name="P158" style:family="paragraph" style:parent-style-name="Heading_20_4">
      <style:text-properties officeooo:rsid="13bcde23" officeooo:paragraph-rsid="13bcde23"/>
    </style:style>
    <style:style style:name="P159" style:family="paragraph" style:parent-style-name="Heading_20_4">
      <style:text-properties officeooo:paragraph-rsid="1510cc28"/>
    </style:style>
    <style:style style:name="P160" style:family="paragraph" style:parent-style-name="Heading_20_4">
      <style:text-properties officeooo:paragraph-rsid="150e47db"/>
    </style:style>
    <style:style style:name="P161" style:family="paragraph" style:parent-style-name="Heading_20_4">
      <style:text-properties style:text-line-through-style="none" style:text-line-through-type="none" officeooo:paragraph-rsid="15171fa3"/>
    </style:style>
    <style:style style:name="P162" style:family="paragraph" style:parent-style-name="Heading_20_4">
      <style:text-properties style:text-line-through-style="none" style:text-line-through-type="none" officeooo:rsid="15548f20" officeooo:paragraph-rsid="15548f20"/>
    </style:style>
    <style:style style:name="P163" style:family="paragraph" style:parent-style-name="Heading_20_4">
      <style:text-properties style:text-line-through-style="none" style:text-line-through-type="none" officeooo:paragraph-rsid="151c9546"/>
    </style:style>
    <style:style style:name="P164" style:family="paragraph" style:parent-style-name="Heading_20_4">
      <style:text-properties officeooo:rsid="15422ce1" officeooo:paragraph-rsid="15422ce1"/>
    </style:style>
    <style:style style:name="P165" style:family="paragraph" style:parent-style-name="Heading_20_4">
      <style:text-properties style:text-line-through-style="solid" style:text-line-through-type="single" officeooo:paragraph-rsid="15292064"/>
    </style:style>
    <style:style style:name="P166" style:family="paragraph" style:parent-style-name="Heading_20_4">
      <style:text-properties style:text-line-through-style="solid" style:text-line-through-type="single" officeooo:paragraph-rsid="15275cd2"/>
    </style:style>
    <style:style style:name="P167" style:family="paragraph" style:parent-style-name="Heading_20_4">
      <style:text-properties style:text-line-through-style="solid" style:text-line-through-type="single" officeooo:paragraph-rsid="1559a500"/>
    </style:style>
    <style:style style:name="P168" style:family="paragraph" style:parent-style-name="Heading_20_4">
      <style:text-properties officeooo:rsid="0d54ac77" officeooo:paragraph-rsid="151de763"/>
    </style:style>
    <style:style style:name="P169" style:family="paragraph" style:parent-style-name="Heading_20_4">
      <style:text-properties officeooo:paragraph-rsid="1520e8af"/>
    </style:style>
    <style:style style:name="P170" style:family="paragraph" style:parent-style-name="Heading_20_4">
      <style:text-properties officeooo:rsid="141098ec" officeooo:paragraph-rsid="145ed598"/>
    </style:style>
    <style:style style:name="P171" style:family="paragraph" style:parent-style-name="Heading_20_4">
      <style:text-properties officeooo:rsid="141098ec" officeooo:paragraph-rsid="141098ec"/>
    </style:style>
    <style:style style:name="P172" style:family="paragraph" style:parent-style-name="Heading_20_4">
      <style:text-properties officeooo:rsid="141098ec" officeooo:paragraph-rsid="1500aac0"/>
    </style:style>
    <style:style style:name="P173" style:family="paragraph" style:parent-style-name="Heading_20_4">
      <style:text-properties officeooo:paragraph-rsid="143c3b61"/>
    </style:style>
    <style:style style:name="P174" style:family="paragraph" style:parent-style-name="Heading_20_4">
      <style:text-properties officeooo:paragraph-rsid="1557da55"/>
    </style:style>
    <style:style style:name="P175" style:family="paragraph" style:parent-style-name="Heading_20_4">
      <style:text-properties officeooo:paragraph-rsid="1560d405"/>
    </style:style>
    <style:style style:name="P176" style:family="paragraph" style:parent-style-name="Heading_20_4">
      <style:text-properties officeooo:rsid="15f3f404" officeooo:paragraph-rsid="15f3f404"/>
    </style:style>
    <style:style style:name="P177" style:family="paragraph" style:parent-style-name="Heading_20_1">
      <style:text-properties officeooo:rsid="137fe7e5" officeooo:paragraph-rsid="137fe7e5"/>
    </style:style>
    <style:style style:name="P178" style:family="paragraph" style:parent-style-name="Heading_20_1">
      <style:text-properties officeooo:rsid="149276cf" officeooo:paragraph-rsid="149276cf"/>
    </style:style>
    <style:style style:name="P179" style:family="paragraph" style:parent-style-name="Heading_20_1">
      <style:text-properties officeooo:rsid="1580c02e" officeooo:paragraph-rsid="1580c02e"/>
    </style:style>
    <style:style style:name="P180" style:family="paragraph" style:parent-style-name="Heading_20_1" style:master-page-name="Standard">
      <style:paragraph-properties style:page-number="auto"/>
      <style:text-properties officeooo:rsid="156575fc" officeooo:paragraph-rsid="156575fc"/>
    </style:style>
    <style:style style:name="P181" style:family="paragraph" style:parent-style-name="Heading_20_2">
      <style:text-properties officeooo:rsid="148e1058" officeooo:paragraph-rsid="148e1058"/>
    </style:style>
    <style:style style:name="P182" style:family="paragraph" style:parent-style-name="Heading_20_2">
      <style:text-properties officeooo:rsid="13d0204e" officeooo:paragraph-rsid="13d0204e"/>
    </style:style>
    <style:style style:name="P183" style:family="paragraph" style:parent-style-name="Heading_20_2">
      <style:text-properties officeooo:paragraph-rsid="13d42bec"/>
    </style:style>
    <style:style style:name="P184" style:family="paragraph" style:parent-style-name="Heading_20_2">
      <style:text-properties officeooo:paragraph-rsid="13a74e23"/>
    </style:style>
    <style:style style:name="P185" style:family="paragraph" style:parent-style-name="List_20_of_20_Items" style:list-style-name="L4">
      <style:text-properties officeooo:paragraph-rsid="146a468c"/>
    </style:style>
    <style:style style:name="P186" style:family="paragraph" style:parent-style-name="Text_20_body" style:list-style-name="L1">
      <style:text-properties officeooo:rsid="156575fc" officeooo:paragraph-rsid="156575fc"/>
    </style:style>
    <style:style style:name="P187" style:family="paragraph" style:parent-style-name="Text_20_body" style:list-style-name="L1">
      <style:text-properties officeooo:rsid="15657f40" officeooo:paragraph-rsid="15657f40"/>
    </style:style>
    <style:style style:name="P188" style:family="paragraph" style:parent-style-name="Text_20_body" style:list-style-name="L2">
      <style:text-properties officeooo:rsid="148e1058" officeooo:paragraph-rsid="148e1058"/>
    </style:style>
    <style:style style:name="P189" style:family="paragraph" style:parent-style-name="Text_20_body" style:list-style-name="L2">
      <style:text-properties officeooo:rsid="149020c3" officeooo:paragraph-rsid="149020c3"/>
    </style:style>
    <style:style style:name="P190" style:family="paragraph" style:parent-style-name="Text_20_body" style:list-style-name="L2">
      <style:text-properties officeooo:rsid="149132cf" officeooo:paragraph-rsid="149132cf"/>
    </style:style>
    <style:style style:name="P191" style:family="paragraph" style:parent-style-name="Text_20_body" style:list-style-name="L3">
      <style:text-properties officeooo:rsid="13d0204e" officeooo:paragraph-rsid="13d0204e"/>
    </style:style>
    <style:style style:name="P192" style:family="paragraph" style:parent-style-name="Text_20_body" style:list-style-name="L3">
      <style:text-properties officeooo:rsid="13d18cce" officeooo:paragraph-rsid="13d18cce"/>
    </style:style>
    <style:style style:name="P193" style:family="paragraph" style:parent-style-name="Text_20_body" style:list-style-name="L5">
      <style:text-properties officeooo:rsid="149276cf" officeooo:paragraph-rsid="149276cf"/>
    </style:style>
    <style:style style:name="P194" style:family="paragraph" style:parent-style-name="Text_20_body" style:list-style-name="L6">
      <style:text-properties fo:font-style="normal" officeooo:rsid="1492c32f" officeooo:paragraph-rsid="1493d545" style:font-style-asian="normal" style:font-style-complex="normal"/>
    </style:style>
    <style:style style:name="P195" style:family="paragraph" style:parent-style-name="Text_20_body">
      <style:text-properties fo:font-style="normal" officeooo:rsid="1492c32f" officeooo:paragraph-rsid="1492c32f" style:font-style-asian="normal" style:font-style-complex="normal"/>
    </style:style>
    <style:style style:name="P196" style:family="paragraph" style:parent-style-name="Text_20_body" style:list-style-name="L6">
      <style:text-properties fo:font-style="normal" officeooo:rsid="14ec95cd" officeooo:paragraph-rsid="14ec95cd" style:font-style-asian="normal" style:font-style-complex="normal"/>
    </style:style>
    <style:style style:name="P197" style:family="paragraph" style:parent-style-name="Text_20_body" style:list-style-name="L8">
      <style:text-properties fo:font-style="normal" officeooo:rsid="144a1a9b" officeooo:paragraph-rsid="1495a07d" style:font-style-asian="normal" style:font-style-complex="normal"/>
    </style:style>
    <style:style style:name="P198" style:family="paragraph" style:parent-style-name="Text_20_body" style:list-style-name="L8">
      <style:text-properties fo:font-style="normal" officeooo:rsid="14d144fa" officeooo:paragraph-rsid="14d144fa" style:font-style-asian="normal" style:font-style-complex="normal"/>
    </style:style>
    <style:style style:name="P199" style:family="paragraph" style:parent-style-name="Text_20_body" style:list-style-name="L9">
      <style:text-properties fo:font-style="normal" officeooo:rsid="143e0ec8" officeooo:paragraph-rsid="149276cf" style:font-style-asian="normal" style:font-style-complex="normal"/>
    </style:style>
    <style:style style:name="P200" style:family="paragraph" style:parent-style-name="Text_20_body" style:list-style-name="L10">
      <style:text-properties fo:font-style="normal" officeooo:rsid="143e0ec8" officeooo:paragraph-rsid="149276cf" style:font-style-asian="normal" style:font-style-complex="normal"/>
    </style:style>
    <style:style style:name="P201" style:family="paragraph" style:parent-style-name="Text_20_body" style:list-style-name="L9">
      <style:text-properties fo:font-style="normal" officeooo:rsid="14e1d97f" officeooo:paragraph-rsid="14e1d97f" style:font-style-asian="normal" style:font-style-complex="normal"/>
    </style:style>
    <style:style style:name="P202" style:family="paragraph" style:parent-style-name="Text_20_body" style:list-style-name="L10">
      <style:text-properties fo:font-style="normal" officeooo:rsid="14194ebf" officeooo:paragraph-rsid="149276cf" style:font-style-asian="normal" style:font-style-complex="normal"/>
    </style:style>
    <style:style style:name="P203" style:family="paragraph" style:parent-style-name="Text_20_body" style:list-style-name="L10">
      <style:text-properties fo:font-style="normal" officeooo:rsid="141afdd9" officeooo:paragraph-rsid="149276cf" style:font-style-asian="normal" style:font-style-complex="normal"/>
    </style:style>
    <style:style style:name="P204" style:family="paragraph" style:parent-style-name="Text_20_body" style:list-style-name="L10">
      <style:text-properties fo:font-style="normal" officeooo:rsid="141af418" officeooo:paragraph-rsid="149276cf" style:font-style-asian="normal" style:font-style-complex="normal"/>
    </style:style>
    <style:style style:name="P205" style:family="paragraph" style:parent-style-name="Text_20_body" style:list-style-name="L10">
      <style:text-properties fo:font-style="normal" officeooo:rsid="1445805e" officeooo:paragraph-rsid="149276cf" style:font-style-asian="normal" style:font-style-complex="normal"/>
    </style:style>
    <style:style style:name="P206" style:family="paragraph" style:parent-style-name="Text_20_body" style:list-style-name="L10">
      <style:text-properties fo:font-style="normal" officeooo:rsid="1502e9ca" officeooo:paragraph-rsid="1502e9ca" style:font-style-asian="normal" style:font-style-complex="normal"/>
    </style:style>
    <style:style style:name="P207" style:family="paragraph" style:parent-style-name="Text_20_body" style:list-style-name="L10">
      <style:text-properties fo:font-style="normal" officeooo:rsid="14c07c31" officeooo:paragraph-rsid="14c07c31" style:font-style-asian="normal" style:font-style-complex="normal"/>
    </style:style>
    <style:style style:name="P208" style:family="paragraph" style:parent-style-name="Text_20_body" style:list-style-name="L10">
      <style:text-properties fo:font-style="normal" officeooo:rsid="14c07c31" officeooo:paragraph-rsid="14c115cd" style:font-style-asian="normal" style:font-style-complex="normal"/>
    </style:style>
    <style:style style:name="P209" style:family="paragraph" style:parent-style-name="Text_20_body" style:list-style-name="L10">
      <style:text-properties fo:font-style="normal" officeooo:rsid="149880ca" officeooo:paragraph-rsid="149880ca" style:font-style-asian="normal" style:font-style-complex="normal"/>
    </style:style>
    <style:style style:name="P210" style:family="paragraph" style:parent-style-name="Text_20_body" style:list-style-name="L10">
      <style:text-properties fo:font-style="normal" officeooo:rsid="1499d0f4" officeooo:paragraph-rsid="1499d0f4" style:font-style-asian="normal" style:font-style-complex="normal"/>
    </style:style>
    <style:style style:name="P211" style:family="paragraph" style:parent-style-name="Text_20_body" style:list-style-name="L10">
      <style:text-properties fo:font-style="normal" officeooo:rsid="14c1be19" officeooo:paragraph-rsid="14d552e1" style:font-style-asian="normal" style:font-style-complex="normal"/>
    </style:style>
    <style:style style:name="P212" style:family="paragraph" style:parent-style-name="Text_20_body" style:list-style-name="L10">
      <style:text-properties fo:font-style="normal" officeooo:rsid="14d552e1" officeooo:paragraph-rsid="14d552e1" style:font-style-asian="normal" style:font-style-complex="normal"/>
    </style:style>
    <style:style style:name="P213" style:family="paragraph" style:parent-style-name="Text_20_body" style:list-style-name="L16">
      <style:text-properties fo:font-style="normal" officeooo:rsid="0d7362c4" officeooo:paragraph-rsid="151de763" style:font-style-asian="normal" style:font-style-complex="normal"/>
    </style:style>
    <style:style style:name="P214" style:family="paragraph" style:parent-style-name="Text_20_body" style:list-style-name="L18">
      <style:text-properties fo:font-style="normal" officeooo:rsid="0d7362c4" officeooo:paragraph-rsid="1557da55" style:font-style-asian="normal" style:font-style-complex="normal"/>
    </style:style>
    <style:style style:name="P215" style:family="paragraph" style:parent-style-name="Text_20_body" style:list-style-name="L9">
      <style:text-properties fo:font-style="normal" officeooo:rsid="15daf212" officeooo:paragraph-rsid="15daf212" style:font-style-asian="normal" style:font-style-complex="normal"/>
    </style:style>
    <style:style style:name="P216" style:family="paragraph" style:parent-style-name="Text_20_body" style:list-style-name="L21">
      <style:text-properties fo:font-style="normal" officeooo:rsid="15e36a64" officeooo:paragraph-rsid="15e3bb24" style:font-style-asian="normal" style:font-style-complex="normal"/>
    </style:style>
    <style:style style:name="P217" style:family="paragraph" style:parent-style-name="Text_20_body" style:list-style-name="L7">
      <style:text-properties officeooo:paragraph-rsid="14b940c8"/>
    </style:style>
    <style:style style:name="P218" style:family="paragraph" style:parent-style-name="Text_20_body" style:list-style-name="L7">
      <style:text-properties officeooo:paragraph-rsid="1493d7b6"/>
    </style:style>
    <style:style style:name="P219" style:family="paragraph" style:parent-style-name="Text_20_body" style:list-style-name="L7">
      <style:text-properties officeooo:rsid="13dfae71" officeooo:paragraph-rsid="150a85c6"/>
    </style:style>
    <style:style style:name="P220" style:family="paragraph" style:parent-style-name="Text_20_body">
      <style:text-properties officeooo:rsid="13dfae71" officeooo:paragraph-rsid="15e5d7ca"/>
    </style:style>
    <style:style style:name="P221" style:family="paragraph" style:parent-style-name="Text_20_body" style:list-style-name="L11">
      <style:text-properties officeooo:rsid="13747a7c" officeooo:paragraph-rsid="13747a7c"/>
    </style:style>
    <style:style style:name="P222" style:family="paragraph" style:parent-style-name="Text_20_body" style:list-style-name="L11">
      <style:text-properties officeooo:rsid="13744762" officeooo:paragraph-rsid="137c483e"/>
    </style:style>
    <style:style style:name="P223" style:family="paragraph" style:parent-style-name="Text_20_body" style:list-style-name="L12">
      <style:text-properties officeooo:rsid="152a4943" officeooo:paragraph-rsid="152a4943"/>
    </style:style>
    <style:style style:name="P224" style:family="paragraph" style:parent-style-name="Text_20_body">
      <style:text-properties officeooo:rsid="152a4943" officeooo:paragraph-rsid="152a4943"/>
    </style:style>
    <style:style style:name="P225" style:family="paragraph" style:parent-style-name="Text_20_body" style:list-style-name="L13">
      <style:text-properties officeooo:rsid="0d6b7974" officeooo:paragraph-rsid="15171fa3"/>
    </style:style>
    <style:style style:name="P226" style:family="paragraph" style:parent-style-name="Text_20_body" style:list-style-name="L13">
      <style:text-properties officeooo:rsid="153595a2" officeooo:paragraph-rsid="153595a2"/>
    </style:style>
    <style:style style:name="P227" style:family="paragraph" style:parent-style-name="Text_20_body" style:list-style-name="L14">
      <style:text-properties officeooo:rsid="15483f56" officeooo:paragraph-rsid="154cff7b"/>
    </style:style>
    <style:style style:name="P228" style:family="paragraph" style:parent-style-name="Text_20_body" style:list-style-name="L16">
      <style:text-properties officeooo:rsid="0d7d4d88" officeooo:paragraph-rsid="151de763"/>
    </style:style>
    <style:style style:name="P229" style:family="paragraph" style:parent-style-name="Text_20_body" style:list-style-name="L17">
      <style:text-properties officeooo:rsid="0ef2a0a4" officeooo:paragraph-rsid="13841ffc"/>
    </style:style>
    <style:style style:name="P230" style:family="paragraph" style:parent-style-name="Text_20_body" style:list-style-name="L18">
      <style:text-properties officeooo:rsid="0d8d8e27" officeooo:paragraph-rsid="1557da55"/>
    </style:style>
    <style:style style:name="P231" style:family="paragraph" style:parent-style-name="Text_20_body" style:list-style-name="L19">
      <style:text-properties officeooo:paragraph-rsid="1560d405"/>
    </style:style>
    <style:style style:name="P232" style:family="paragraph" style:parent-style-name="Text_20_body" style:list-style-name="L20">
      <style:text-properties officeooo:rsid="0da495f4" officeooo:paragraph-rsid="1560d405"/>
    </style:style>
    <style:style style:name="P233" style:family="paragraph" style:parent-style-name="Text_20_body">
      <style:text-properties officeooo:rsid="139616ba" officeooo:paragraph-rsid="13d0204e"/>
    </style:style>
    <style:style style:name="P234" style:family="paragraph" style:parent-style-name="Text_20_body">
      <style:text-properties officeooo:rsid="137e7779" officeooo:paragraph-rsid="13747a7c"/>
    </style:style>
    <style:style style:name="P235" style:family="paragraph" style:parent-style-name="Text_20_body">
      <style:text-properties officeooo:rsid="0d5148cd" officeooo:paragraph-rsid="15c31d1c"/>
    </style:style>
    <style:style style:name="P236" style:family="paragraph" style:parent-style-name="Text_20_body">
      <style:text-properties officeooo:rsid="1555171b" officeooo:paragraph-rsid="1555171b"/>
    </style:style>
    <style:style style:name="P237" style:family="paragraph" style:parent-style-name="Text_20_body">
      <style:text-properties officeooo:paragraph-rsid="151c9546"/>
    </style:style>
    <style:style style:name="P238" style:family="paragraph" style:parent-style-name="Text_20_body">
      <style:text-properties officeooo:rsid="15ce1b10" officeooo:paragraph-rsid="15ce1b10"/>
    </style:style>
    <style:style style:name="P239" style:family="paragraph" style:parent-style-name="Text_20_body" style:list-style-name="L7">
      <style:text-properties officeooo:rsid="15e29d4f" officeooo:paragraph-rsid="15e29d4f"/>
    </style:style>
    <style:style style:name="T1" style:family="text">
      <style:text-properties fo:font-style="italic" style:font-style-asian="italic" style:font-style-complex="italic"/>
    </style:style>
    <style:style style:name="T2" style:family="text">
      <style:text-properties fo:font-style="italic" officeooo:rsid="1372e044" style:font-style-asian="italic" style:font-style-complex="italic"/>
    </style:style>
    <style:style style:name="T3" style:family="text">
      <style:text-properties fo:font-style="italic" officeooo:rsid="13872726" style:font-style-asian="italic" style:font-style-complex="italic"/>
    </style:style>
    <style:style style:name="T4" style:family="text">
      <style:text-properties fo:font-style="italic" officeooo:rsid="13a2e8e7" style:font-style-asian="italic" style:font-style-complex="italic"/>
    </style:style>
    <style:style style:name="T5" style:family="text">
      <style:text-properties fo:font-style="italic" officeooo:rsid="13af2e8e" style:font-style-asian="italic" style:font-style-complex="italic"/>
    </style:style>
    <style:style style:name="T6" style:family="text">
      <style:text-properties fo:font-style="italic" officeooo:rsid="13bfba44" style:font-style-asian="italic" style:font-style-complex="italic"/>
    </style:style>
    <style:style style:name="T7" style:family="text">
      <style:text-properties fo:font-style="italic" officeooo:rsid="13c158ee" style:font-style-asian="italic" style:font-style-complex="italic"/>
    </style:style>
    <style:style style:name="T8" style:family="text">
      <style:text-properties fo:font-style="italic" officeooo:rsid="13c1df0f" style:font-style-asian="italic" style:font-style-complex="italic"/>
    </style:style>
    <style:style style:name="T9" style:family="text">
      <style:text-properties fo:font-style="italic" officeooo:rsid="13d4c7b9" style:font-style-asian="italic" style:font-style-complex="italic"/>
    </style:style>
    <style:style style:name="T10" style:family="text">
      <style:text-properties fo:font-style="italic" officeooo:rsid="13eb767d" style:font-style-asian="italic" style:font-style-complex="italic"/>
    </style:style>
    <style:style style:name="T11" style:family="text">
      <style:text-properties fo:font-style="italic" officeooo:rsid="13ee209f" style:font-style-asian="italic" style:font-style-complex="italic"/>
    </style:style>
    <style:style style:name="T12" style:family="text">
      <style:text-properties fo:font-style="italic" officeooo:rsid="13f4f2ca" style:font-style-asian="italic" style:font-style-complex="italic"/>
    </style:style>
    <style:style style:name="T13" style:family="text">
      <style:text-properties fo:font-style="italic" officeooo:rsid="138feddf" style:font-style-asian="italic" style:font-style-complex="italic"/>
    </style:style>
    <style:style style:name="T14" style:family="text">
      <style:text-properties fo:font-style="italic" officeooo:rsid="14052f0b" style:font-style-asian="italic" style:font-style-complex="italic"/>
    </style:style>
    <style:style style:name="T15" style:family="text">
      <style:text-properties fo:font-style="italic" officeooo:rsid="141098ec" style:font-style-asian="italic" style:font-style-complex="italic"/>
    </style:style>
    <style:style style:name="T16" style:family="text">
      <style:text-properties fo:font-style="italic" officeooo:rsid="1410b4c0" style:font-style-asian="italic" style:font-style-complex="italic"/>
    </style:style>
    <style:style style:name="T17" style:family="text">
      <style:text-properties fo:font-style="italic" officeooo:rsid="1432d92e" style:font-style-asian="italic" style:font-style-complex="italic"/>
    </style:style>
    <style:style style:name="T18" style:family="text">
      <style:text-properties fo:font-style="italic" officeooo:rsid="144f800e" style:font-style-asian="italic" style:font-style-complex="italic"/>
    </style:style>
    <style:style style:name="T19" style:family="text">
      <style:text-properties fo:font-style="italic" officeooo:rsid="1451c7ed" style:font-style-asian="italic" style:font-style-complex="italic"/>
    </style:style>
    <style:style style:name="T20" style:family="text">
      <style:text-properties fo:font-style="italic" officeooo:rsid="14556d9d" style:font-style-asian="italic" style:font-style-complex="italic"/>
    </style:style>
    <style:style style:name="T21" style:family="text">
      <style:text-properties fo:font-style="italic" officeooo:rsid="14559e4f" style:font-style-asian="italic" style:font-style-complex="italic"/>
    </style:style>
    <style:style style:name="T22" style:family="text">
      <style:text-properties fo:font-style="italic" officeooo:rsid="1455b583" style:font-style-asian="italic" style:font-style-complex="italic"/>
    </style:style>
    <style:style style:name="T23" style:family="text">
      <style:text-properties fo:font-style="italic" officeooo:rsid="145bd1f3" style:font-style-asian="italic" style:font-style-complex="italic"/>
    </style:style>
    <style:style style:name="T24" style:family="text">
      <style:text-properties fo:font-style="italic" officeooo:rsid="147c60b8" style:font-style-asian="italic" style:font-style-complex="italic"/>
    </style:style>
    <style:style style:name="T25" style:family="text">
      <style:text-properties fo:font-style="italic" officeooo:rsid="148032cd" style:font-style-asian="italic" style:font-style-complex="italic"/>
    </style:style>
    <style:style style:name="T26" style:family="text">
      <style:text-properties fo:font-style="italic" officeooo:rsid="1480f287" style:font-style-asian="italic" style:font-style-complex="italic"/>
    </style:style>
    <style:style style:name="T27" style:family="text">
      <style:text-properties fo:font-style="italic" officeooo:rsid="14849a42" style:font-style-asian="italic" style:font-style-complex="italic"/>
    </style:style>
    <style:style style:name="T28" style:family="text">
      <style:text-properties fo:font-style="italic" officeooo:rsid="1484e2ae" style:font-style-asian="italic" style:font-style-complex="italic"/>
    </style:style>
    <style:style style:name="T29" style:family="text">
      <style:text-properties fo:font-style="italic" officeooo:rsid="1499d0f4" style:font-style-asian="italic" style:font-style-complex="italic"/>
    </style:style>
    <style:style style:name="T30" style:family="text">
      <style:text-properties fo:font-style="italic" officeooo:rsid="149cb747" style:font-style-asian="italic" style:font-style-complex="italic"/>
    </style:style>
    <style:style style:name="T31" style:family="text">
      <style:text-properties fo:font-style="italic" officeooo:rsid="14b3ca82" style:font-style-asian="italic" style:font-style-complex="italic"/>
    </style:style>
    <style:style style:name="T32" style:family="text">
      <style:text-properties fo:font-style="italic" officeooo:rsid="14bcbf76" style:font-style-asian="italic" style:font-style-complex="italic"/>
    </style:style>
    <style:style style:name="T33" style:family="text">
      <style:text-properties fo:font-style="italic" officeooo:rsid="14c23509" style:font-style-asian="italic" style:font-style-complex="italic"/>
    </style:style>
    <style:style style:name="T34" style:family="text">
      <style:text-properties fo:font-style="italic" officeooo:rsid="14c32222" style:font-style-asian="italic" style:font-style-complex="italic"/>
    </style:style>
    <style:style style:name="T35" style:family="text">
      <style:text-properties fo:font-style="italic" officeooo:rsid="14c4408b" style:font-style-asian="italic" style:font-style-complex="italic"/>
    </style:style>
    <style:style style:name="T36" style:family="text">
      <style:text-properties fo:font-style="italic" officeooo:rsid="14c6a606" style:font-style-asian="italic" style:font-style-complex="italic"/>
    </style:style>
    <style:style style:name="T37" style:family="text">
      <style:text-properties fo:font-style="italic" officeooo:rsid="14c71bd6" style:font-style-asian="italic" style:font-style-complex="italic"/>
    </style:style>
    <style:style style:name="T38" style:family="text">
      <style:text-properties fo:font-style="italic" officeooo:rsid="14c7d9d5" style:font-style-asian="italic" style:font-style-complex="italic"/>
    </style:style>
    <style:style style:name="T39" style:family="text">
      <style:text-properties fo:font-style="italic" officeooo:rsid="14a5d507" style:font-style-asian="italic" style:font-style-complex="italic"/>
    </style:style>
    <style:style style:name="T40" style:family="text">
      <style:text-properties fo:font-style="italic" officeooo:rsid="14cee7da" style:font-style-asian="italic" style:font-style-complex="italic"/>
    </style:style>
    <style:style style:name="T41" style:family="text">
      <style:text-properties fo:font-style="italic" officeooo:rsid="14d085af" style:font-style-asian="italic" style:font-style-complex="italic"/>
    </style:style>
    <style:style style:name="T42" style:family="text">
      <style:text-properties fo:font-style="italic" officeooo:rsid="14d1055a" style:font-style-asian="italic" style:font-style-complex="italic"/>
    </style:style>
    <style:style style:name="T43" style:family="text">
      <style:text-properties fo:font-style="italic" officeooo:rsid="14d3cce2" style:font-style-asian="italic" style:font-style-complex="italic"/>
    </style:style>
    <style:style style:name="T44" style:family="text">
      <style:text-properties fo:font-style="italic" officeooo:rsid="14d86f1a" style:font-style-asian="italic" style:font-style-complex="italic"/>
    </style:style>
    <style:style style:name="T45" style:family="text">
      <style:text-properties fo:font-style="italic" officeooo:rsid="14dc395c" style:font-style-asian="italic" style:font-style-complex="italic"/>
    </style:style>
    <style:style style:name="T46" style:family="text">
      <style:text-properties fo:font-style="italic" officeooo:rsid="14dedf2c" style:font-style-asian="italic" style:font-style-complex="italic"/>
    </style:style>
    <style:style style:name="T47" style:family="text">
      <style:text-properties fo:font-style="italic" officeooo:rsid="14e02e04" style:font-style-asian="italic" style:font-style-complex="italic"/>
    </style:style>
    <style:style style:name="T48" style:family="text">
      <style:text-properties fo:font-style="italic" officeooo:rsid="14ef52e4" style:font-style-asian="italic" style:font-style-complex="italic"/>
    </style:style>
    <style:style style:name="T49" style:family="text">
      <style:text-properties fo:font-style="italic" officeooo:rsid="14fdf401" style:font-style-asian="italic" style:font-style-complex="italic"/>
    </style:style>
    <style:style style:name="T50" style:family="text">
      <style:text-properties fo:font-style="italic" officeooo:rsid="1501b542" style:font-style-asian="italic" style:font-style-complex="italic"/>
    </style:style>
    <style:style style:name="T51" style:family="text">
      <style:text-properties fo:font-style="italic" officeooo:rsid="15076bc5" style:font-style-asian="italic" style:font-style-complex="italic"/>
    </style:style>
    <style:style style:name="T52" style:family="text">
      <style:text-properties fo:font-style="italic" officeooo:rsid="150a262c" style:font-style-asian="italic" style:font-style-complex="italic"/>
    </style:style>
    <style:style style:name="T53" style:family="text">
      <style:text-properties fo:font-style="italic" officeooo:rsid="150e47db" style:font-style-asian="italic" style:font-style-complex="italic"/>
    </style:style>
    <style:style style:name="T54" style:family="text">
      <style:text-properties fo:font-style="italic" officeooo:rsid="0d7362c4" style:font-style-asian="italic" style:font-style-complex="italic"/>
    </style:style>
    <style:style style:name="T55" style:family="text">
      <style:text-properties fo:font-style="italic" officeooo:rsid="151de763" style:font-style-asian="italic" style:font-style-complex="italic"/>
    </style:style>
    <style:style style:name="T56" style:family="text">
      <style:text-properties fo:font-style="italic" officeooo:rsid="15225bbb" style:font-style-asian="italic" style:font-style-complex="italic"/>
    </style:style>
    <style:style style:name="T57" style:family="text">
      <style:text-properties fo:font-style="italic" officeooo:rsid="0d8d8e27" style:font-style-asian="italic" style:font-style-complex="italic"/>
    </style:style>
    <style:style style:name="T58" style:family="text">
      <style:text-properties fo:font-style="italic" officeooo:rsid="13b3d86b" style:font-style-asian="italic" style:font-style-complex="italic"/>
    </style:style>
    <style:style style:name="T59" style:family="text">
      <style:text-properties fo:font-style="italic" officeooo:rsid="153595a2" style:font-style-asian="italic" style:font-style-complex="italic"/>
    </style:style>
    <style:style style:name="T60" style:family="text">
      <style:text-properties fo:font-style="italic" officeooo:rsid="0d95252a" style:font-style-asian="italic" style:font-style-complex="italic"/>
    </style:style>
    <style:style style:name="T61" style:family="text">
      <style:text-properties fo:font-style="italic" officeooo:rsid="0da36adf" style:font-style-asian="italic" style:font-style-complex="italic"/>
    </style:style>
    <style:style style:name="T62" style:family="text">
      <style:text-properties fo:font-style="italic" officeooo:rsid="0da33562" style:font-style-asian="italic" style:font-style-complex="italic"/>
    </style:style>
    <style:style style:name="T63" style:family="text">
      <style:text-properties fo:font-style="italic" officeooo:rsid="1566966c" style:font-style-asian="italic" style:font-style-complex="italic"/>
    </style:style>
    <style:style style:name="T64" style:family="text">
      <style:text-properties fo:font-style="italic" officeooo:rsid="15686745" style:font-style-asian="italic" style:font-style-complex="italic"/>
    </style:style>
    <style:style style:name="T65" style:family="text">
      <style:text-properties fo:font-style="italic" officeooo:rsid="156eba80" style:font-style-asian="italic" style:font-style-complex="italic"/>
    </style:style>
    <style:style style:name="T66" style:family="text">
      <style:text-properties fo:font-style="italic" officeooo:rsid="1573527a" style:font-style-asian="italic" style:font-style-complex="italic"/>
    </style:style>
    <style:style style:name="T67" style:family="text">
      <style:text-properties fo:font-style="italic" officeooo:rsid="157f8712" style:font-style-asian="italic" style:font-style-complex="italic"/>
    </style:style>
    <style:style style:name="T68" style:family="text">
      <style:text-properties fo:font-style="italic" officeooo:rsid="1569684c" style:font-style-asian="italic" style:font-style-complex="italic"/>
    </style:style>
    <style:style style:name="T69" style:family="text">
      <style:text-properties fo:font-style="italic" officeooo:rsid="158a5fa6" style:font-style-asian="italic" style:font-style-complex="italic"/>
    </style:style>
    <style:style style:name="T70" style:family="text">
      <style:text-properties fo:font-style="italic" officeooo:rsid="158c9be7" style:font-style-asian="italic" style:font-style-complex="italic"/>
    </style:style>
    <style:style style:name="T71" style:family="text">
      <style:text-properties fo:font-style="italic" officeooo:rsid="158e69dd" style:font-style-asian="italic" style:font-style-complex="italic"/>
    </style:style>
    <style:style style:name="T72" style:family="text">
      <style:text-properties fo:font-style="italic" officeooo:rsid="159fbdb8" style:font-style-asian="italic" style:font-style-complex="italic"/>
    </style:style>
    <style:style style:name="T73" style:family="text">
      <style:text-properties fo:font-style="italic" officeooo:rsid="159b55f3" style:font-style-asian="italic" style:font-style-complex="italic"/>
    </style:style>
    <style:style style:name="T74" style:family="text">
      <style:text-properties fo:font-style="italic" officeooo:rsid="15a632a8" style:font-style-asian="italic" style:font-style-complex="italic"/>
    </style:style>
    <style:style style:name="T75" style:family="text">
      <style:text-properties fo:font-style="italic" officeooo:rsid="15a9d437" style:font-style-asian="italic" style:font-style-complex="italic"/>
    </style:style>
    <style:style style:name="T76" style:family="text">
      <style:text-properties fo:font-style="italic" officeooo:rsid="15b3593b" style:font-style-asian="italic" style:font-style-complex="italic"/>
    </style:style>
    <style:style style:name="T77" style:family="text">
      <style:text-properties fo:font-style="italic" officeooo:rsid="15c3c993" style:font-style-asian="italic" style:font-style-complex="italic"/>
    </style:style>
    <style:style style:name="T78" style:family="text">
      <style:text-properties fo:font-style="italic" officeooo:rsid="15cca079" style:font-style-asian="italic" style:font-style-complex="italic"/>
    </style:style>
    <style:style style:name="T79" style:family="text">
      <style:text-properties fo:font-style="italic" officeooo:rsid="15dd9950" style:font-style-asian="italic" style:font-style-complex="italic"/>
    </style:style>
    <style:style style:name="T80" style:family="text">
      <style:text-properties fo:font-style="italic" officeooo:rsid="15e099cb" style:font-style-asian="italic" style:font-style-complex="italic"/>
    </style:style>
    <style:style style:name="T81" style:family="text">
      <style:text-properties fo:font-style="italic" officeooo:rsid="15e5d7ca" style:font-style-asian="italic" style:font-style-complex="italic"/>
    </style:style>
    <style:style style:name="T82" style:family="text">
      <style:text-properties fo:font-style="italic" officeooo:rsid="15e78786" style:font-style-asian="italic" style:font-style-complex="italic"/>
    </style:style>
    <style:style style:name="T83" style:family="text">
      <style:text-properties fo:font-style="italic" officeooo:rsid="15e8ebfe" style:font-style-asian="italic" style:font-style-complex="italic"/>
    </style:style>
    <style:style style:name="T84" style:family="text">
      <style:text-properties fo:font-style="italic" officeooo:rsid="15ee1ed8" style:font-style-asian="italic" style:font-style-complex="italic"/>
    </style:style>
    <style:style style:name="T85" style:family="text">
      <style:text-properties fo:font-style="italic" officeooo:rsid="15ef610b" style:font-style-asian="italic" style:font-style-complex="italic"/>
    </style:style>
    <style:style style:name="T86" style:family="text">
      <style:text-properties fo:font-style="italic" officeooo:rsid="15f8fcc3" style:font-style-asian="italic" style:font-style-complex="italic"/>
    </style:style>
    <style:style style:name="T87" style:family="text">
      <style:text-properties officeooo:rsid="0d8d95db"/>
    </style:style>
    <style:style style:name="T88" style:family="text">
      <style:text-properties officeooo:rsid="0d517b12"/>
    </style:style>
    <style:style style:name="T89" style:family="text">
      <style:text-properties officeooo:rsid="0ef63a92"/>
    </style:style>
    <style:style style:name="T90" style:family="text">
      <style:text-properties officeooo:rsid="0ef71cba"/>
    </style:style>
    <style:style style:name="T91" style:family="text">
      <style:text-properties officeooo:rsid="1372e044"/>
    </style:style>
    <style:style style:name="T92" style:family="text">
      <style:text-properties officeooo:rsid="1373cf1b"/>
    </style:style>
    <style:style style:name="T93" style:family="text">
      <style:text-properties officeooo:rsid="1378da1b"/>
    </style:style>
    <style:style style:name="T94" style:family="text">
      <style:text-properties officeooo:rsid="137a4bab"/>
    </style:style>
    <style:style style:name="T95" style:family="text">
      <style:text-properties officeooo:rsid="1380252b"/>
    </style:style>
    <style:style style:name="T96" style:family="text">
      <style:text-properties officeooo:rsid="1380cdd8"/>
    </style:style>
    <style:style style:name="T97" style:family="text">
      <style:text-properties officeooo:rsid="1380dd5f"/>
    </style:style>
    <style:style style:name="T98" style:family="text">
      <style:text-properties officeooo:rsid="1385d7a5"/>
    </style:style>
    <style:style style:name="T99" style:family="text">
      <style:text-properties officeooo:rsid="13862225"/>
    </style:style>
    <style:style style:name="T100" style:family="text">
      <style:text-properties fo:font-style="normal" style:font-style-asian="normal" style:font-style-complex="normal"/>
    </style:style>
    <style:style style:name="T101" style:family="text">
      <style:text-properties fo:font-style="normal" officeooo:rsid="13872726" style:font-style-asian="normal" style:font-style-complex="normal"/>
    </style:style>
    <style:style style:name="T102" style:family="text">
      <style:text-properties fo:font-style="normal" officeooo:rsid="13aa7f3a" style:font-style-asian="normal" style:font-style-complex="normal"/>
    </style:style>
    <style:style style:name="T103" style:family="text">
      <style:text-properties fo:font-style="normal" officeooo:rsid="13aaf5a2" style:font-style-asian="normal" style:font-style-complex="normal"/>
    </style:style>
    <style:style style:name="T104" style:family="text">
      <style:text-properties fo:font-style="normal" officeooo:rsid="13d4c7b9" style:font-style-asian="normal" style:font-style-complex="normal"/>
    </style:style>
    <style:style style:name="T105" style:family="text">
      <style:text-properties fo:font-style="normal" officeooo:rsid="13a2e8e7" style:font-style-asian="normal" style:font-style-complex="normal"/>
    </style:style>
    <style:style style:name="T106" style:family="text">
      <style:text-properties fo:font-style="normal" officeooo:rsid="13e0540a" style:font-style-asian="normal" style:font-style-complex="normal"/>
    </style:style>
    <style:style style:name="T107" style:family="text">
      <style:text-properties fo:font-style="normal" officeooo:rsid="13e73598" style:font-style-asian="normal" style:font-style-complex="normal"/>
    </style:style>
    <style:style style:name="T108" style:family="text">
      <style:text-properties fo:font-style="normal" officeooo:rsid="13e8c8b5" style:font-style-asian="normal" style:font-style-complex="normal"/>
    </style:style>
    <style:style style:name="T109" style:family="text">
      <style:text-properties fo:font-style="normal" officeooo:rsid="14052f0b" style:font-style-asian="normal" style:font-style-complex="normal"/>
    </style:style>
    <style:style style:name="T110" style:family="text">
      <style:text-properties fo:font-style="normal" officeooo:rsid="14089d92" style:font-style-asian="normal" style:font-style-complex="normal"/>
    </style:style>
    <style:style style:name="T111" style:family="text">
      <style:text-properties fo:font-style="normal" officeooo:rsid="1406befc" style:font-style-asian="normal" style:font-style-complex="normal"/>
    </style:style>
    <style:style style:name="T112" style:family="text">
      <style:text-properties fo:font-style="normal" officeooo:rsid="140e37fc" style:font-style-asian="normal" style:font-style-complex="normal"/>
    </style:style>
    <style:style style:name="T113" style:family="text">
      <style:text-properties fo:font-style="normal" officeooo:rsid="14217f82" style:font-style-asian="normal" style:font-style-complex="normal"/>
    </style:style>
    <style:style style:name="T114" style:family="text">
      <style:text-properties fo:font-style="normal" officeooo:rsid="142220b4" style:font-style-asian="normal" style:font-style-complex="normal"/>
    </style:style>
    <style:style style:name="T115" style:family="text">
      <style:text-properties fo:font-style="normal" officeooo:rsid="14245229" style:font-style-asian="normal" style:font-style-complex="normal"/>
    </style:style>
    <style:style style:name="T116" style:family="text">
      <style:text-properties fo:font-style="normal" officeooo:rsid="14256af6" style:font-style-asian="normal" style:font-style-complex="normal"/>
    </style:style>
    <style:style style:name="T117" style:family="text">
      <style:text-properties fo:font-style="normal" officeooo:rsid="1427ea5d" style:font-style-asian="normal" style:font-style-complex="normal"/>
    </style:style>
    <style:style style:name="T118" style:family="text">
      <style:text-properties fo:font-style="normal" officeooo:rsid="13b10cbc" style:font-style-asian="normal" style:font-style-complex="normal"/>
    </style:style>
    <style:style style:name="T119" style:family="text">
      <style:text-properties fo:font-style="normal" officeooo:rsid="148032cd" style:font-style-asian="normal" style:font-style-complex="normal"/>
    </style:style>
    <style:style style:name="T120" style:family="text">
      <style:text-properties fo:font-style="normal" officeooo:rsid="1493d7b6" style:font-style-asian="normal" style:font-style-complex="normal"/>
    </style:style>
    <style:style style:name="T121" style:family="text">
      <style:text-properties fo:font-style="normal" officeooo:rsid="14a2bfb5" style:font-style-asian="normal" style:font-style-complex="normal"/>
    </style:style>
    <style:style style:name="T122" style:family="text">
      <style:text-properties fo:font-style="normal" officeooo:rsid="14a46d87" style:font-style-asian="normal" style:font-style-complex="normal"/>
    </style:style>
    <style:style style:name="T123" style:family="text">
      <style:text-properties fo:font-style="normal" officeooo:rsid="14a6d53d" style:font-style-asian="normal" style:font-style-complex="normal"/>
    </style:style>
    <style:style style:name="T124" style:family="text">
      <style:text-properties fo:font-style="normal" officeooo:rsid="14ab6b2d" style:font-style-asian="normal" style:font-style-complex="normal"/>
    </style:style>
    <style:style style:name="T125" style:family="text">
      <style:text-properties fo:font-style="normal" officeooo:rsid="14ad1703" style:font-style-asian="normal" style:font-style-complex="normal"/>
    </style:style>
    <style:style style:name="T126" style:family="text">
      <style:text-properties fo:font-style="normal" officeooo:rsid="14b49fa1" style:font-style-asian="normal" style:font-style-complex="normal"/>
    </style:style>
    <style:style style:name="T127" style:family="text">
      <style:text-properties fo:font-style="normal" officeooo:rsid="14b621cc" style:font-style-asian="normal" style:font-style-complex="normal"/>
    </style:style>
    <style:style style:name="T128" style:family="text">
      <style:text-properties fo:font-style="normal" officeooo:rsid="14b67b94" style:font-style-asian="normal" style:font-style-complex="normal"/>
    </style:style>
    <style:style style:name="T129" style:family="text">
      <style:text-properties fo:font-style="normal" officeooo:rsid="14cc04be" style:font-style-asian="normal" style:font-style-complex="normal"/>
    </style:style>
    <style:style style:name="T130" style:family="text">
      <style:text-properties fo:font-style="normal" officeooo:rsid="14cdc681" style:font-style-asian="normal" style:font-style-complex="normal"/>
    </style:style>
    <style:style style:name="T131" style:family="text">
      <style:text-properties fo:font-style="normal" officeooo:rsid="14d9ab12" style:font-style-asian="normal" style:font-style-complex="normal"/>
    </style:style>
    <style:style style:name="T132" style:family="text">
      <style:text-properties fo:font-style="normal" officeooo:rsid="14dc395c" style:font-style-asian="normal" style:font-style-complex="normal"/>
    </style:style>
    <style:style style:name="T133" style:family="text">
      <style:text-properties fo:font-style="normal" officeooo:rsid="14debc6e" style:font-style-asian="normal" style:font-style-complex="normal"/>
    </style:style>
    <style:style style:name="T134" style:family="text">
      <style:text-properties fo:font-style="normal" officeooo:rsid="14e779ca" style:font-style-asian="normal" style:font-style-complex="normal"/>
    </style:style>
    <style:style style:name="T135" style:family="text">
      <style:text-properties fo:font-style="normal" officeooo:rsid="14e9928b" style:font-style-asian="normal" style:font-style-complex="normal"/>
    </style:style>
    <style:style style:name="T136" style:family="text">
      <style:text-properties fo:font-style="normal" officeooo:rsid="14e9daa0" style:font-style-asian="normal" style:font-style-complex="normal"/>
    </style:style>
    <style:style style:name="T137" style:family="text">
      <style:text-properties fo:font-style="normal" officeooo:rsid="14eb4a17" style:font-style-asian="normal" style:font-style-complex="normal"/>
    </style:style>
    <style:style style:name="T138" style:family="text">
      <style:text-properties fo:font-style="normal" officeooo:rsid="1501b542" style:font-style-asian="normal" style:font-style-complex="normal"/>
    </style:style>
    <style:style style:name="T139" style:family="text">
      <style:text-properties fo:font-style="normal" officeooo:rsid="150a85c6" style:font-style-asian="normal" style:font-style-complex="normal"/>
    </style:style>
    <style:style style:name="T140" style:family="text">
      <style:text-properties fo:font-style="normal" officeooo:rsid="0d52cc2c" style:font-style-asian="normal" style:font-style-complex="normal"/>
    </style:style>
    <style:style style:name="T141" style:family="text">
      <style:text-properties fo:font-style="normal" officeooo:rsid="0d86e289" style:font-style-asian="normal" style:font-style-complex="normal"/>
    </style:style>
    <style:style style:name="T142" style:family="text">
      <style:text-properties fo:font-style="normal" officeooo:rsid="15126135" style:font-style-asian="normal" style:font-style-complex="normal"/>
    </style:style>
    <style:style style:name="T143" style:family="text">
      <style:text-properties fo:font-style="normal" officeooo:rsid="1513da19" style:font-style-asian="normal" style:font-style-complex="normal"/>
    </style:style>
    <style:style style:name="T144" style:family="text">
      <style:text-properties fo:font-style="normal" officeooo:rsid="0d7362c4" style:font-style-asian="normal" style:font-style-complex="normal"/>
    </style:style>
    <style:style style:name="T145" style:family="text">
      <style:text-properties fo:font-style="normal" officeooo:rsid="151de763" style:font-style-asian="normal" style:font-style-complex="normal"/>
    </style:style>
    <style:style style:name="T146" style:family="text">
      <style:text-properties fo:font-style="normal" officeooo:rsid="15276c48" style:font-style-asian="normal" style:font-style-complex="normal"/>
    </style:style>
    <style:style style:name="T147" style:family="text">
      <style:text-properties fo:font-style="normal" officeooo:rsid="142de129" style:font-style-asian="normal" style:font-style-complex="normal"/>
    </style:style>
    <style:style style:name="T148" style:family="text">
      <style:text-properties fo:font-style="normal" officeooo:rsid="1432d92e" style:font-style-asian="normal" style:font-style-complex="normal"/>
    </style:style>
    <style:style style:name="T149" style:family="text">
      <style:text-properties fo:font-style="normal" officeooo:rsid="152d5918" style:font-style-asian="normal" style:font-style-complex="normal"/>
    </style:style>
    <style:style style:name="T150" style:family="text">
      <style:text-properties fo:font-style="normal" officeooo:rsid="152ebd51" style:font-style-asian="normal" style:font-style-complex="normal"/>
    </style:style>
    <style:style style:name="T151" style:family="text">
      <style:text-properties fo:font-style="normal" officeooo:rsid="152fb8ff" style:font-style-asian="normal" style:font-style-complex="normal"/>
    </style:style>
    <style:style style:name="T152" style:family="text">
      <style:text-properties fo:font-style="normal" officeooo:rsid="152fc742" style:font-style-asian="normal" style:font-style-complex="normal"/>
    </style:style>
    <style:style style:name="T153" style:family="text">
      <style:text-properties fo:font-style="normal" officeooo:rsid="1536cfd8" style:font-style-asian="normal" style:font-style-complex="normal"/>
    </style:style>
    <style:style style:name="T154" style:family="text">
      <style:text-properties fo:font-style="normal" officeooo:rsid="13eb767d" style:font-style-asian="normal" style:font-style-complex="normal"/>
    </style:style>
    <style:style style:name="T155" style:family="text">
      <style:text-properties fo:font-style="normal" officeooo:rsid="13ee209f" style:font-style-asian="normal" style:font-style-complex="normal"/>
    </style:style>
    <style:style style:name="T156" style:family="text">
      <style:text-properties fo:font-style="normal" officeooo:rsid="14c8ad01" style:font-style-asian="normal" style:font-style-complex="normal"/>
    </style:style>
    <style:style style:name="T157" style:family="text">
      <style:text-properties fo:font-style="normal" officeooo:rsid="1410b4c0" style:font-style-asian="normal" style:font-style-complex="normal"/>
    </style:style>
    <style:style style:name="T158" style:family="text">
      <style:text-properties fo:font-style="normal" officeooo:rsid="1479a677" style:font-style-asian="normal" style:font-style-complex="normal"/>
    </style:style>
    <style:style style:name="T159" style:family="text">
      <style:text-properties fo:font-style="normal" officeooo:rsid="14c4408b" style:font-style-asian="normal" style:font-style-complex="normal"/>
    </style:style>
    <style:style style:name="T160" style:family="text">
      <style:text-properties fo:font-style="normal" officeooo:rsid="15686745" style:font-style-asian="normal" style:font-style-complex="normal"/>
    </style:style>
    <style:style style:name="T161" style:family="text">
      <style:text-properties fo:font-style="normal" officeooo:rsid="14ca826f" style:font-style-asian="normal" style:font-style-complex="normal"/>
    </style:style>
    <style:style style:name="T162" style:family="text">
      <style:text-properties fo:font-style="normal" officeooo:rsid="1566966c" style:font-style-asian="normal" style:font-style-complex="normal"/>
    </style:style>
    <style:style style:name="T163" style:family="text">
      <style:text-properties fo:font-style="normal" officeooo:rsid="149f0d33" style:font-style-asian="normal" style:font-style-complex="normal"/>
    </style:style>
    <style:style style:name="T164" style:family="text">
      <style:text-properties fo:font-style="normal" officeooo:rsid="1482ee20" style:font-style-asian="normal" style:font-style-complex="normal"/>
    </style:style>
    <style:style style:name="T165" style:family="text">
      <style:text-properties fo:font-style="normal" officeooo:rsid="149ff21f" style:font-style-asian="normal" style:font-style-complex="normal"/>
    </style:style>
    <style:style style:name="T166" style:family="text">
      <style:text-properties fo:font-style="normal" officeooo:rsid="14c8ada9" style:font-style-asian="normal" style:font-style-complex="normal"/>
    </style:style>
    <style:style style:name="T167" style:family="text">
      <style:text-properties fo:font-style="normal" officeooo:rsid="13af2e8e" style:font-style-asian="normal" style:font-style-complex="normal"/>
    </style:style>
    <style:style style:name="T168" style:family="text">
      <style:text-properties fo:font-style="normal" officeooo:rsid="1573527a" style:font-style-asian="normal" style:font-style-complex="normal"/>
    </style:style>
    <style:style style:name="T169" style:family="text">
      <style:text-properties fo:font-style="normal" officeooo:rsid="1574f393" style:font-style-asian="normal" style:font-style-complex="normal"/>
    </style:style>
    <style:style style:name="T170" style:family="text">
      <style:text-properties fo:font-style="normal" officeooo:rsid="145bd1f3" style:font-style-asian="normal" style:font-style-complex="normal"/>
    </style:style>
    <style:style style:name="T171" style:family="text">
      <style:text-properties fo:font-style="normal" officeooo:rsid="14c4008e" style:font-style-asian="normal" style:font-style-complex="normal"/>
    </style:style>
    <style:style style:name="T172" style:family="text">
      <style:text-properties fo:font-style="normal" officeooo:rsid="15808ecc" style:font-style-asian="normal" style:font-style-complex="normal"/>
    </style:style>
    <style:style style:name="T173" style:family="text">
      <style:text-properties fo:font-style="normal" officeooo:rsid="157f8712" style:font-style-asian="normal" style:font-style-complex="normal"/>
    </style:style>
    <style:style style:name="T174" style:family="text">
      <style:text-properties fo:font-style="normal" officeooo:rsid="15954898" style:font-style-asian="normal" style:font-style-complex="normal"/>
    </style:style>
    <style:style style:name="T175" style:family="text">
      <style:text-properties fo:font-style="normal" officeooo:rsid="159c0fb7" style:font-style-asian="normal" style:font-style-complex="normal"/>
    </style:style>
    <style:style style:name="T176" style:family="text">
      <style:text-properties fo:font-style="normal" officeooo:rsid="15a1504c" style:font-style-asian="normal" style:font-style-complex="normal"/>
    </style:style>
    <style:style style:name="T177" style:family="text">
      <style:text-properties fo:font-style="normal" officeooo:rsid="159b55f3" style:font-style-asian="normal" style:font-style-complex="normal"/>
    </style:style>
    <style:style style:name="T178" style:family="text">
      <style:text-properties fo:font-style="normal" officeooo:rsid="15b04497" style:font-style-asian="normal" style:font-style-complex="normal"/>
    </style:style>
    <style:style style:name="T179" style:family="text">
      <style:text-properties fo:font-style="normal" officeooo:rsid="15b53080" style:font-style-asian="normal" style:font-style-complex="normal"/>
    </style:style>
    <style:style style:name="T180" style:family="text">
      <style:text-properties fo:font-style="normal" officeooo:rsid="150e47db" style:font-style-asian="normal" style:font-style-complex="normal"/>
    </style:style>
    <style:style style:name="T181" style:family="text">
      <style:text-properties fo:font-style="normal" officeooo:rsid="15c31d1c" style:font-style-asian="normal" style:font-style-complex="normal"/>
    </style:style>
    <style:style style:name="T182" style:family="text">
      <style:text-properties fo:font-style="normal" officeooo:rsid="15c4742f" style:font-style-asian="normal" style:font-style-complex="normal"/>
    </style:style>
    <style:style style:name="T183" style:family="text">
      <style:text-properties fo:font-style="normal" officeooo:rsid="15daf212" style:font-style-asian="normal" style:font-style-complex="normal"/>
    </style:style>
    <style:style style:name="T184" style:family="text">
      <style:text-properties fo:font-style="normal" officeooo:rsid="15db31d1" style:font-style-asian="normal" style:font-style-complex="normal"/>
    </style:style>
    <style:style style:name="T185" style:family="text">
      <style:text-properties fo:font-style="normal" officeooo:rsid="15df2d73" style:font-style-asian="normal" style:font-style-complex="normal"/>
    </style:style>
    <style:style style:name="T186" style:family="text">
      <style:text-properties fo:font-style="normal" officeooo:rsid="15e36a64" style:font-style-asian="normal" style:font-style-complex="normal"/>
    </style:style>
    <style:style style:name="T187" style:family="text">
      <style:text-properties fo:font-style="normal" officeooo:rsid="15e563f4" style:font-style-asian="normal" style:font-style-complex="normal"/>
    </style:style>
    <style:style style:name="T188" style:family="text">
      <style:text-properties fo:font-style="normal" officeooo:rsid="15e5d7ca" style:font-style-asian="normal" style:font-style-complex="normal"/>
    </style:style>
    <style:style style:name="T189" style:family="text">
      <style:text-properties fo:font-style="normal" officeooo:rsid="15ee1ed8" style:font-style-asian="normal" style:font-style-complex="normal"/>
    </style:style>
    <style:style style:name="T190" style:family="text">
      <style:text-properties fo:font-style="normal" officeooo:rsid="15f101ee" style:font-style-asian="normal" style:font-style-complex="normal"/>
    </style:style>
    <style:style style:name="T191" style:family="text">
      <style:text-properties officeooo:rsid="138feddf"/>
    </style:style>
    <style:style style:name="T192" style:family="text">
      <style:text-properties officeooo:rsid="1397fcab"/>
    </style:style>
    <style:style style:name="T193" style:family="text">
      <style:text-properties officeooo:rsid="1398ba78"/>
    </style:style>
    <style:style style:name="T194" style:family="text">
      <style:text-properties officeooo:rsid="0106c0b3"/>
    </style:style>
    <style:style style:name="T195" style:family="text">
      <style:text-properties officeooo:rsid="13a2e8e7"/>
    </style:style>
    <style:style style:name="T196" style:family="text">
      <style:text-properties officeooo:rsid="13a88f29"/>
    </style:style>
    <style:style style:name="T197" style:family="text">
      <style:text-properties officeooo:rsid="13ae7b24"/>
    </style:style>
    <style:style style:name="T198" style:family="text">
      <style:text-properties officeooo:rsid="13b10cbc"/>
    </style:style>
    <style:style style:name="T199" style:family="text">
      <style:text-properties officeooo:rsid="13b3d86b"/>
    </style:style>
    <style:style style:name="T200" style:family="text">
      <style:text-properties officeooo:rsid="13bfba44"/>
    </style:style>
    <style:style style:name="T201" style:family="text">
      <style:text-properties officeooo:rsid="13c1df0f"/>
    </style:style>
    <style:style style:name="T202" style:family="text">
      <style:text-properties officeooo:rsid="13c7b16f"/>
    </style:style>
    <style:style style:name="T203" style:family="text">
      <style:text-properties officeooo:rsid="13d24af3"/>
    </style:style>
    <style:style style:name="T204" style:family="text">
      <style:text-properties officeooo:rsid="13d33bcc"/>
    </style:style>
    <style:style style:name="T205" style:family="text">
      <style:text-properties officeooo:rsid="13d7cb84"/>
    </style:style>
    <style:style style:name="T206" style:family="text">
      <style:text-properties officeooo:rsid="13dbe37e"/>
    </style:style>
    <style:style style:name="T207" style:family="text">
      <style:text-properties officeooo:rsid="13dcc169"/>
    </style:style>
    <style:style style:name="T208" style:family="text">
      <style:text-properties officeooo:rsid="13eab827"/>
    </style:style>
    <style:style style:name="T209" style:family="text">
      <style:text-properties officeooo:rsid="13f156cf"/>
    </style:style>
    <style:style style:name="T210" style:family="text">
      <style:text-properties officeooo:rsid="13f6ec86"/>
    </style:style>
    <style:style style:name="T211" style:family="text">
      <style:text-properties officeooo:rsid="1403a14e"/>
    </style:style>
    <style:style style:name="T212" style:family="text">
      <style:text-properties officeooo:rsid="14052f0b"/>
    </style:style>
    <style:style style:name="T213" style:family="text">
      <style:text-properties officeooo:rsid="140e5cf0"/>
    </style:style>
    <style:style style:name="T214" style:family="text">
      <style:text-properties officeooo:rsid="141098ec"/>
    </style:style>
    <style:style style:name="T215" style:family="text">
      <style:text-properties officeooo:rsid="1410b4c0"/>
    </style:style>
    <style:style style:name="T216" style:family="text">
      <style:text-properties officeooo:rsid="1411859a"/>
    </style:style>
    <style:style style:name="T217" style:family="text">
      <style:text-properties officeooo:rsid="1411b641"/>
    </style:style>
    <style:style style:name="T218" style:family="text">
      <style:text-properties officeooo:rsid="141f9a46"/>
    </style:style>
    <style:style style:name="T219" style:family="text">
      <style:text-properties officeooo:rsid="14386d6b"/>
    </style:style>
    <style:style style:name="T220" style:family="text">
      <style:text-properties officeooo:rsid="14400940"/>
    </style:style>
    <style:style style:name="T221" style:family="text">
      <style:text-properties officeooo:rsid="144153b3"/>
    </style:style>
    <style:style style:name="T222" style:family="text">
      <style:text-properties officeooo:rsid="14449ec4"/>
    </style:style>
    <style:style style:name="T223" style:family="text">
      <style:text-properties officeooo:rsid="144773ad"/>
    </style:style>
    <style:style style:name="T224" style:family="text">
      <style:text-properties officeooo:rsid="1448a935"/>
    </style:style>
    <style:style style:name="T225" style:family="text">
      <style:text-properties officeooo:rsid="144b94c5"/>
    </style:style>
    <style:style style:name="T226" style:family="text">
      <style:text-properties officeooo:rsid="145ed598"/>
    </style:style>
    <style:style style:name="T227" style:family="text">
      <style:text-properties officeooo:rsid="14607a56"/>
    </style:style>
    <style:style style:name="T228" style:family="text">
      <style:text-properties officeooo:rsid="14646a41"/>
    </style:style>
    <style:style style:name="T229" style:family="text">
      <style:text-properties officeooo:rsid="14669565"/>
    </style:style>
    <style:style style:name="T230" style:family="text">
      <style:text-properties officeooo:rsid="146b3494"/>
    </style:style>
    <style:style style:name="T231" style:family="text">
      <style:text-properties officeooo:rsid="146d1039"/>
    </style:style>
    <style:style style:name="T232" style:family="text">
      <style:text-properties officeooo:rsid="146ec670"/>
    </style:style>
    <style:style style:name="T233" style:family="text">
      <style:text-properties officeooo:rsid="1473ee5f"/>
    </style:style>
    <style:style style:name="T234" style:family="text">
      <style:text-properties officeooo:rsid="14763bfa"/>
    </style:style>
    <style:style style:name="T235" style:family="text">
      <style:text-properties officeooo:rsid="14851ed8"/>
    </style:style>
    <style:style style:name="T236" style:family="text">
      <style:text-properties officeooo:rsid="1486dacd"/>
    </style:style>
    <style:style style:name="T237" style:family="text">
      <style:text-properties officeooo:rsid="148d1545"/>
    </style:style>
    <style:style style:name="T238" style:family="text">
      <style:text-properties officeooo:rsid="149132cf"/>
    </style:style>
    <style:style style:name="T239" style:family="text">
      <style:text-properties officeooo:rsid="1499d0f4"/>
    </style:style>
    <style:style style:name="T240" style:family="text">
      <style:text-properties officeooo:rsid="149cb747"/>
    </style:style>
    <style:style style:name="T241" style:family="text">
      <style:text-properties officeooo:rsid="14a5d507"/>
    </style:style>
    <style:style style:name="T242" style:family="text">
      <style:text-properties officeooo:rsid="14a6e56f"/>
    </style:style>
    <style:style style:name="T243" style:family="text">
      <style:text-properties officeooo:rsid="14b3ca82"/>
    </style:style>
    <style:style style:name="T244" style:family="text">
      <style:text-properties officeooo:rsid="14b621cc"/>
    </style:style>
    <style:style style:name="T245" style:family="text">
      <style:text-properties fo:language="en" fo:country="US" fo:font-style="normal" officeooo:rsid="14b67b94" style:font-style-asian="normal" style:font-style-complex="normal"/>
    </style:style>
    <style:style style:name="T246" style:family="text">
      <style:text-properties fo:language="en" fo:country="US" fo:font-style="normal" officeooo:rsid="14b79b6f" style:font-style-asian="normal" style:font-style-complex="normal"/>
    </style:style>
    <style:style style:name="T247" style:family="text">
      <style:text-properties fo:language="cs" fo:country="CZ" fo:font-style="normal" officeooo:rsid="14b79b6f" style:font-style-asian="normal" style:font-style-complex="normal"/>
    </style:style>
    <style:style style:name="T248" style:family="text">
      <style:text-properties fo:language="cs" fo:country="CZ" fo:font-style="normal" officeooo:rsid="1493d7b6" style:font-style-asian="normal" style:font-style-complex="normal"/>
    </style:style>
    <style:style style:name="T249" style:family="text">
      <style:text-properties fo:language="cs" fo:country="CZ" fo:font-style="normal" officeooo:rsid="14b940c8" style:font-style-asian="normal" style:font-style-complex="normal"/>
    </style:style>
    <style:style style:name="T250" style:family="text">
      <style:text-properties fo:language="cs" fo:country="CZ" fo:font-style="normal" officeooo:rsid="14bb1828" style:font-style-asian="normal" style:font-style-complex="normal"/>
    </style:style>
    <style:style style:name="T251" style:family="text">
      <style:text-properties fo:language="cs" fo:country="CZ" fo:font-style="normal" officeooo:rsid="14bf8bc4" style:font-style-asian="normal" style:font-style-complex="normal"/>
    </style:style>
    <style:style style:name="T252" style:family="text">
      <style:text-properties fo:language="cs" fo:country="CZ" fo:font-style="normal" officeooo:rsid="15954898" style:font-style-asian="normal" style:font-style-complex="normal"/>
    </style:style>
    <style:style style:name="T253" style:family="text">
      <style:text-properties fo:language="cs" fo:country="CZ" officeooo:rsid="15954898"/>
    </style:style>
    <style:style style:name="T254" style:family="text">
      <style:text-properties officeooo:rsid="14bdd348"/>
    </style:style>
    <style:style style:name="T255" style:family="text">
      <style:text-properties officeooo:rsid="14d552e1"/>
    </style:style>
    <style:style style:name="T256" style:family="text">
      <style:text-properties officeooo:rsid="14d9ab12"/>
    </style:style>
    <style:style style:name="T257" style:family="text">
      <style:text-properties officeooo:rsid="14db0b0e"/>
    </style:style>
    <style:style style:name="T258" style:family="text">
      <style:text-properties officeooo:rsid="14de33db"/>
    </style:style>
    <style:style style:name="T259" style:family="text">
      <style:text-properties officeooo:rsid="14debc6e"/>
    </style:style>
    <style:style style:name="T260" style:family="text">
      <style:text-properties officeooo:rsid="14e10e7b"/>
    </style:style>
    <style:style style:name="T261" style:family="text">
      <style:text-properties officeooo:rsid="14e2db8d"/>
    </style:style>
    <style:style style:name="T262" style:family="text">
      <style:text-properties officeooo:rsid="14e4925d"/>
    </style:style>
    <style:style style:name="T263" style:family="text">
      <style:text-properties officeooo:rsid="14e5ca45"/>
    </style:style>
    <style:style style:name="T264" style:family="text">
      <style:text-properties officeooo:rsid="14e779ca"/>
    </style:style>
    <style:style style:name="T265" style:family="text">
      <style:text-properties officeooo:rsid="14e8fab9"/>
    </style:style>
    <style:style style:name="T266" style:family="text">
      <style:text-properties officeooo:rsid="14eb4a17"/>
    </style:style>
    <style:style style:name="T267" style:family="text">
      <style:text-properties officeooo:rsid="14edaaad"/>
    </style:style>
    <style:style style:name="T268" style:family="text">
      <style:text-properties officeooo:rsid="14ef52e4"/>
    </style:style>
    <style:style style:name="T269" style:family="text">
      <style:text-properties officeooo:rsid="14f507b1"/>
    </style:style>
    <style:style style:name="T270" style:family="text">
      <style:text-properties officeooo:rsid="14f54ff5"/>
    </style:style>
    <style:style style:name="T271" style:family="text">
      <style:text-properties officeooo:rsid="14f6d9f7"/>
    </style:style>
    <style:style style:name="T272" style:family="text">
      <style:text-properties officeooo:rsid="14f79117"/>
    </style:style>
    <style:style style:name="T273" style:family="text">
      <style:text-properties officeooo:rsid="14f8118f"/>
    </style:style>
    <style:style style:name="T274" style:family="text">
      <style:text-properties officeooo:rsid="14fa473a"/>
    </style:style>
    <style:style style:name="T275" style:family="text">
      <style:text-properties officeooo:rsid="14fdf401"/>
    </style:style>
    <style:style style:name="T276" style:family="text">
      <style:text-properties officeooo:rsid="14fed395"/>
    </style:style>
    <style:style style:name="T277" style:family="text">
      <style:text-properties officeooo:rsid="14ffc55e"/>
    </style:style>
    <style:style style:name="T278" style:family="text">
      <style:text-properties officeooo:rsid="1501b542"/>
    </style:style>
    <style:style style:name="T279" style:family="text">
      <style:text-properties officeooo:rsid="150372f9"/>
    </style:style>
    <style:style style:name="T280" style:family="text">
      <style:text-properties officeooo:rsid="1505ba80"/>
    </style:style>
    <style:style style:name="T281" style:family="text">
      <style:text-properties officeooo:rsid="0df3a6d2"/>
    </style:style>
    <style:style style:name="T282" style:family="text">
      <style:text-properties officeooo:rsid="0dad2858"/>
    </style:style>
    <style:style style:name="T283" style:family="text">
      <style:text-properties officeooo:rsid="0d729a0b"/>
    </style:style>
    <style:style style:name="T284" style:family="text">
      <style:text-properties officeooo:rsid="15171fa3"/>
    </style:style>
    <style:style style:name="T285" style:family="text">
      <style:text-properties officeooo:rsid="0d827d58"/>
    </style:style>
    <style:style style:name="T286" style:family="text">
      <style:text-properties officeooo:rsid="0d8d8e27"/>
    </style:style>
    <style:style style:name="T287" style:family="text">
      <style:text-properties officeooo:rsid="152fd045"/>
    </style:style>
    <style:style style:name="T288" style:family="text">
      <style:text-properties officeooo:rsid="15303cda"/>
    </style:style>
    <style:style style:name="T289" style:family="text">
      <style:text-properties officeooo:rsid="153368b9"/>
    </style:style>
    <style:style style:name="T290" style:family="text">
      <style:text-properties officeooo:rsid="15345bfd"/>
    </style:style>
    <style:style style:name="T291" style:family="text">
      <style:text-properties officeooo:rsid="15352b3d"/>
    </style:style>
    <style:style style:name="T292" style:family="text">
      <style:text-properties officeooo:rsid="15392f4e"/>
    </style:style>
    <style:style style:name="T293" style:family="text">
      <style:text-properties officeooo:rsid="153e48e2"/>
    </style:style>
    <style:style style:name="T294" style:family="text">
      <style:text-properties officeooo:rsid="15400a75"/>
    </style:style>
    <style:style style:name="T295" style:family="text">
      <style:text-properties officeooo:rsid="15412d69"/>
    </style:style>
    <style:style style:name="T296" style:family="text">
      <style:text-properties officeooo:rsid="15430465"/>
    </style:style>
    <style:style style:name="T297" style:family="text">
      <style:text-properties officeooo:rsid="15469b37"/>
    </style:style>
    <style:style style:name="T298" style:family="text">
      <style:text-properties officeooo:rsid="15483f56"/>
    </style:style>
    <style:style style:name="T299" style:family="text">
      <style:text-properties officeooo:rsid="154f07fb"/>
    </style:style>
    <style:style style:name="T300" style:family="text">
      <style:text-properties style:text-line-through-style="none" style:text-line-through-type="none"/>
    </style:style>
    <style:style style:name="T301" style:family="text">
      <style:text-properties style:text-line-through-style="none" style:text-line-through-type="none" officeooo:rsid="15548f20"/>
    </style:style>
    <style:style style:name="T302" style:family="text">
      <style:text-properties style:text-line-through-style="none" style:text-line-through-type="none" officeooo:rsid="15561d3b"/>
    </style:style>
    <style:style style:name="T303" style:family="text">
      <style:text-properties style:text-line-through-style="none" style:text-line-through-type="none" fo:font-style="italic" officeooo:rsid="15548f20" style:font-style-asian="italic" style:font-style-complex="italic"/>
    </style:style>
    <style:style style:name="T304" style:family="text">
      <style:text-properties style:text-line-through-style="none" style:text-line-through-type="none" fo:font-style="italic" officeooo:rsid="15566d61" style:font-style-asian="italic" style:font-style-complex="italic"/>
    </style:style>
    <style:style style:name="T305" style:family="text">
      <style:text-properties style:text-line-through-style="none" style:text-line-through-type="none" fo:font-style="italic" officeooo:rsid="15c5cee1" style:font-style-asian="italic" style:font-style-complex="italic"/>
    </style:style>
    <style:style style:name="T306" style:family="text">
      <style:text-properties style:text-line-through-style="none" style:text-line-through-type="none" fo:font-style="normal" officeooo:rsid="15566d61" style:font-style-asian="normal" style:font-style-complex="normal"/>
    </style:style>
    <style:style style:name="T307" style:family="text">
      <style:text-properties style:text-line-through-style="none" style:text-line-through-type="none" fo:font-style="normal" officeooo:rsid="15db31d1" style:font-style-asian="normal" style:font-style-complex="normal"/>
    </style:style>
    <style:style style:name="T308" style:family="text">
      <style:text-properties style:text-line-through-style="none" style:text-line-through-type="none" officeooo:rsid="15c5cee1"/>
    </style:style>
    <style:style style:name="T309" style:family="text">
      <style:text-properties style:text-line-through-style="none" style:text-line-through-type="none" officeooo:rsid="15c7390a"/>
    </style:style>
    <style:style style:name="T310" style:family="text">
      <style:text-properties style:text-line-through-style="none" style:text-line-through-type="none" officeooo:rsid="15c86cac"/>
    </style:style>
    <style:style style:name="T311" style:family="text">
      <style:text-properties officeooo:rsid="0d7362c4"/>
    </style:style>
    <style:style style:name="T312" style:family="text">
      <style:text-properties officeooo:rsid="155cc408"/>
    </style:style>
    <style:style style:name="T313" style:family="text">
      <style:text-properties officeooo:rsid="0d9379a6"/>
    </style:style>
    <style:style style:name="T314" style:family="text">
      <style:text-properties officeooo:rsid="0d95252a"/>
    </style:style>
    <style:style style:name="T315" style:family="text">
      <style:text-properties officeooo:rsid="0d5148cd"/>
    </style:style>
    <style:style style:name="T316" style:family="text">
      <style:text-properties officeooo:rsid="0d973a05"/>
    </style:style>
    <style:style style:name="T317" style:family="text">
      <style:text-properties officeooo:rsid="0d9611f4"/>
    </style:style>
    <style:style style:name="T318" style:family="text">
      <style:text-properties officeooo:rsid="0da33562"/>
    </style:style>
    <style:style style:name="T319" style:family="text">
      <style:text-properties officeooo:rsid="0da36adf"/>
    </style:style>
    <style:style style:name="T320" style:family="text">
      <style:text-properties officeooo:rsid="0da61f03"/>
    </style:style>
    <style:style style:name="T321" style:family="text">
      <style:text-properties officeooo:rsid="0d54ac77"/>
    </style:style>
    <style:style style:name="T322" style:family="text">
      <style:text-properties officeooo:rsid="0d672746"/>
    </style:style>
    <style:style style:name="T323" style:family="text">
      <style:text-properties officeooo:rsid="0d65bd7f"/>
    </style:style>
    <style:style style:name="T324" style:family="text">
      <style:text-properties officeooo:rsid="0d641a8b"/>
    </style:style>
    <style:style style:name="T325" style:family="text">
      <style:text-properties officeooo:rsid="0d642d48"/>
    </style:style>
    <style:style style:name="T326" style:family="text">
      <style:text-properties officeooo:rsid="15657f40"/>
    </style:style>
    <style:style style:name="T327" style:family="text">
      <style:text-properties officeooo:rsid="156d5b88"/>
    </style:style>
    <style:style style:name="T328" style:family="text">
      <style:text-properties style:text-line-through-style="solid" style:text-line-through-type="single" officeooo:rsid="138c7237"/>
    </style:style>
    <style:style style:name="T329" style:family="text">
      <style:text-properties officeooo:rsid="15721ec8"/>
    </style:style>
    <style:style style:name="T330" style:family="text">
      <style:text-properties officeooo:rsid="15821c44"/>
    </style:style>
    <style:style style:name="T331" style:family="text">
      <style:text-properties officeooo:rsid="15850cae"/>
    </style:style>
    <style:style style:name="T332" style:family="text">
      <style:text-properties officeooo:rsid="1586ce1d"/>
    </style:style>
    <style:style style:name="T333" style:family="text">
      <style:text-properties officeooo:rsid="158869a2"/>
    </style:style>
    <style:style style:name="T334" style:family="text">
      <style:text-properties officeooo:rsid="15919391"/>
    </style:style>
    <style:style style:name="T335" style:family="text">
      <style:text-properties officeooo:rsid="15954898"/>
    </style:style>
    <style:style style:name="T336" style:family="text">
      <style:text-properties officeooo:rsid="159b55f3"/>
    </style:style>
    <style:style style:name="T337" style:family="text">
      <style:text-properties officeooo:rsid="159daab7"/>
    </style:style>
    <style:style style:name="T338" style:family="text">
      <style:text-properties officeooo:rsid="159fbdb8"/>
    </style:style>
    <style:style style:name="T339" style:family="text">
      <style:text-properties officeooo:rsid="15a19515"/>
    </style:style>
    <style:style style:name="T340" style:family="text">
      <style:text-properties officeooo:rsid="15a632a8"/>
    </style:style>
    <style:style style:name="T341" style:family="text">
      <style:text-properties officeooo:rsid="15a87294"/>
    </style:style>
    <style:style style:name="T342" style:family="text">
      <style:text-properties officeooo:rsid="15a9d437"/>
    </style:style>
    <style:style style:name="T343" style:family="text">
      <style:text-properties officeooo:rsid="15aa00e0"/>
    </style:style>
    <style:style style:name="T344" style:family="text">
      <style:text-properties officeooo:rsid="15b04497"/>
    </style:style>
    <style:style style:name="T345" style:family="text">
      <style:text-properties officeooo:rsid="15b1e42f"/>
    </style:style>
    <style:style style:name="T346" style:family="text">
      <style:text-properties officeooo:rsid="15b3593b"/>
    </style:style>
    <style:style style:name="T347" style:family="text">
      <style:text-properties officeooo:rsid="15b70e3d"/>
    </style:style>
    <style:style style:name="T348" style:family="text">
      <style:text-properties officeooo:rsid="15ba8fab"/>
    </style:style>
    <style:style style:name="T349" style:family="text">
      <style:text-properties officeooo:rsid="15bc82d1"/>
    </style:style>
    <style:style style:name="T350" style:family="text">
      <style:text-properties officeooo:rsid="15bf5d33"/>
    </style:style>
    <style:style style:name="T351" style:family="text">
      <style:text-properties officeooo:rsid="15c0997f"/>
    </style:style>
    <style:style style:name="T352" style:family="text">
      <style:text-properties officeooo:rsid="15cca079"/>
    </style:style>
    <style:style style:name="T353" style:family="text">
      <style:text-properties officeooo:rsid="15d53df3"/>
    </style:style>
    <style:style style:name="T354" style:family="text">
      <style:text-properties officeooo:rsid="15da4f09"/>
    </style:style>
    <style:style style:name="T355" style:family="text">
      <style:text-properties officeooo:rsid="15daf212"/>
    </style:style>
    <style:style style:name="T356" style:family="text">
      <style:text-properties officeooo:rsid="15db31d1"/>
    </style:style>
    <style:style style:name="T357" style:family="text">
      <style:text-properties officeooo:rsid="15dc8b9c"/>
    </style:style>
    <style:style style:name="T358" style:family="text">
      <style:text-properties officeooo:rsid="15e3bb24"/>
    </style:style>
    <style:style style:name="T359" style:family="text">
      <style:text-properties officeooo:rsid="15e8ebfe"/>
    </style:style>
    <style:style style:name="T360" style:family="text">
      <style:text-properties officeooo:rsid="15e92f7b"/>
    </style:style>
    <style:style style:name="T361" style:family="text">
      <style:text-properties officeooo:rsid="15ea6aa2"/>
    </style:style>
    <style:style style:name="T362" style:family="text">
      <style:text-properties officeooo:rsid="15f1fc56"/>
    </style:style>
    <style:style style:name="T363" style:family="text">
      <style:text-properties officeooo:rsid="15f296e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0" text:outline-level="1">Karty</text:h>
      <text:p text:style-name="P137">Na a4:</text:p>
      <text:list xml:id="list1844821728" text:style-name="L1">
        <text:list-item>
          <text:p text:style-name="P186">3x3 <text:span text:style-name="T326">(moc velký)</text:span></text:p>
        </text:list-item>
        <text:list-item>
          <text:p text:style-name="P186">6x3 na výšku <text:span text:style-name="T326">(moc prťavý)</text:span></text:p>
        </text:list-item>
        <text:list-item>
          <text:p text:style-name="P187">4x2 na výšku (asi nejlepší)</text:p>
        </text:list-item>
      </text:list>
      <text:h text:style-name="P177" text:outline-level="1">Magické jazyky</text:h>
      <text:p text:style-name="P146">Staroelfština<text:line-break/>Staroelfské runy</text:p>
      <text:p text:style-name="P146">Starotrpasličtina<text:line-break/>Starotrpaslické runy</text:p>
      <text:p text:style-name="List_20_of_20_Items"/>
      <text:p text:style-name="P147">Starogoblinština <text:span text:style-name="T95">(ogronské klínové písmo)</text:span></text:p>
      <text:p text:style-name="List_20_of_20_Items">Staroorčtina<text:line-break/>Staroorcké hieratické písmo</text:p>
      <text:p text:style-name="List_20_of_20_Items">Ogronština<text:line-break/>Ogronské klínové písmo</text:p>
      <text:h text:style-name="P181" text:outline-level="2">TODO:</text:h>
      <text:list xml:id="list44947361" text:style-name="L2">
        <text:list-item>
          <text:p text:style-name="P188">Přepočítat na body kouzla jako Strach (má to dosah a rozsah, efekt strachu může být taky obodovaný – půjde udělat i plošná verze s menším bonusem).</text:p>
        </text:list-item>
        <text:list-item>
          <text:p text:style-name="P189">Ocenit kouzla z wandek (tj. <text:span text:style-name="T238">s neomezeným opakováním</text:span>)</text:p>
          <text:list>
            <text:list-item>
              <text:p text:style-name="P190">Asi normálně v bodech (6?)</text:p>
            </text:list-item>
          </text:list>
        </text:list-item>
      </text:list>
      <text:h text:style-name="P182" text:outline-level="2">Cílení <text:span text:style-name="T204">a dosah</text:span> kouzel</text:h>
      <text:list xml:id="list3465847357" text:style-name="L3">
        <text:list-item>
          <text:p text:style-name="P191">Obecně dotyk nebo viditelnost.</text:p>
        </text:list-item>
        <text:list-item>
          <text:p text:style-name="P191">Některá kouzla by mohlo jít cílit i po zvuku, musí to ale mít u sebe uvedeno.</text:p>
        </text:list-item>
        <text:list-item>
          <text:p text:style-name="P192"><text:soft-page-break/>Pokud má kouzlo uveden dosah (dotyk, krá<text:span text:style-name="T203">t</text:span>ký, střední, dlouhý), tak musí být cíl zároveň v dosahu. <text:span text:style-name="T203">Když dosah není uveden, lze cílit cokoliv viditelného (asi bych měl psát: Dosah: dohled).</text:span></text:p>
        </text:list-item>
      </text:list>
      <text:p text:style-name="P52">Pokud kouzlo působí po dobu <text:span text:style-name="T1">soustředění</text:span>, cíl musí být v dosahu jen při seslání kouzla, poté se může libovolně vzdálit. Kouzlo bude působit, dokud nepřerušíš <text:span text:style-name="T1">soustředění</text:span>.</text:p>
      <text:h text:style-name="Heading_20_2" text:outline-level="2">Oheň</text:h>
      <text:p text:style-name="P85">Kouzla, která stvoří krátký výšleh plamenů, zapálí jen troud nebo jiný <text:span text:style-name="T229">snadno zápalný materiál</text:span>. <text:span text:style-name="T275">Stejně zapalují i kouzla, která zraňují bleskem (třeba </text:span><text:span text:style-name="T49">Výboj</text:span><text:span text:style-name="T275"> nebo </text:span><text:span text:style-name="T49">Kulový blesk</text:span><text:span text:style-name="T275">).</text:span><text:line-break/><text:tab/>Kouzlo <text:span text:style-name="T1">Vzplanutí</text:span>, případně plamenná kouzla působící déle než jedno kolo, <text:span text:style-name="T228">zapálí i méně hořlavý materiál jako třeba suché dřevo nebo oblečení. Špatně hořlavý materiál, jako mokré dřevo nebo třeba čerstvé listí, zapálí až opakované seslání nebo dlouhé působení (alespoň 1 minutu).</text:span></text:p>
      <text:p text:style-name="P86">Když kouzlo zapálí něco hořlavého, následný oheň je zcela obyčejný, nemagický. <text:span text:style-name="T232">Hořet bude tak dlouho, dokud jej někdo neuhasí, nebo dokud neshoří palivo. Uhasit oheň obvykle není úplně jednoduché, může to zabrat i několik kol. Strhat ze sebe hořící šaty nebo skočit do řeky je výrazně rychlejší (obvykle na to stačí 1 kolo).</text:span></text:p>
      <text:h text:style-name="Heading_20_3" text:outline-level="3">Zranění obyčejným ohněm</text:h>
      <text:list xml:id="list169705064" text:style-name="L4">
        <text:list-item>
          <text:p text:style-name="P185">Hořící šaty: 1k3 za kolo</text:p>
        </text:list-item>
        <text:list-item>
          <text:p text:style-name="P185">Lampový olej: 1k4 za kolo</text:p>
        </text:list-item>
        <text:list-item>
          <text:p text:style-name="P185"><text:span text:style-name="T230">Zápalný olej</text:span>: 1k<text:span text:style-name="T209">6</text:span> za kolo</text:p>
        </text:list-item>
        <text:list-item>
          <text:p text:style-name="P185">Hranice, <text:span text:style-name="T209">lesní požár</text:span>: 1k<text:span text:style-name="T209">8</text:span> za kolo</text:p>
        </text:list-item>
      </text:list>
      <text:p text:style-name="P84">Od zranění ohněm se <text:span text:style-name="T231">vždy</text:span> odečítá zbroj.</text:p>
      <text:h text:style-name="Heading_20_2" text:outline-level="2"><text:soft-page-break/>Fonty</text:h>
      <text:p text:style-name="P50"><text:a xlink:type="simple" xlink:href="https://www.dafont.com/theme.php?cat=402&amp;page=6" text:style-name="Internet_20_link" text:visited-style-name="Visited_20_Internet_20_Link">https://www.dafont.com/theme.php?cat=402&amp;page=6</text:a></text:p>
      <text:p text:style-name="P66"><text:a xlink:type="simple" xlink:href="http://www.1001fonts.com/foreign-imitation+runic-fonts.html" text:style-name="Internet_20_link" text:visited-style-name="Visited_20_Internet_20_Link">http://www.1001fonts.com/foreign-imitation+runic-fonts.html</text:a></text:p>
      <text:p text:style-name="P66"/>
      <text:p text:style-name="P67"><text:a xlink:type="simple" xlink:href="http://www.fontspace.com/dan-smiths-fantasy-fonts/ds-runenglish-2" text:style-name="Internet_20_link" text:visited-style-name="Visited_20_Internet_20_Link">http://www.fontspace.com/dan-smiths-fantasy-fonts/ds-runenglish-2</text:a></text:p>
      <text:p text:style-name="P67"><text:a xlink:type="simple" xlink:href="http://www.fontspace.com/pixel-sagas/ysgarth" text:style-name="Internet_20_link" text:visited-style-name="Visited_20_Internet_20_Link">http://www.fontspace.com/pixel-sagas/ysgarth</text:a></text:p>
      <text:p text:style-name="P68"><text:a xlink:type="simple" xlink:href="http://www.fontspace.com/dan-smiths-fantasy-fonts/ds-runenglish-1" text:style-name="Internet_20_link" text:visited-style-name="Visited_20_Internet_20_Link">http://www.fontspace.com/dan-smiths-fantasy-fonts/ds-runenglish-1</text:a></text:p>
      <text:p text:style-name="P70"><text:a xlink:type="simple" xlink:href="http://www.fontspace.com/nancy-lorenz/hobbiton-brushhand" text:style-name="Internet_20_link" text:visited-style-name="Visited_20_Internet_20_Link">http://www.fontspace.com/nancy-lorenz/hobbiton-brushhand</text:a></text:p>
      <text:p text:style-name="P73"><text:a xlink:type="simple" xlink:href="http://www.fontspace.com/herofonts/hidden-archives" text:style-name="Internet_20_link" text:visited-style-name="Visited_20_Internet_20_Link">http://www.fontspace.com/herofonts/hidden-archives</text:a></text:p>
      <text:p text:style-name="P74"><text:a xlink:type="simple" xlink:href="http://www.fontspace.com/nancy-lorenz/hobbiton" text:style-name="Internet_20_link" text:visited-style-name="Visited_20_Internet_20_Link">http://www.fontspace.com/nancy-lorenz/hobbiton</text:a></text:p>
      <text:p text:style-name="P75"><text:a xlink:type="simple" xlink:href="http://www.fontspace.com/lordjimiii/moonshadow" text:style-name="Internet_20_link" text:visited-style-name="Visited_20_Internet_20_Link">http://www.fontspace.com/lordjimiii/moonshadow</text:a></text:p>
      <text:p text:style-name="P78"><text:a xlink:type="simple" xlink:href="http://www.fontspace.com/pixel-sagas/eyvindr" text:style-name="Internet_20_link" text:visited-style-name="Visited_20_Internet_20_Link">http://www.fontspace.com/pixel-sagas/eyvindr</text:a></text:p>
      <text:p text:style-name="P76"><text:span text:style-name="T211">Dryády: </text:span><text:a xlink:type="simple" xlink:href="http://www.fontspace.com/poemhaiku/overthink-demo" text:style-name="Internet_20_link" text:visited-style-name="Visited_20_Internet_20_Link">http://www.fontspace.com/poemhaiku/overthink-demo</text:a></text:p>
      <text:p text:style-name="P77"><text:a xlink:type="simple" xlink:href="http://www.fontspace.com/cé-al/the-nirvana" text:style-name="Internet_20_link" text:visited-style-name="Visited_20_Internet_20_Link">http://www.fontspace.com/c%C3%A9-al/the-nirvana</text:a></text:p>
      <text:p text:style-name="P69">elfština:</text:p>
      <text:p text:style-name="P69"><text:a xlink:type="simple" xlink:href="http://www.fontspace.com/nancy-lorenz/elven-common-speak" text:style-name="Internet_20_link" text:visited-style-name="Visited_20_Internet_20_Link">http://www.fontspace.com/nancy-lorenz/elven-common-speak</text:a></text:p>
      <text:p text:style-name="P71"><text:a xlink:type="simple" xlink:href="http://www.fontspace.com/norfok-incredible-font-design/elvish-ring-nfi" text:style-name="Internet_20_link" text:visited-style-name="Visited_20_Internet_20_Link">http://www.fontspace.com/norfok-incredible-font-design/elvish-ring-nfi</text:a></text:p>
      <text:p text:style-name="P72"><text:a xlink:type="simple" xlink:href="http://www.fontspace.com/nancy-lorenz/marigold-wild" text:style-name="Internet_20_link" text:visited-style-name="Visited_20_Internet_20_Link">http://www.fontspace.com/nancy-lorenz/marigold-wild</text:a></text:p>
      <text:h text:style-name="Heading_20_2" text:outline-level="2"><text:soft-page-break/>TODO:</text:h>
      <text:p text:style-name="P49">Možná bych mohl říkat „připoutávání kouzel“ místo „předsesílání kouzel“, ať je to stejná terminologie jako u magických předmětů.</text:p>
      <text:p text:style-name="P49">- <text:span text:style-name="T348">respektive spíš všemu říkat „aktivace“ (na druhou stranu to se bude plést s „aktivační formulí“. Takže možná spíš „příprava“ předmětu/kouzla?).</text:span></text:p>
      <text:h text:style-name="P183" text:outline-level="2">Severská runová magie:</text:h>
      <text:p text:style-name="Text_20_body"><text:a xlink:type="simple" xlink:href="http://orlog.euweb.cz/main.php?page=runy" text:style-name="Internet_20_link" text:visited-style-name="Visited_20_Internet_20_Link">http://orlog.euweb.cz/main.php?page=runy</text:a></text:p>
      <text:p text:style-name="P27">Pokud bude trpaslická magie postavená na runových slovech, tak na její používání bude asi stačit znalost písma (nebude nutné umět starotrpaslicky). A identifikace asi bude jen elfské kouzlo, efekt trpaslických kouzelných předmětů půjde odvodit z toho, jaké jsou na nich runy.</text:p>
      <text:h text:style-name="Heading_20_2" text:outline-level="2"><text:span text:style-name="T192">Trpaslická r</text:span>unová magie:</text:h>
      <text:p text:style-name="P28">- nepřipoutávají se kouzla, ale jednotlivé runy (normálně přes Duši). Takže můžeš seslat víc různých efektů, ale celkově sešleš míň kouzel (protože ta silnější vyžadují 2 nebo 3 runy).</text:p>
      <text:p text:style-name="Example"><text:s/><text:span text:style-name="T193"><text:s/>:arrow? Elfská kouzla jsou třeba [i]ohnivá koule[/i] nebo [i]uzdrav lehká zranění[/i]. Nachází se obvykle na svitcích.</text:span></text:p>
      <text:p text:style-name="Example">Připoutáním svitku si kouzlo "předsešleš" a můžeš ho pak jednou seslat vyslovením zaklínací formule (tedy za 1 kolo).</text:p>
      <text:p text:style-name="Example"><text:s/>:arrow? V trpaslické magii se připoutávají jednotlivé runy a z nich se pak skládají kouzla. Na základní kouzla stačí 1 runa, na složitější jsou potřeba třeba dvě nebo tři. Sesláním runového kouzla se ti deaktivují všechny připoutané runy, ze kterých se kouzlo skládá.</text:p>
      <text:p text:style-name="Example"><text:soft-page-break/>Připoutat si můžeš najednou jen tolik kouzel nebo run, kolik máš Duši. To znamená, že elfských kouzel se dá v jednom souboji seslat víc, protože se vždy připoutává celé kouzlo najednou, ale nemůžeš si vybírat - seslat můžeš jen ta, která sis připoutal. Trpaslických kouzel (těch složitějších) v jednom boji můžeš seslat míň, protože na jedno trpaslické kouzlo je třeba připoutat víc run, ale zato můžeš své připoutané runy poskládat do různých kombinací, takže máš větší variabilitu v tom, jaká kouzla můžeš použít.</text:p>
      <text:h text:style-name="Heading_20_3" text:outline-level="3">1. Návrh</text:h>
      <text:p text:style-name="P47">Runa živlu: Oheň, Život, <text:span text:style-name="T196">Mráz</text:span></text:p>
      <text:p text:style-name="P47">Runa<text:span text:style-name="T102"> způsobu: Zdvojení (2 cíle), </text:span><text:span text:style-name="T103">N</text:span><text:span text:style-name="T102">egace, </text:span></text:p>
      <text:h text:style-name="P184" text:outline-level="2">Zpracováno:</text:h>
      <text:p text:style-name="Text_20_body">AGTNAN</text:p>
      <text:h text:style-name="P178" text:outline-level="1">Tvorba kouzel</text:h>
      <text:p text:style-name="P35">Bodový systém:</text:p>
      <text:list xml:id="list4159649356" text:style-name="L5">
        <text:list-item>
          <text:p text:style-name="P193"><text:span text:style-name="T100">Každé kouzlo má rozpočet 1</text:span><text:span text:style-name="T129">6 </text:span><text:span text:style-name="T100">b</text:span><text:span text:style-name="T130">odů</text:span><text:span text:style-name="T100">.</text:span></text:p>
        </text:list-item>
      </text:list>
      <text:p text:style-name="P36">Bonus k hodu:</text:p>
      <text:list xml:id="list3391770716" text:style-name="L6">
        <text:list-item>
          <text:p text:style-name="P194">+1 k hodu: 3 body</text:p>
          <text:list>
            <text:list-item>
              <text:p text:style-name="P196">Pokud kouzlo zraňuje, bonus <text:span text:style-name="T267">k hodu</text:span> může být maximálně +2.</text:p>
            </text:list-item>
          </text:list>
        </text:list-item>
      </text:list>
      <text:p text:style-name="P195">Zranění:</text:p>
      <text:list xml:id="list1380149409" text:style-name="L21">
        <text:list-item>
          <text:p text:style-name="P216">+0: 5b</text:p>
          <text:list>
            <text:list-item>
              <text:p text:style-name="P216"><text:span text:style-name="T358">(Tohle používat, jen když má kouzlo nějakou dodatečnou kostku zranění, třeba jako vzplanutí.)</text:span></text:p>
            </text:list-item>
          </text:list>
        </text:list-item>
      </text:list>
      <text:list xml:id="list2985245429" text:style-name="L7">
        <text:list-item>
          <text:p text:style-name="P217"><text:span text:style-name="T119">k2: </text:span><text:span text:style-name="T128">6</text:span><text:span text:style-name="T120">b</text:span></text:p>
          <text:list>
            <text:list-item>
              <text:p text:style-name="P217"><text:span text:style-name="T246">Proto</text:span><text:span text:style-name="T247">že zkombinovat zranění s nějakou </text:span><text:span text:style-name="T249">jinou</text:span><text:span text:style-name="T247"> akcí „</text:span><text:span text:style-name="T250">stojí</text:span><text:span text:style-name="T247">“ -2 k hodu, </text:span><text:span text:style-name="T250">čemuž odpovídá </text:span><text:span text:style-name="T251">cena</text:span><text:span text:style-name="T247"> 6b</text:span><text:span text:style-name="T248">.</text:span></text:p>
            </text:list-item>
          </text:list>
        </text:list-item>
        <text:list-item>
          <text:p text:style-name="P218"><text:span text:style-name="T119">k4: </text:span><text:span text:style-name="T245">7</text:span><text:span text:style-name="T120">b</text:span></text:p>
        </text:list-item>
        <text:list-item>
          <text:p text:style-name="P218"><text:span text:style-name="T119">k6: </text:span><text:span text:style-name="T245">8</text:span><text:span text:style-name="T120">b</text:span></text:p>
        </text:list-item>
        <text:list-item>
          <text:p text:style-name="P218"><text:span text:style-name="T119">k8: </text:span><text:span text:style-name="T245">9</text:span><text:span text:style-name="T120">b</text:span></text:p>
        </text:list-item>
        <text:list-item>
          <text:p text:style-name="P218"><text:span text:style-name="T119">k10: </text:span><text:span text:style-name="T245">10</text:span><text:span text:style-name="T120">b</text:span></text:p>
        </text:list-item>
        <text:list-item>
          <text:p text:style-name="P218"><text:span text:style-name="T119">k12: </text:span><text:span text:style-name="T245">11</text:span><text:span text:style-name="T120">b</text:span></text:p>
        </text:list-item>
        <text:list-item>
          <text:p text:style-name="P219"><text:span text:style-name="T138">Zranění každé kolo po dobu udržování: </text:span><text:span text:style-name="T139">+4b</text:span></text:p>
        </text:list-item>
        <text:list-item>
          <text:p text:style-name="P239"><text:span text:style-name="T139">E</text:span><text:span text:style-name="T100">fekt vzplanutí (1k3 další 3 kola): </text:span><text:span text:style-name="T186">+</text:span><text:span text:style-name="T190">4</text:span><text:span text:style-name="T186">b</text:span></text:p>
        </text:list-item>
      </text:list>
      <text:p text:style-name="P33"><text:soft-page-break/>Obranný atribut:</text:p>
      <text:list xml:id="list1036585109" text:style-name="L8">
        <text:list-item>
          <text:p text:style-name="P197">Síla nebo Finesa: 0 bodů</text:p>
        </text:list-item>
        <text:list-item>
          <text:p text:style-name="P197">Duše: <text:span text:style-name="T225">2 body (když má cíl střední zbroj, vyjde to nastejno)</text:span></text:p>
          <text:list>
            <text:list-item>
              <text:p text:style-name="P198">Platí se, jen když kouzlo zraňuje</text:p>
            </text:list-item>
          </text:list>
        </text:list-item>
      </text:list>
      <text:p text:style-name="P32">Dosah:</text:p>
      <text:list xml:id="list2975140328" text:style-name="L9">
        <text:list-item>
          <text:p text:style-name="P199"><text:span text:style-name="T256">Kontaktní</text:span>: <text:span text:style-name="T220">0 bodů</text:span></text:p>
        </text:list-item>
        <text:list-item>
          <text:p text:style-name="P199">Krátký: <text:span text:style-name="T220">1 bod</text:span></text:p>
          <text:list>
            <text:list-item>
              <text:p text:style-name="P201">Aury by vždycky měly mít <text:span text:style-name="T262">nejvýše</text:span> krátký dosah. Bylo by divný, kdyby aura ovlivňovala cíl <text:span text:style-name="T261">desítky či </text:span>stovky metrů daleko.</text:p>
            </text:list-item>
          </text:list>
        </text:list-item>
        <text:list-item>
          <text:p text:style-name="P199">Střední: <text:span text:style-name="T355">3 body</text:span></text:p>
        </text:list-item>
        <text:list-item>
          <text:p text:style-name="P199">Dlouhý: <text:span text:style-name="T354">6 bodů</text:span></text:p>
        </text:list-item>
        <text:list-item>
          <text:p text:style-name="P215">Dohled: 10 bodů</text:p>
        </text:list-item>
      </text:list>
      <text:p text:style-name="P31">Rozsah:</text:p>
      <text:list xml:id="list3060324004" text:style-name="L10">
        <text:list-item>
          <text:p text:style-name="P202"><text:span text:style-name="T224">1 cíl</text:span>: <text:span text:style-name="T221">0 bodů</text:span></text:p>
        </text:list-item>
        <text:list-item>
          <text:p text:style-name="P203"><text:span text:style-name="T223">Lajna (kulový blesk), cíle těsně před sebou</text:span>: <text:span text:style-name="T244">2 bod</text:span></text:p>
        </text:list-item>
        <text:list-item>
          <text:p text:style-name="P204"><text:span text:style-name="T222">Koule o průměru (Duše) metrů nebo (Duše) cílů</text:span>: <text:span text:style-name="T244">4 body</text:span></text:p>
        </text:list-item>
        <text:list-item>
          <text:p text:style-name="P205">Všechno v dosahu: <text:span text:style-name="T244">6</text:span> bod<text:span text:style-name="T244">ů</text:span></text:p>
          <text:list>
            <text:list-item>
              <text:p text:style-name="P206">U zraňujících kouzel lze <text:span text:style-name="T279">toto</text:span> kombinovat nejvýše s krátkým dosahem (<text:span text:style-name="T1">Ohnivý déšť</text:span>).</text:p>
            </text:list-item>
          </text:list>
        </text:list-item>
      </text:list>
      <text:p text:style-name="P34">Efekty:</text:p>
      <text:list xml:id="list144138554873455" text:continue-numbering="true" text:style-name="L10">
        <text:list-item>
          <text:p text:style-name="P200"><text:span text:style-name="T1">zatlačení </text:span><text:span text:style-name="T32">nebo zabránění v akci</text:span>: <text:span text:style-name="T254">6 bodů</text:span></text:p>
          <text:list>
            <text:list-item>
              <text:p text:style-name="P207"><text:soft-page-break/><text:span text:style-name="T255">S</text:span>tejně jako základní zranění</text:p>
            </text:list-item>
          </text:list>
        </text:list-item>
        <text:list-item>
          <text:p text:style-name="P209"><text:span text:style-name="T31">vytvoření </text:span><text:span text:style-name="T29">nevýhod</text:span><text:span text:style-name="T31">y</text:span><text:span text:style-name="T239"> (třeba strach)</text:span>: <text:span text:style-name="T243">6 bodů</text:span></text:p>
          <text:list>
            <text:list-item>
              <text:p text:style-name="P208"><text:span text:style-name="T255">S</text:span>tejně jako základní zranění</text:p>
            </text:list-item>
          </text:list>
        </text:list-item>
        <text:list-item>
          <text:p text:style-name="P210"><text:span text:style-name="T41">úprk</text:span> (například v hrůze): <text:span text:style-name="T258">9 bodů</text:span></text:p>
          <text:list>
            <text:list-item>
              <text:p text:style-name="P211"><text:span text:style-name="T255">V</text:span>íc než základní zranění, protože to komplet odstaví jednoho protivníka</text:p>
            </text:list-item>
            <text:list-item>
              <text:p text:style-name="P211"><text:span text:style-name="T255">Automaticky vyžaduje soustředění (když je odstavený cíl, musí být odstavený i kouzelník)</text:span>.</text:p>
            </text:list-item>
            <text:list-item>
              <text:p text:style-name="P212">Jde jen na 1 cíl (odstavit nejde nikdy víc než 1 cíl)</text:p>
            </text:list-item>
          </text:list>
        </text:list-item>
      </text:list>
      <text:h text:style-name="P179" text:outline-level="1">Rituály</text:h>
      <text:h text:style-name="P149" text:outline-level="4">Přivolání Ach<text:span text:style-name="T333">r</text:span>ata</text:h>
      <text:p text:style-name="P142"><text:span text:style-name="T1">Náročnost:</text:span> 4<text:line-break/><text:span text:style-name="T1">Sesílání:</text:span> 10 minut<text:line-break/><text:span text:style-name="T1">Suroviny:</text:span> Hrst síry, hrst uhelného prachu, 5 svic.</text:p>
      <text:p text:style-name="P14">Volám tě tvým jménem, Achrate! Na třikrát tě spoutávám a ke službě vážu. Sedmkrát tě zaklínám a takto ti kážu: Přijď!</text:p>
      <text:p text:style-name="P143"><text:span text:style-name="T1">Vol</text:span><text:span text:style-name="T69">a</text:span><text:span text:style-name="T1">m t</text:span><text:span text:style-name="T69">e</text:span><text:span text:style-name="T1"> tv</text:span><text:span text:style-name="T69">y</text:span><text:span text:style-name="T1">m jm</text:span><text:span text:style-name="T69">e</text:span><text:span text:style-name="T1">nem, Achrate! Na t</text:span><text:span text:style-name="T69">r</text:span><text:span text:style-name="T1">ikr</text:span><text:span text:style-name="T69">a</text:span><text:span text:style-name="T1">t t</text:span><text:span text:style-name="T69">e</text:span><text:span text:style-name="T1"> spout</text:span><text:span text:style-name="T69">a</text:span><text:span text:style-name="T1">v</text:span><text:span text:style-name="T69">a</text:span><text:span text:style-name="T1">m a ke slu</text:span><text:span text:style-name="T69">z</text:span><text:span text:style-name="T1">b</text:span><text:span text:style-name="T69">e</text:span><text:span text:style-name="T1"> v</text:span><text:span text:style-name="T69">az</text:span><text:span text:style-name="T1">u. Sedmkr</text:span><text:span text:style-name="T69">a</text:span><text:span text:style-name="T1">t t</text:span><text:span text:style-name="T69">e</text:span><text:span text:style-name="T1"> zakl</text:span><text:span text:style-name="T69">i</text:span><text:span text:style-name="T1">n</text:span><text:span text:style-name="T69">a</text:span><text:span text:style-name="T1">m a takto ti k</text:span><text:span text:style-name="T69">az</text:span><text:span text:style-name="T1">u: P</text:span><text:span text:style-name="T69">r</text:span><text:span text:style-name="T1">ij</text:span><text:span text:style-name="T69">d</text:span><text:span text:style-name="T1">!</text:span></text:p>
      <text:p text:style-name="P142">Přivolá diblíka Ach<text:span text:style-name="T330">r</text:span>ata.</text:p>
      <text:h text:style-name="P150" text:outline-level="4">Přivolání <text:span text:style-name="T68">Mogrora</text:span></text:h>
      <text:p text:style-name="P140"><text:span text:style-name="T1">Náročnost:</text:span> <text:span text:style-name="T332">8</text:span><text:line-break/><text:span text:style-name="T1">Sesílání:</text:span> 10 minut<text:line-break/><text:span text:style-name="T1">Suroviny:</text:span> Hrst síry, hrst uhelného prachu, 5 svic.</text:p>
      <text:p text:style-name="P141">Přivolá <text:span text:style-name="T331">dvouhlavého psa</text:span> <text:span text:style-name="T68">Mogrora</text:span>.</text:p>
      <text:p text:style-name="P144"><text:span text:style-name="T1">Vol</text:span><text:span text:style-name="T69">a</text:span><text:span text:style-name="T1">m t</text:span><text:span text:style-name="T69">e</text:span><text:span text:style-name="T1"> tv</text:span><text:span text:style-name="T69">y</text:span><text:span text:style-name="T1">m jm</text:span><text:span text:style-name="T69">e</text:span><text:span text:style-name="T1">nem, </text:span><text:span text:style-name="T70">Mogrore</text:span><text:span text:style-name="T1">! Na t</text:span><text:span text:style-name="T69">r</text:span><text:span text:style-name="T1">ikr</text:span><text:span text:style-name="T69">a</text:span><text:span text:style-name="T1">t t</text:span><text:span text:style-name="T69">e</text:span><text:span text:style-name="T1"> spout</text:span><text:span text:style-name="T69">a</text:span><text:span text:style-name="T1">v</text:span><text:span text:style-name="T69">a</text:span><text:span text:style-name="T1">m a ke slu</text:span><text:span text:style-name="T69">z</text:span><text:span text:style-name="T1">b</text:span><text:span text:style-name="T69">e</text:span><text:span text:style-name="T1"> v</text:span><text:span text:style-name="T69">az</text:span><text:span text:style-name="T1">u. Sedmkr</text:span><text:span text:style-name="T69">a</text:span><text:span text:style-name="T1">t t</text:span><text:span text:style-name="T69">e</text:span><text:span text:style-name="T1"> zakl</text:span><text:span text:style-name="T69">i</text:span><text:span text:style-name="T1">n</text:span><text:span text:style-name="T69">a</text:span><text:span text:style-name="T1">m a takto ti k</text:span><text:span text:style-name="T69">az</text:span><text:span text:style-name="T1">u: P</text:span><text:span text:style-name="T69">r</text:span><text:span text:style-name="T1">ij</text:span><text:span text:style-name="T69">d</text:span><text:span text:style-name="T1">!</text:span></text:p>
      <text:h text:style-name="P151" text:outline-level="4"><text:span text:style-name="T1">Přivolání </text:span><text:span text:style-name="T71">Urgragora</text:span></text:h>
      <text:p text:style-name="P144"><text:span text:style-name="T1">Náročnost: 20<text:line-break/>Sesílání:</text:span> 10 minut<text:line-break/><text:span text:style-name="T1">Suroviny:</text:span> Hrst kadidla, hrst uhelného prachu, 5 svic.</text:p>
      <text:p text:style-name="P144">Přivolá d0monického strážce Urgragora.</text:p>
      <text:h text:style-name="Heading_20_1" text:outline-level="1">Recepty</text:h>
      <text:h text:style-name="Heading_20_4" text:outline-level="4">Vylepšení hůlky ohně</text:h>
      <text:p text:style-name="P145"><text:span text:style-name="T1">Náročnost:</text:span> 8<text:line-break/><text:span text:style-name="T1">Sesílání:</text:span> 10 minut<text:line-break/><text:span text:style-name="T1">Suroviny:</text:span> <text:span text:style-name="T336">tento recept, </text:span><text:span text:style-name="T175">ohnivá žláza ze salamandra</text:span><text:span text:style-name="T336">, hrst kadidla, 3 svíce<text:line-break/></text:span><text:span text:style-name="T73">Pomůcky</text:span><text:span text:style-name="T174">:</text:span><text:span text:style-name="T335"> </text:span><text:span text:style-name="T253">očarovávací laboratoř</text:span></text:p>
      <text:p text:style-name="P8">Nechť se vnitřní oheň rubínu změní v nespoutaný žár.</text:p>
      <text:p text:style-name="P9">Nech<text:span text:style-name="T334">t</text:span> se vnit<text:span text:style-name="T334">r</text:span>n<text:span text:style-name="T334">i</text:span> ohe<text:span text:style-name="T334">n</text:span> rub<text:span text:style-name="T334">i</text:span>nu zm<text:span text:style-name="T334">e</text:span>n<text:span text:style-name="T334">i</text:span> v nespoutan<text:span text:style-name="T334">y</text:span> <text:span text:style-name="T334">za</text:span>r.</text:p>
      <text:p text:style-name="P41">Tento rituál přemění <text:span text:style-name="T1">hůlku ohně</text:span> v <text:span text:style-name="T1">hůlku žáru</text:span>. Recept je při tom spotřebován.</text:p>
      <text:h text:style-name="Heading_20_4" text:outline-level="4">Očarování sluneční<text:span text:style-name="T339">ho</text:span> štít<text:span text:style-name="T339">u</text:span></text:h>
      <text:p text:style-name="P16">Náročnost:<text:span text:style-name="T100"> </text:span><text:span text:style-name="T176">8</text:span><text:line-break/>Sesílání:<text:span text:style-name="T100"> 10 minut</text:span><text:line-break/>Suroviny: <text:span text:style-name="T336">tento recept, lapená bludička, hrst bronzového prachu, 3 svíce<text:line-break/>Pomůcky</text:span><text:span text:style-name="T174">: </text:span><text:span text:style-name="T252">očarovávací laboratoř</text:span></text:p>
      <text:p text:style-name="P10">Nech<text:span text:style-name="T334">t</text:span> se <text:span text:style-name="T337">v tomto stitu zrcadli slunecni jas</text:span>.</text:p>
      <text:p text:style-name="P44">Tento rituál <text:span text:style-name="T343">očaruje</text:span> <text:span text:style-name="T338">obyčejný bronzový štít na</text:span> <text:span text:style-name="T72">sluneční štít</text:span>. Recept je při tom spotřebován.</text:p>
      <text:h text:style-name="P152" text:outline-level="4">Očarování <text:span text:style-name="T339">tichých bot</text:span></text:h>
      <text:p text:style-name="P15">Náročnost:<text:span text:style-name="T100"> </text:span><text:span text:style-name="T176">8</text:span><text:line-break/>Sesílání:<text:span text:style-name="T100"> 10 minut</text:span><text:line-break/>Suroviny: <text:span text:style-name="T336">tento recept, zvukový orgán obří vážky, stříbrná nit, 3 svíce</text:span></text:p>
      <text:p text:style-name="P16"><text:soft-page-break/><text:span text:style-name="T336">Pomůcky</text:span><text:span text:style-name="T177">: </text:span><text:span text:style-name="T252">očarovávací laboratoř</text:span></text:p>
      <text:p text:style-name="P11">Nech<text:span text:style-name="T334">t</text:span> <text:span text:style-name="T340">tyto boty tlumi vsechny zvuky</text:span>.</text:p>
      <text:p text:style-name="P42">Tento rituál <text:span text:style-name="T343">očaruje</text:span> <text:span text:style-name="T338">obyčejné boty na</text:span> <text:span text:style-name="T74">tiché boty</text:span>. Recept je při tom spotřebován.</text:p>
      <text:h text:style-name="P153" text:outline-level="4">Očarování <text:span text:style-name="T341">elfího lana</text:span></text:h>
      <text:p text:style-name="P17">Náročnost:<text:span text:style-name="T100"> </text:span><text:span text:style-name="T176">8</text:span><text:line-break/>Sesílání:<text:span text:style-name="T100"> 10 minut</text:span><text:line-break/>Suroviny: <text:span text:style-name="T336">tento recept, 3 pupeny masožravé liány, stříbrná nit, 3 svíce<text:line-break/>Pomůcky</text:span><text:span text:style-name="T177">: </text:span><text:span text:style-name="T252">očarovávací laboratoř</text:span></text:p>
      <text:p text:style-name="P12">Nech<text:span text:style-name="T334">t</text:span> <text:span text:style-name="T340">toto lano slouzi svemu ucelu</text:span>.</text:p>
      <text:p text:style-name="P43">Tento rituál <text:span text:style-name="T342">očaruje</text:span> <text:span text:style-name="T338">obyčejné lano na</text:span> <text:span text:style-name="T75">elfí lano</text:span>. Recept je při tom spotřebován.</text:p>
      <text:h text:style-name="P154" text:outline-level="4"><text:span text:style-name="T344">Dobíjení</text:span> <text:span text:style-name="T344">rubínu</text:span></text:h>
      <text:p text:style-name="P18">Náročnost:<text:span text:style-name="T100"> </text:span><text:span text:style-name="T178">4</text:span><text:line-break/>Sesílání:<text:span text:style-name="T100"> 10 minut</text:span><text:line-break/>Suroviny: <text:span text:style-name="T175">ohnivá žláza ze salamandra</text:span><text:span text:style-name="T177">, 3 svíce</text:span><text:span text:style-name="T336"><text:line-break/>Pomůcky</text:span><text:span text:style-name="T177">: </text:span><text:span text:style-name="T252">očarovávací laboratoř</text:span></text:p>
      <text:p text:style-name="P13"><text:span text:style-name="T345">Necht v tomto rubinu opet vzplane vnitrni ohen</text:span>.</text:p>
      <text:p text:style-name="P45">Tento rituál <text:span text:style-name="T346">obnoví žár rubínu, například v </text:span><text:span text:style-name="T76">holi ohně</text:span>. <text:span text:style-name="T346">Recept lze použít opakovaně.</text:span></text:p>
      <text:h text:style-name="Heading_20_1" text:outline-level="1">Kouzla</text:h>
      <text:h text:style-name="Heading_20_4" text:outline-level="4">Najdi kouzla</text:h>
      <text:p text:style-name="P19">Po dobu soustředění <text:span text:style-name="T93">poznáš</text:span> kouzla a magické předměty:</text:p>
      <text:list xml:id="list464082799" text:style-name="L11">
        <text:list-item>
          <text:p text:style-name="P221">Neaktivní (nepřipoutané) magické předměty mají slabě modrou auru.</text:p>
        </text:list-item>
        <text:list-item>
          <text:p text:style-name="P221">Připoutané magické předměty <text:span text:style-name="T94">mají jasnou bílou auru (svítí asi jako svíčka)</text:span>.</text:p>
        </text:list-item>
        <text:list-item>
          <text:p text:style-name="P222">Kouzlem <text:span text:style-name="T218">s</text:span>tvořená hmota velmi slabě září.</text:p>
        </text:list-item>
      </text:list>
      <text:p text:style-name="P234">Poznáš například, jestli má kouzlo ze svitku někdo předseslané. Můžeš takto snadno najít magický předmět po tmě, ale nikoliv předmět schovaný v truhle. Auru a záři vidíš pouze ty.</text:p>
      <text:p text:style-name="P234">/* <text:span text:style-name="T349">Hmm, sakra – tohle asi umožní spolehlivě vidět magické pasti, to možná není dobře. I když, postava pozná pouze to, že tam je past, ne už jaká a co dělá */</text:span></text:p>
      <text:h text:style-name="Heading_20_4" text:outline-level="4">Mlha</text:h>
      <text:p text:style-name="P1">Elfské kouzlo <text:span text:style-name="T92">(ale taky třeba goblinské)</text:span></text:p>
      <text:p text:style-name="P138"><text:span text:style-name="T91">Po dobu </text:span><text:span text:style-name="T2">soustředění</text:span><text:span text:style-name="T91"> z tebe bude vycházet hustá mlha</text:span>. <text:span text:style-name="T205">Poté nezmizí</text:span><text:span text:style-name="T114">, </text:span><text:span text:style-name="T116">vydrží</text:span><text:span text:style-name="T115"> stejně jako obyčejná.</text:span> <text:span text:style-name="T205">Je těžší než vzduch, takže se drží u země.</text:span> <text:span text:style-name="T91">Zcela zaplnit místnost velikosti stodoly trvá zhruba minutu</text:span>.</text:p>
      <text:h text:style-name="P155" text:outline-level="4">Dým</text:h>
      <text:p text:style-name="P1">Trpaslické kouzlo</text:p>
      <text:p text:style-name="P139"><text:soft-page-break/><text:span text:style-name="T91">Po dobu </text:span><text:span text:style-name="T2">soustředění</text:span><text:span text:style-name="T91"> z tebe bude vycházet hustý, štiplavý dým</text:span>. <text:span text:style-name="T327">Poté nezmizí</text:span><text:span text:style-name="T114">, </text:span><text:span text:style-name="T116">vydrží</text:span><text:span text:style-name="T115"> stejně jako obyčej</text:span><text:span text:style-name="T117">ný</text:span><text:span text:style-name="T115">.</text:span> Dá se v něm normálně dýchat, <text:span text:style-name="T88">ale není v něm vůbec vidět</text:span>. <text:span text:style-name="T206">Je lehčí než vzduch, takže pomalu stoupá vzhůru. Zcela zaplnit místnost velikosti stodoly trvá zhruba minutu</text:span>.</text:p>
      <text:h text:style-name="Heading_20_4" text:outline-level="4">Zlom kouzlo</text:h>
      <text:p text:style-name="P51"><text:span text:style-name="T9">Dosah:</text:span><text:span text:style-name="T104"> střední </text:span><text:span text:style-name="T183">(3b)</text:span><text:span text:style-name="T9"><text:line-break/></text:span><text:span text:style-name="T1">Rozsah:</text:span> 1 předmět</text:p>
      <text:p text:style-name="P136">Deaktivuje jeden magický předmět. Pokud z něj bylo připoutáno kouzlo, je tím spotřebováno a zrušeno.</text:p>
      <text:list xml:id="list397689376" text:style-name="L12">
        <text:list-item>
          <text:p text:style-name="P223">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224">/* <text:span text:style-name="T350">Tohle je taky extra mocné – umožnilo by to například vypínat magické pasti */</text:span></text:p>
      <text:h text:style-name="P176" text:outline-level="4">Přenos myšlenek</text:h>
      <text:p text:style-name="P30"><text:span text:style-name="T1">Dosah:</text:span> <text:span text:style-name="T351">dohled nebo dotyk (10b)</text:span></text:p>
      <text:p text:style-name="P29">Po dobu <text:span text:style-name="T1">soustředění</text:span> můžeš telepaticky promlouvat ke komukoliv, koho vidíš, <text:span text:style-name="T207">nebo koho se dotýkáš</text:span>. Dotyčnému to bude připadat jako břichomluvectví. Nedokážeš takto číst myšlenky.</text:p>
      <text:h text:style-name="P156" text:outline-level="4">Děs</text:h>
      <text:p text:style-name="P89"><text:span text:style-name="T47">Hod</text:span><text:span text:style-name="T5">: +</text:span><text:span text:style-name="T44">2</text:span><text:span text:style-name="T43"> </text:span><text:span text:style-name="T46">proti Duši</text:span><text:span text:style-name="T43"> (</text:span><text:span text:style-name="T44">6</text:span><text:span text:style-name="T43">b)</text:span><text:span text:style-name="T6"><text:line-break/></text:span><text:span text:style-name="T14">Dosah:</text:span><text:span text:style-name="T109"> </text:span><text:span text:style-name="T132">krátký</text:span><text:span text:style-name="T123"> (</text:span><text:span text:style-name="T132">1</text:span><text:span text:style-name="T123">b)</text:span><text:span text:style-name="T6"><text:line-break/></text:span><text:span text:style-name="T7">Rozsah: 1 cíl </text:span><text:span text:style-name="T42">(0b)</text:span><text:span text:style-name="T7"><text:line-break/></text:span><text:span text:style-name="T39">Efekt: </text:span><text:span text:style-name="T40">Úprk</text:span><text:span text:style-name="T39"> (</text:span><text:span text:style-name="T45">9</text:span><text:span text:style-name="T39">b)</text:span></text:p>
      <text:p text:style-name="P38"><text:soft-page-break/><text:span text:style-name="T200">P</text:span>okud se cíl neubrání, zchvátí jej smrteln<text:span text:style-name="T240">ý</text:span> <text:span text:style-name="T30">děs</text:span>. Počínaje dalším kolem se dá na panický útěk <text:span text:style-name="T201">a nezastaví se, dokud se</text:span> nedostane do bezpečí. <text:span text:style-name="T233">Když nemá kam utéct, berte tvůj hod jako </text:span><text:span text:style-name="T8">vytvoření nevýhody</text:span><text:span text:style-name="T201"> proti Duši. Dokud trvá tvé </text:span><text:span text:style-name="T8">soustředění</text:span><text:span text:style-name="T201">, nedokáže tě nijak ohrozit.</text:span></text:p>
      <text:h text:style-name="P157" text:outline-level="4">Aura <text:span text:style-name="T347">odvahy</text:span></text:h>
      <text:p text:style-name="P7"><text:span text:style-name="T259">Dosah:</text:span><text:span text:style-name="T109"> </text:span><text:span text:style-name="T126">krátký</text:span><text:span text:style-name="T123"> (</text:span><text:span text:style-name="T127">1</text:span><text:span text:style-name="T123">b)</text:span><text:span text:style-name="T212"><text:line-break/>Rozsah:</text:span><text:span text:style-name="T109"> </text:span><text:span text:style-name="T121">všechno v dosahu </text:span><text:span text:style-name="T122">(</text:span><text:span text:style-name="T133">6</text:span><text:span text:style-name="T122">b)</text:span></text:p>
      <text:p text:style-name="P39">Po dobu <text:span text:style-name="T1">soustředění</text:span> <text:span text:style-name="T312">kolem tebe bude neviditelná aura dodávající odvahu. Všichni uvnitř, s výjimkou těch, které určíš, jsou</text:span> <text:span text:style-name="T199">imunní proti jakékoliv formě </text:span><text:span text:style-name="T58">strachu</text:span><text:span text:style-name="T199"> i </text:span><text:span text:style-name="T58">děsu</text:span><text:span text:style-name="T199"> a dokáží dělat věci, k nimž by se jinak neodhodlali.</text:span></text:p>
      <text:h text:style-name="Heading_20_4" text:outline-level="4">Aura strachu</text:h>
      <text:p text:style-name="P4"><text:span text:style-name="T260">Hod</text:span>: +<text:span text:style-name="T259">1 proti Duši (3b)<text:line-break/>Dosah:</text:span><text:span text:style-name="T109"> </text:span><text:span text:style-name="T126">krátký</text:span><text:span text:style-name="T123"> (</text:span><text:span text:style-name="T127">1</text:span><text:span text:style-name="T123">b)</text:span><text:span text:style-name="T212"><text:line-break/>Rozsah:</text:span><text:span text:style-name="T109"> </text:span><text:span text:style-name="T121">všechno v dosahu </text:span><text:span text:style-name="T122">(</text:span><text:span text:style-name="T133">6</text:span><text:span text:style-name="T122">b)<text:line-break/></text:span><text:span text:style-name="T241">Efekt: Vytvoření nevýhody (6b)</text:span></text:p>
      <text:p text:style-name="P90">Po dobu <text:span text:style-name="T1">soustředění</text:span> kolem tebe bude zlověstná aura <text:span text:style-name="T1">strachu</text:span>. Každý, kdo <text:span text:style-name="T269">se v ní nachází, nebo do ní později</text:span> vstoupí, <text:span text:style-name="T270">s výjimkou cílů, které z účinku vyloučíš,</text:span> se musí bránit Duší proti <text:span text:style-name="T1">vytvoření nevýhody</text:span> tvým hodem na seslání. <text:span text:style-name="T268">Kdo se jednou ubrání, znovu si už házet nemusí. Strach trvá i po opuštění dosahu kouzla. Ukončením tvého </text:span><text:span text:style-name="T48">soustředění</text:span><text:span text:style-name="T268"> strach pomine a spolu s ním i z něj plynoucí nevýhody.</text:span></text:p>
      <text:h text:style-name="P158" text:outline-level="4">Aura <text:span text:style-name="T202">moci</text:span></text:h>
      <text:p text:style-name="P5"><text:span text:style-name="T263">H</text:span>od: +<text:span text:style-name="T264">5 na obranu (jen 9b, protože +2 je z plné obrany)<text:line-break/>Dosah:</text:span><text:span text:style-name="T109"> </text:span><text:span text:style-name="T124">krátký </text:span><text:span text:style-name="T125">(1b)</text:span><text:span text:style-name="T212"><text:line-break/>Rozsah:</text:span><text:span text:style-name="T109"> </text:span><text:span text:style-name="T121">všechno v dosahu </text:span><text:span text:style-name="T122">(</text:span><text:span text:style-name="T134">6</text:span><text:span text:style-name="T122">b)</text:span></text:p>
      <text:p text:style-name="P48"><text:soft-page-break/>Po dobu <text:span text:style-name="T1">soustředění</text:span> <text:span text:style-name="T242">vyzařuješ takový majestát, že se ti inteligentní <text:s/>bytosti budou zdráhat ublížit</text:span>. <text:span text:style-name="T219">Místo všech hodů na obranu si proti nim házíš </text:span><text:span text:style-name="T118">na seslání</text:span><text:span text:style-name="T198">. Pokud je cíl proti strachu imunní, nebo nemá žádnou inteligenci (pasti, zvířata), nebo útočí ze střední nebo větší vzdálenosti, bráníš se normálně.</text:span></text:p>
      <text:h text:style-name="Heading_20_4" text:outline-level="4">Protikouzlo</text:h>
      <text:p text:style-name="P6"><text:span text:style-name="T265">Hod</text:span>: +<text:span text:style-name="T266">3 (9b)<text:line-break/>Dosah:</text:span><text:span text:style-name="T109"> </text:span><text:span text:style-name="T137">krátký</text:span><text:span text:style-name="T109"> </text:span><text:span text:style-name="T135">(</text:span><text:span text:style-name="T137">1</text:span><text:span text:style-name="T135">b)</text:span><text:span text:style-name="T212"><text:line-break/>Rozsah:</text:span><text:span text:style-name="T109"> 1 cíl </text:span><text:span text:style-name="T136">(0b)</text:span><text:span text:style-name="T109"><text:line-break/></text:span><text:span text:style-name="T241">Efekt: Protiakce (6b)</text:span></text:p>
      <text:p text:style-name="P79"><text:span text:style-name="T109">Používá se jako </text:span><text:span text:style-name="T14">bránění v akci</text:span><text:span text:style-name="T109"> proti </text:span><text:span text:style-name="T110">sesílání</text:span><text:span text:style-name="T109"> kouzl</text:span><text:span text:style-name="T110">a</text:span><text:span text:style-name="T109">. V případě úspěchu </text:span><text:span text:style-name="T111">je zrušené kouzlo spotřebované a</text:span><text:span text:style-name="T109"> nemá žádný účinek.</text:span></text:p>
      <text:h text:style-name="Heading_20_4" text:outline-level="4">Světlo</text:h>
      <text:p text:style-name="P59"><text:span text:style-name="T1">Dosah:</text:span> <text:span text:style-name="T149">krátký </text:span><text:span text:style-name="T184">(1b)</text:span><text:line-break/><text:span text:style-name="T1">Rozsah:</text:span> 1 předmět</text:p>
      <text:p text:style-name="P94"><text:span text:style-name="T195">Po dobu </text:span><text:span text:style-name="T4">soustředění</text:span><text:span text:style-name="T105"> </text:span><text:span text:style-name="T106">bude předmět svítit. </text:span><text:span text:style-name="T108">M</text:span><text:span text:style-name="T107">ůžeš libovolně měnit </text:span><text:span text:style-name="T108">barvu světla a jeho intenzitu.</text:span><text:span text:style-name="T107"> </text:span><text:span text:style-name="T150">N</text:span><text:span text:style-name="T107">ejvyšší možná </text:span><text:span text:style-name="T112">odpovídá</text:span><text:span text:style-name="T107"> lucern</text:span><text:span text:style-name="T112">ě</text:span><text:span text:style-name="T107">.</text:span></text:p>
      <text:h text:style-name="P159" text:outline-level="4">Tma</text:h>
      <text:p text:style-name="P61"><text:span text:style-name="T1">Dosah:</text:span> <text:span text:style-name="T149">krátký </text:span><text:span text:style-name="T184">(1b)</text:span><text:line-break/><text:span text:style-name="T1">Rozsah:</text:span> 1 předmět</text:p>
      <text:p text:style-name="P235"><text:span text:style-name="T107">Sesílá se na </text:span><text:span text:style-name="T141">zdroj světla. </text:span><text:span text:style-name="T107">Po </text:span><text:span text:style-name="T140">dobu </text:span><text:span text:style-name="T53">soustředění</text:span><text:span text:style-name="T180"> </text:span><text:span text:style-name="T181">zcela pohltí</text:span><text:span text:style-name="T141"> </text:span><text:span text:style-name="T181">s</text:span><text:span text:style-name="T141">větlo </text:span><text:span text:style-name="T142">do síly</text:span><text:span text:style-name="T141"> </text:span><text:span text:style-name="T142">lucerny</text:span><text:span text:style-name="T141">, silnější pouze utlumí. Sluneční světlo toto kouzlo neovlivní. Po </text:span><text:span text:style-name="T182">u</text:span><text:span text:style-name="T141">končení </text:span><text:span text:style-name="T77">soustředění</text:span><text:span text:style-name="T141"> se intenzita </text:span><text:span text:style-name="T143">zdroje světla</text:span><text:span text:style-name="T141"> vrátí do přirozeného stavu.</text:span></text:p>
      <text:h text:style-name="P160" text:outline-level="4">Rozhlížení</text:h>
      <text:p text:style-name="P62"><text:span text:style-name="T1">Dosah:</text:span> <text:span text:style-name="T151">dlouhý </text:span><text:span text:style-name="T184">(6b)</text:span></text:p>
      <text:p text:style-name="P95"><text:span text:style-name="T107">Po </text:span><text:span text:style-name="T140">dobu </text:span><text:span text:style-name="T53">soustředění</text:span><text:span text:style-name="T107"> vidíš to, co bys viděl, kdybys stál na cílovém místě.</text:span></text:p>
      <text:h text:style-name="P161" text:outline-level="4"><text:soft-page-break/>Hyperprostor</text:h>
      <text:p text:style-name="P63"><text:span text:style-name="T59">Hod: +0 proti Duši</text:span><text:span text:style-name="T1"><text:line-break/>Dosah:</text:span> <text:span text:style-name="T152">krátký </text:span><text:span text:style-name="T184">(1b)</text:span><text:line-break/><text:span text:style-name="T1">Rozsah:</text:span> 1 <text:span text:style-name="T287">cíl</text:span></text:p>
      <text:p text:style-name="Example">/* <text:span text:style-name="T295">Ok tak nakonec to nechám – je to omezené viditelností a krátkým dosahem. I tak by ale tohle kouzlo mělo přijít do hry až na vyšších úrovních.</text:span> */</text:p>
      <text:p text:style-name="Example">/* <text:span text:style-name="T292">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Example">I když – má to pořád jen krátký dosah, takže pár metrů. Vyšší zdi/širší propasti budou pořád nepřekonatelné. <text:span text:style-name="T293">Levitace by to mohla mít stejně.</text:span></text:p>
      <text:p text:style-name="Example">Pozn.: V kombinací s teleportační runou by šlo asi cheatovat tím, že runu nejdřív někam hodím a pak se tam portnu. V zásadě se mi to docela líbí, <text:span text:style-name="T294">je to hodně kombinační. A je to pořád omezené tím, že se runou musím trefit.</text:span></text:p>
      <text:p text:style-name="Example">*/</text:p>
      <text:p text:style-name="P96">Tímto kouzlem přemístíš <text:span text:style-name="T288">cíl</text:span> <text:span text:style-name="T282">a</text:span> všechno, co ne<text:span text:style-name="T288">se (nikoliv táhne po zemi)</text:span>, na zvolené místo. <text:span text:style-name="T283">Cílový prostor musíš vidět, cíl se tam musí i se svým nákladem vejít a musí ho to tam unést – lze se teleportovat do vody, ale ne do vzduchu nebo na vrchol křoví.</text:span></text:p>
      <text:list xml:id="list1550241427" text:style-name="L13">
        <text:list-item>
          <text:p text:style-name="P225">Když <text:span text:style-name="T290">cíl</text:span> teleportuješ někomu do zad, <text:span text:style-name="T289">bude mít</text:span> v následujícím kole <text:span text:style-name="T291">proti dotyčnému</text:span> <text:span text:style-name="T284">velkou</text:span> výhodu.</text:p>
        </text:list-item>
        <text:list-item>
          <text:p text:style-name="P226"><text:span text:style-name="T107">K</text:span><text:span text:style-name="T100">dyž </text:span><text:span text:style-name="T153">cíl</text:span><text:span text:style-name="T100"> s teleportem nesouhlasí, může </text:span><text:span text:style-name="T153">se bránit Duš</text:span><text:span text:style-name="T179">í</text:span><text:span text:style-name="T153">.</text:span></text:p>
        </text:list-item>
      </text:list>
      <text:h text:style-name="P164" text:outline-level="4">Návrat</text:h>
      <text:p text:style-name="P64"><text:span text:style-name="T59">Hod: +0 proti Duši<text:line-break/></text:span><text:span text:style-name="T1">Dosah:</text:span> <text:span text:style-name="T152">krátký </text:span><text:span text:style-name="T184">(1b)</text:span><text:line-break/><text:span text:style-name="T1">Rozsah:</text:span> <text:span text:style-name="T296">Všechny cíle určené při připoutání kouzla.</text:span></text:p>
      <text:p text:style-name="P108"><text:soft-page-break/>Cíle tohoto kouzla se určují už při jeho připoutávání. <text:span text:style-name="T299">Musejí</text:span> <text:span text:style-name="T297">při tom</text:span> být v dosahu.<text:line-break/><text:tab/><text:span text:style-name="T298">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2541687746" text:style-name="L14">
        <text:list-item>
          <text:p text:style-name="P227">Když někdo být přenesen nechce, může si hodit na obranu Duší.</text:p>
        </text:list-item>
      </text:list>
      <text:h text:style-name="P162" text:outline-level="4">Pomalý pád</text:h>
      <text:p text:style-name="P65"><text:span text:style-name="T303">Dosah:</text:span><text:span text:style-name="T301"> </text:span><text:span text:style-name="T306">kontaktní </text:span><text:span text:style-name="T307">(0b)</text:span><text:span text:style-name="T306"><text:line-break/></text:span><text:span text:style-name="T304">Rozsah:</text:span><text:span text:style-name="T306"> 1 cíl</text:span></text:p>
      <text:p text:style-name="P109"><text:span text:style-name="T301">P</text:span><text:span text:style-name="T300">o dobu </text:span><text:span text:style-name="T305">soustředění</text:span><text:span text:style-name="T300"> </text:span><text:span text:style-name="T302">cíl padá</text:span><text:span text:style-name="T300"> tak pomalu, že zvládne bez problémů bezpečně dopadnout.</text:span></text:p>
      <text:p text:style-name="P109"><text:span text:style-name="T300">/* </text:span><text:span text:style-name="T308">Tohle taky dost trivializuje </text:span><text:span text:style-name="T309">sešplhávání do různých děr a tak. Na druhou stranu na to obyčejně</text:span><text:span text:style-name="T308"> </text:span><text:span text:style-name="T309">stačí lano (což je taky předmět, byť méně skladný) a </text:span><text:span text:style-name="T310">na vyšplhání nahoru to nepomůže.</text:span><text:span text:style-name="T300"> */</text:span></text:p>
      <text:h text:style-name="P163" text:outline-level="4">Levitace</text:h>
      <text:p text:style-name="P238">Dosah: krátký <text:span text:style-name="T356">(1b)</text:span></text:p>
      <text:p text:style-name="P237"><text:span text:style-name="T352">Po dobu </text:span><text:span text:style-name="T78">soustředění</text:span><text:span text:style-name="T352">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168" text:outline-level="4">Neviditelnost</text:h>
      <text:p text:style-name="P113">TODO</text:p>
      <text:p text:style-name="P97"><text:soft-page-break/>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550695386" text:style-name="L16">
        <text:list-item>
          <text:p text:style-name="P228">Pokud neviditelného neprozrazuje nic jiného (zvuky, výrazný stín, obrys v dešti), tak má velkou výhodu proti těm, kdo jej nevidí.</text:p>
        </text:list-item>
        <text:list-item>
          <text:p text:style-name="P213">Když jej něco prozrazuje, má jen malou výhodu.</text:p>
        </text:list-item>
      </text:list>
      <text:p text:style-name="P97"><text:span text:style-name="T144">/* </text:span><text:span text:style-name="T145">Neviditelnou osobu lze detekovat přes </text:span><text:span text:style-name="T55">Najdi kouzla</text:span><text:span text:style-name="T144"> */</text:span></text:p>
      <text:h text:style-name="P169" text:outline-level="4">Vodní dech</text:h>
      <text:p text:style-name="P112"><text:span text:style-name="T1">Dosah:</text:span> krátký <text:span text:style-name="T356">(1b)</text:span><text:line-break/><text:span text:style-name="T1">Rozsah:</text:span> Všechny určené cíle v dosahu</text:p>
      <text:p text:style-name="P99"><text:span text:style-name="T144">Po dobu </text:span><text:span text:style-name="T56">soustředění</text:span><text:span text:style-name="T144"> umožňuje dýchat pod vodou.</text:span></text:p>
      <text:h text:style-name="Heading_20_2" text:outline-level="2"><text:span text:style-name="T107">Ú</text:span><text:span text:style-name="T100">točná kouzla</text:span></text:h>
      <text:h text:style-name="Heading_20_4" text:outline-level="4">Vzplanutí</text:h>
      <text:p text:style-name="P220"><text:span text:style-name="T10">Fyzický útok ohněm proti Síle</text:span><text:span text:style-name="T5">: </text:span><text:span text:style-name="T84">2</text:span><text:span text:style-name="T10">/</text:span><text:span text:style-name="T84">0</text:span><text:span text:style-name="T15"> </text:span><text:span text:style-name="T18">(</text:span><text:span text:style-name="T85">6</text:span><text:span text:style-name="T19">b/</text:span><text:span text:style-name="T84">5</text:span><text:span text:style-name="T18">b) </text:span><text:span text:style-name="T81">+ </text:span><text:span text:style-name="T188">efekt vzplanutí (</text:span><text:span text:style-name="T189">4</text:span><text:span text:style-name="T188">b)</text:span><text:span text:style-name="T1"><text:line-break/>Dosah:</text:span> <text:span text:style-name="T359">krátký (1b)</text:span><text:line-break/><text:span text:style-name="T1">Rozsah:</text:span> 1 <text:span text:style-name="T208">cíl (0b)</text:span></text:p>
      <text:p text:style-name="P101">Kouzlo <text:span text:style-name="T360">zraní cíl ohněm a </text:span>pokusí <text:span text:style-name="T360">se jej zapálit:</text:span> <text:span text:style-name="T361">P</text:span>okud <text:span text:style-name="T353">je dobře hořlavý, nebo má něco hořlavého na sobě, bude další 3 kola hořet za 1k3 životů (každé kolo si odečítá zbroj). Uhašení zabere 1 akci.</text:span></text:p>
      <text:h text:style-name="P170" text:outline-level="4"><text:soft-page-break/>Ohniv<text:span text:style-name="T226">ý oblouk</text:span></text:h>
      <text:p text:style-name="P59"><text:span text:style-name="T10">Fyzický útok ohněm proti </text:span><text:span text:style-name="T15">Finese</text:span><text:span text:style-name="T5">: </text:span><text:span text:style-name="T10">2/</text:span><text:span text:style-name="T11">1k</text:span><text:span text:style-name="T34">6</text:span><text:span text:style-name="T15"> </text:span><text:span text:style-name="T18">(</text:span><text:span text:style-name="T19">6b</text:span><text:span text:style-name="T18">/</text:span><text:span text:style-name="T34">8</text:span><text:span text:style-name="T18">b</text:span><text:span text:style-name="T20">)</text:span><text:span text:style-name="T1"><text:line-break/>Dosah:</text:span> <text:span text:style-name="T257">k</text:span><text:span text:style-name="T131">ontaktní</text:span><text:span text:style-name="T234"> (0b)</text:span><text:line-break/><text:span text:style-name="T1">Rozsah:</text:span> <text:span text:style-name="T226">všechno těsně před tebou (2b)</text:span></text:p>
      <text:p text:style-name="P83">Mezi rozpřaženýma rukama ti <text:span text:style-name="T274">obloukem</text:span> prošlehnou plameny a zraní <text:span text:style-name="T227">všechno těsně před tebou.</text:span></text:p>
      <text:h text:style-name="P171" text:outline-level="4">Ohnivá střela</text:h>
      <text:p text:style-name="P57"><text:span text:style-name="T10">Fyzický útok ohněm proti </text:span><text:span text:style-name="T15">Finese</text:span><text:span text:style-name="T5">: </text:span><text:span text:style-name="T10">2/</text:span><text:span text:style-name="T11">1k</text:span><text:span text:style-name="T79">4</text:span><text:span text:style-name="T15"> </text:span><text:span text:style-name="T18">(</text:span><text:span text:style-name="T19">6b</text:span><text:span text:style-name="T18">/</text:span><text:span text:style-name="T79">7</text:span><text:span text:style-name="T18">b</text:span><text:span text:style-name="T20">)</text:span><text:span text:style-name="T1"><text:line-break/>Dosah:</text:span> <text:span text:style-name="T214">střední (3b)</text:span><text:line-break/><text:span text:style-name="T1">Rozsah:</text:span> 1 <text:span text:style-name="T208">cíl (0b)</text:span></text:p>
      <text:p text:style-name="P80"><text:span text:style-name="T236">Z tvé ruky na určený cíl vyletí malá plamenná střela</text:span>.</text:p>
      <text:h text:style-name="P171" text:outline-level="4">Ohnivá koule</text:h>
      <text:p text:style-name="P53"><text:span text:style-name="T67">Hod</text:span><text:span text:style-name="T5">: </text:span><text:span text:style-name="T170">1</text:span><text:span text:style-name="T154">/</text:span><text:span text:style-name="T155">1k</text:span><text:span text:style-name="T185">2</text:span><text:span text:style-name="T171"> </text:span><text:span text:style-name="T172">proti Finese</text:span><text:span text:style-name="T171"> </text:span><text:span text:style-name="T173">(oheň)</text:span><text:span text:style-name="T11"> </text:span><text:span text:style-name="T20">(</text:span><text:span text:style-name="T23">3</text:span><text:span text:style-name="T22">b/</text:span><text:span text:style-name="T80">6</text:span><text:span text:style-name="T22">b</text:span><text:span text:style-name="T20">)</text:span><text:span text:style-name="T1"><text:line-break/>Dosah:</text:span> <text:span text:style-name="T214">střední (3b)</text:span><text:line-break/><text:span text:style-name="T1">Rozsah:</text:span> <text:span text:style-name="T214">koule o průměru (Duše) metrů (4b)</text:span></text:p>
      <text:p text:style-name="P80"><text:span text:style-name="T235">Z tebou určeného místa vyšlehnou plameny do tvaru koule</text:span>.</text:p>
      <text:h text:style-name="P172" text:outline-level="4">Ohnivý déšť</text:h>
      <text:p text:style-name="P60"><text:span text:style-name="T10">Fyzický útok ohněm proti </text:span><text:span text:style-name="T15">Finese</text:span><text:span text:style-name="T5">: </text:span><text:span text:style-name="T51">0</text:span><text:span text:style-name="T10">/</text:span><text:span text:style-name="T11">1k</text:span><text:span text:style-name="T52">4</text:span><text:span text:style-name="T11"> </text:span><text:span text:style-name="T20">(</text:span><text:span text:style-name="T51">0</text:span><text:span text:style-name="T22">b/</text:span><text:span text:style-name="T52">7</text:span><text:span text:style-name="T22">b</text:span><text:span text:style-name="T20">)</text:span><text:span text:style-name="T1"><text:line-break/>Dosah:</text:span> <text:span text:style-name="T278">krátký (1b)</text:span><text:line-break/><text:span text:style-name="T1">Rozsah:</text:span> <text:span text:style-name="T278">všechno v dosahu (6b)<text:line-break/></text:span><text:span text:style-name="T50">Efekt:</text:span><text:span text:style-name="T278"> Zranění každé kolo po dobu udržování (4b)</text:span></text:p>
      <text:p text:style-name="P91">Po dobu <text:span text:style-name="T1">soustředění</text:span> bude kolem tebe sršet ohnivý déšť. <text:span text:style-name="T280">Každé kolo zasahuje všechny cíle s výjimkou těch, které z působení vyjmeš.</text:span></text:p>
      <text:h text:style-name="Heading_20_4" text:outline-level="4">Výboj</text:h>
      <text:p text:style-name="P54"><text:span text:style-name="T64">Hod</text:span><text:span text:style-name="T5">: </text:span><text:span text:style-name="T154">2/</text:span><text:span text:style-name="T155">1k</text:span><text:span text:style-name="T156">8 </text:span><text:span text:style-name="T160">proti Síle (blesk) </text:span><text:span text:style-name="T157"><text:s/></text:span><text:span text:style-name="T158">(6b/</text:span><text:span text:style-name="T159">9</text:span><text:span text:style-name="T158">b)</text:span><text:span text:style-name="T1"><text:line-break/>Dosah:</text:span> <text:span text:style-name="T216">krátký (1b)</text:span><text:line-break/><text:span text:style-name="T1">Rozsah:</text:span> 1 <text:span text:style-name="T208">cíl (0b)</text:span></text:p>
      <text:p text:style-name="P87"><text:soft-page-break/><text:span text:style-name="T235">Z</text:span> tvé ruky na určený cíl <text:span text:style-name="T235">přeskočí jasný výboj</text:span>.</text:p>
      <text:h text:style-name="Heading_20_4" text:outline-level="4"><text:span text:style-name="T271">Zřetězený</text:span> <text:span text:style-name="T272">výboj</text:span></text:h>
      <text:p text:style-name="P55"><text:span text:style-name="T10">Fyzický útok </text:span><text:span text:style-name="T16">bleskem</text:span><text:span text:style-name="T10"> proti Síle</text:span><text:span text:style-name="T5">: </text:span><text:span text:style-name="T35">1</text:span><text:span text:style-name="T10">/</text:span><text:span text:style-name="T11">1k</text:span><text:span text:style-name="T38">6</text:span><text:span text:style-name="T16"> </text:span><text:span text:style-name="T24">(</text:span><text:span text:style-name="T35">3</text:span><text:span text:style-name="T24">b/</text:span><text:span text:style-name="T35">8</text:span><text:span text:style-name="T24">b)</text:span><text:span text:style-name="T1"><text:line-break/>Dosah:</text:span> <text:span text:style-name="T216">krátký (1b)</text:span><text:line-break/><text:span text:style-name="T1">Rozsah:</text:span> <text:span text:style-name="T216">až (Duše) cílů (4b)</text:span></text:p>
      <text:p text:style-name="P88">Jasný výboj přeskočí z tvé ruky na určený cíl <text:span text:style-name="T216">a zřetězí se na ostatní v tebou určeném pořadí</text:span>. <text:span text:style-name="T216">Když se některý z nich úspěšně ubrání úhybem, výboj tím končí a na další už nepřeskakuje. Každý cíl může být zasažen jen jednou.</text:span></text:p>
      <text:h text:style-name="Heading_20_4" text:outline-level="4">Kulový blesk</text:h>
      <text:p text:style-name="P56"><text:span text:style-name="T10">Fyzický útok </text:span><text:span text:style-name="T16">bleskem</text:span><text:span text:style-name="T10"> proti </text:span><text:span text:style-name="T86">Finese</text:span><text:span text:style-name="T5">: </text:span><text:span text:style-name="T36">1</text:span><text:span text:style-name="T10">/</text:span><text:span text:style-name="T11">1k</text:span><text:span text:style-name="T37">10</text:span><text:span text:style-name="T28"> </text:span><text:span text:style-name="T25">(</text:span><text:span text:style-name="T36">3</text:span><text:span text:style-name="T26">b/</text:span><text:span text:style-name="T36">10</text:span><text:span text:style-name="T26">b</text:span><text:span text:style-name="T25">)</text:span><text:span text:style-name="T1"><text:line-break/>Dosah:</text:span> <text:span text:style-name="T216">krátký (1b)</text:span><text:line-break/><text:span text:style-name="T1">Rozsah:</text:span> <text:span text:style-name="T217">všechno po cestě (2b)</text:span></text:p>
      <text:p text:style-name="P81">Z tvé ruky vyletí kulový blesk a zasáhne vše, co mu stojí v cestě. Zastaví jej jen kamenná zeď nebo něco podobně masivního.</text:p>
      <text:h text:style-name="Heading_20_4" text:outline-level="4">Ledová tříšť</text:h>
      <text:p text:style-name="P93">TODO</text:p>
      <text:p text:style-name="P92">Ve vzduchu se objeví ostré ledové úlomky a velkou rychlostí vyletí k <text:span text:style-name="T281">vybranému</text:span> cíli.</text:p>
      <text:h text:style-name="P173" text:outline-level="4">Telekine<text:span text:style-name="T194">tický úder</text:span></text:h>
      <text:p text:style-name="P58"><text:span text:style-name="T63">Hod</text:span><text:span text:style-name="T5">:</text:span><text:span text:style-name="T167"> </text:span><text:span text:style-name="T161">1</text:span><text:span text:style-name="T154">/</text:span><text:span text:style-name="T155">1k</text:span><text:span text:style-name="T161">2 </text:span><text:span text:style-name="T162">proti Finese</text:span><text:span text:style-name="T163"> </text:span><text:span text:style-name="T164">(</text:span><text:span text:style-name="T161">3</text:span><text:span text:style-name="T164">b/</text:span><text:span text:style-name="T161">6</text:span><text:span text:style-name="T164">b)</text:span><text:span text:style-name="T112"> </text:span><text:span text:style-name="T164">+ zatlačení </text:span><text:span text:style-name="T165">(</text:span><text:span text:style-name="T166">6</text:span><text:span text:style-name="T164">b</text:span><text:span text:style-name="T165">)</text:span><text:span text:style-name="T1"><text:line-break/>Dosah:</text:span> <text:span text:style-name="T213">krátký (1b)</text:span><text:line-break/><text:span text:style-name="T1">Rozsah:</text:span> 1 <text:span text:style-name="T208">cíl (0b)</text:span></text:p>
      <text:p text:style-name="P82">Do cíle udeří neviditelná síla. Kouzlo zraňuje a <text:span text:style-name="T273">současně se</text:span> počítá jako <text:span text:style-name="T1">zatlačení protivníka</text:span>. <text:span text:style-name="T237">Jde také použít na vyrážení dveří.</text:span></text:p>
      <text:h text:style-name="Heading_20_3" text:outline-level="3"><text:soft-page-break/>Léčivá kouzla</text:h>
      <text:p text:style-name="Text_20_body">/*</text:p>
      <text:p text:style-name="P21">- dnčkově, tj. třeba 1k4 + 3</text:p>
      <text:list xml:id="list1756156512" text:style-name="L17">
        <text:list-item>
          <text:p text:style-name="P229">lehká zranění léčí hned, vážná až po vydatném odpočinku.</text:p>
        </text:list-item>
      </text:list>
      <text:p text:style-name="P22">- <text:span text:style-name="T89">nějaký vysokolevelový rituál (Heal) by mohl vyléčit všechno hned.</text:span></text:p>
      <text:p text:style-name="P23">- hodně high-level rituál Regenerace bude umět vyléčit i <text:span text:style-name="T90">zmrzačení.</text:span></text:p>
      <text:p text:style-name="P20">- raise dead asi nebude existovat (leda stvoření nemrtvého).</text:p>
      <text:p text:style-name="Text_20_body">*/</text:p>
      <text:h text:style-name="Heading_20_4" text:outline-level="4">Hojivý rituál</text:h>
      <text:p text:style-name="P26"><text:span text:style-name="T65">S</text:span><text:span text:style-name="T12">esílání</text:span><text:span text:style-name="T1">:</text:span> <text:span text:style-name="T210">10 minut</text:span><text:line-break/><text:span text:style-name="T13">Dosah:</text:span><text:span text:style-name="T191"> k</text:span><text:span text:style-name="T131">ontaktní<text:line-break/></text:span><text:span text:style-name="T66">Rozsah:</text:span><text:span text:style-name="T168"> </text:span><text:span text:style-name="T169">v</text:span><text:span text:style-name="T168">šechno v dosahu</text:span><text:line-break/><text:span text:style-name="T328">Suroviny: /* Možná něco, co omezí četnost použití? */</text:span></text:p>
      <text:p text:style-name="P2">Elfština, <text:span text:style-name="T98">goblinština, orčština</text:span></text:p>
      <text:p text:style-name="P24">/* <text:span text:style-name="T99">trpaslíci na to budou mít masti nebo tak něco</text:span> */</text:p>
      <text:p text:style-name="P25"><text:span text:style-name="T101">Nejbližší vydatný odpočinek po dokončení </text:span><text:span text:style-name="T1">Hojiv</text:span><text:span text:style-name="T3">ého</text:span><text:span text:style-name="T1"> rituál</text:span><text:span text:style-name="T3">u</text:span> <text:span text:style-name="T329">všem cílům vyléčí všechna lehká i vážná zranění.</text:span></text:p>
      <text:h text:style-name="Heading_20_4" text:outline-level="4">Uzdrav lehká zranění</text:h>
      <text:p text:style-name="P46"><text:span text:style-name="T1">Dosah:</text:span> <text:span text:style-name="T277">kontaktní</text:span></text:p>
      <text:p text:style-name="P3">Elfština, goblinština, orčtina</text:p>
      <text:p text:style-name="P102">Vyléčí lehká zranění za <text:span text:style-name="T276">počet</text:span> životů <text:span text:style-name="T276">rovný hodu na seslání</text:span>.</text:p>
      <text:h text:style-name="Heading_20_1" text:outline-level="1">Nezpracovaná kouzla</text:h>
      <text:h text:style-name="P165" text:outline-level="4">Rozptyl kouzla</text:h>
      <text:p text:style-name="P106"><text:span text:style-name="T9">Dosah:</text:span><text:span text:style-name="T104"> </text:span><text:span text:style-name="T113">krátký</text:span></text:p>
      <text:p text:style-name="P106"><text:span text:style-name="T113">/* </text:span><text:span text:style-name="T146">Tohle se mi moc nezdá. Je dost složité, kdy to funguje a kdy ne a navíc to umožňuje rušit kouzla bez rozmyslu – Zlom kouzlo je v tomhle lepší, protože je třeba nejdřív najít předmět.</text:span><text:span text:style-name="T113"> */</text:span></text:p>
      <text:p text:style-name="P107"><text:span text:style-name="T147">V celém dosahu se okamžitě rozplyne všechno, co bylo stvořené kouzlem, včetně magických iluzí. </text:span><text:span text:style-name="T17">Rozptyl kouzla</text:span><text:span text:style-name="T148"> nepůsobí na aktivní magické předměty a na kouzla, která někdo udržuje soustředěním.</text:span></text:p>
      <text:h text:style-name="P166" text:outline-level="4"><text:span text:style-name="T96">I</text:span>dentifikace</text:h>
      <text:p text:style-name="P103"><text:span text:style-name="T97">Různé magické jazyky mají vlastní identifikační kouzla</text:span>. <text:span text:style-name="T96">Identifikace ve staroelfštině rozpoznává jen elfské magické předměty, atd.</text:span></text:p>
      <text:p text:style-name="P103">/*</text:p>
      <text:p text:style-name="P103">Orcká idenfitikace nejspíš vůbec nebude existovat, orcké předměty prostě budou dost záhadné.</text:p>
      <text:p text:style-name="P104">Ogří identifikace by asi exi<text:span text:style-name="T87">s</text:span>tovat mohla, ale bude hodně vzácná.</text:p>
      <text:p text:style-name="P103">*/</text:p>
      <text:p text:style-name="P103">/*</text:p>
      <text:p text:style-name="P105">Velká otázka je, jestli se na identifikaci kouzlem úplně nevykašlat. Když totiž nebude existovat, tak mohou informace o magických předmětech být další věcí, kterou má smysl hledat – mohou o tom být zmínky v různých knihách a svitcích, třeba v různých starých jazycích.</text:p>
      <text:p text:style-name="P105"><text:soft-page-break/>- <text:span text:style-name="T197">spíš to teda vidím tak, že základní aktivační formule budou rovnou na itemech a pokročilé bude třeba někde najít.</text:span></text:p>
      <text:p text:style-name="P105">- <text:span text:style-name="T197">ještě to může být tak, že itemy půjdou upgradovat – bude možné najít recept (v Brutusím stylu), který může mít klasicky požadovaný matroš a místo, kde se má upgradovací rituál provést.</text:span></text:p>
      <text:p text:style-name="P103">*/</text:p>
      <text:h text:style-name="P174" text:outline-level="4">Zamkni</text:h>
      <text:p text:style-name="P110">TODO</text:p>
      <text:p text:style-name="P110">/* Tohle se mi moc nelíbí. Už jsem o tom trochu uvažoval – kouzlem by se měly odemykat magické zámky a páčidlem nemagické. */</text:p>
      <text:p text:style-name="P111">Kouzlo <text:span text:style-name="T1">Zamkni</text:span> po dobu působení zvýší obtížnost vypáčení zámku o sílu kouzla.</text:p>
      <text:h text:style-name="P174" text:outline-level="4">Bariéra</text:h>
      <text:p text:style-name="P110">TODO</text:p>
      <text:p text:style-name="P110">/* Na prorážení <text:span text:style-name="T1">bariéry</text:span> by se mohlo házet Duší. */</text:p>
      <text:p text:style-name="P111">Vytvoří lehce opalizující průhlednou stěnu, <text:span text:style-name="T286">která brání v průchodu. </text:span><text:span text:style-name="T57">Bariéru</text:span><text:span text:style-name="T286"> je třeba seslat mezi nějaké pevné fyzické objekty – třeba do rámu dveří, nebo mezi dva stromy.</text:span></text:p>
      <text:list xml:id="list3910917170" text:style-name="L18">
        <text:list-item>
          <text:p text:style-name="P230">Obtížnost proražení bariéry je rovna síle kouzla.</text:p>
        </text:list-item>
        <text:list-item>
          <text:p text:style-name="P214">Pokud je bariérou posílena už existující fyzická překážka (třeba dveře), síla kouzla se přičítá k pevnosti překážky.</text:p>
        </text:list-item>
      </text:list>
      <text:h text:style-name="P167" text:outline-level="4">Rychlost</text:h>
      <text:p text:style-name="P98">TODO</text:p>
      <text:p text:style-name="P98">/* Tohle asi nepůjde – se <text:span text:style-name="T1">soustředěním</text:span> to nedává smysl a bez něj by to muselo mít duration.</text:p>
      <text:p text:style-name="P100"><text:soft-page-break/>Respektive půjde to, ale jako předmět (<text:span text:style-name="T1">Boty rychlosti</text:span>), nikoliv kouzlo. Efekt by mohl být posun o jednu kategorie (např. z kategorie „člověk“ do kategorie „kůň“).</text:p>
      <text:p text:style-name="P98">*/</text:p>
      <text:p text:style-name="P37"><text:span text:style-name="T311">Cíle si po dobu udržování ke své fyzické rychlosti přičítají sílu tohoto kouzla. </text:span><text:span text:style-name="T54">Rychlost</text:span><text:span text:style-name="T311"> nedává výhodu v boji ani při kouzlení, pouze umožňuje se rychleji přesouvat.</text:span></text:p>
      <text:h text:style-name="P175" text:outline-level="4">Přenos zvuku</text:h>
      <text:p text:style-name="P114">Požadavky: <text:span text:style-name="T313">2</text:span>. úroveň<text:line-break/><text:span text:style-name="T285">Trvání: udržování</text:span></text:p>
      <text:p text:style-name="P115">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175" text:outline-level="4">Paralýza</text:h>
      <text:p text:style-name="P114">Požadavky: <text:span text:style-name="T314">4</text:span>. úroveň<text:line-break/><text:span text:style-name="T315">Obrana: Fyzička (Odolnost)</text:span></text:p>
      <text:p text:style-name="P116"><text:span text:style-name="T1">Paralýza</text:span> ubírá Výdrž jako normální útok, cíl se ale brání svou Odolností a nepomůže mu zbroj. <text:span text:style-name="T1">Paralýza</text:span> nezraňuje, ale když jedním sesláním ubereš alespoň 3 body Výdrže, cíl si počítá nevýhodu, jako kdyby měl zranění.</text:p>
      <text:list xml:id="list3557434188" text:style-name="L19">
        <text:list-item>
          <text:p text:style-name="P231"><text:span text:style-name="T314">Veškeré účinky </text:span><text:span text:style-name="T60">Paralýzy</text:span><text:span text:style-name="T314"> pominou po krátkém odpočinku.</text:span></text:p>
        </text:list-item>
      </text:list>
      <text:h text:style-name="P175" text:outline-level="4">Přebarv<text:span text:style-name="T316">ení</text:span></text:h>
      <text:p text:style-name="P114">Požadavky: <text:span text:style-name="T317">1</text:span>. úroveň<text:line-break/><text:span text:style-name="T285">Trvání: udržování</text:span></text:p>
      <text:p text:style-name="P117"><text:soft-page-break/>Umožňuje libovolně změnit barvu čehokoliv v dosahu působení. Po skončení kouzla se barva vrátí do přirozeného stavu.</text:p>
      <text:h text:style-name="P175" text:outline-level="4">Magické prsty</text:h>
      <text:p text:style-name="P114">Požadavky: <text:span text:style-name="T318">4</text:span>. úroveň<text:line-break/><text:span text:style-name="T285">Trvání: udržování</text:span></text:p>
      <text:p text:style-name="P118"><text:span text:style-name="T1">Magické prsty</text:span> umožňují na dálku dělat cokoliv, co bys mohl udělat vlastníma rukama. Po dobu trvání kouzla nemáš cit ve vlastních rukou, místo toho cítíš to, čeho se dotýkají <text:span text:style-name="T319">tvé</text:span> <text:span text:style-name="T1">Magické prsty</text:span>. <text:span text:style-name="T319">Neriskuješ při tom zranění, protože </text:span><text:span text:style-name="T61">Magické prsty</text:span><text:span text:style-name="T319"> jsou nehmotné. Můžeš tedy například bez obav vytáhnout předmět z plamenů, kyseliny, a podobně.</text:span><text:line-break/><text:tab/><text:span text:style-name="T318">S jak těžkými břemeny dokážeš manipulovat a jakým způsobem, se řídí stejnými pravidly, jako u kouzla </text:span><text:span text:style-name="T62">Levitace</text:span><text:span text:style-name="T318">. Při použití </text:span><text:span text:style-name="T62">Magický</text:span><text:span text:style-name="T61">ch</text:span><text:span text:style-name="T62"> prst</text:span><text:span text:style-name="T61">ů</text:span><text:span text:style-name="T318"> ovšem musíš mít předmět jak uchopit.</text:span></text:p>
      <text:list xml:id="list617480867" text:style-name="L20">
        <text:list-item>
          <text:p text:style-name="P232">Pomocí Magických prstů můžeš <text:span text:style-name="T320">také</text:span> na dálku používat zbraně.</text:p>
          <text:list>
            <text:list-item>
              <text:p text:style-name="P232">Počítá se při tom stejný rys, jako kdybys bojoval normálně (tedy boj se zbraní, nikoliv sesílání kouzel), ale budeš mít výhodu za dosah, jako by se jednalo o útok na dálku.</text:p>
            </text:list-item>
          </text:list>
        </text:list-item>
      </text:list>
      <text:h text:style-name="P175" text:outline-level="4">Lazebník</text:h>
      <text:p text:style-name="P114">Požadavky: <text:span text:style-name="T318">4</text:span>. úroveň</text:p>
      <text:p text:style-name="P119">Toto poměrně složité, ale velice užitečné kouzlo, zajistí kompletní očistu, jako po kvalitní lázni.</text:p>
      <text:p text:style-name="P120">Neviditelná zbroj (vysokolevelové kouzlo. Zbroj omezuje stejně jako obyčejná).</text:p>
      <text:p text:style-name="P120">Odzbrojení</text:p>
      <text:p text:style-name="P120">Ohnivý bič (sounds cool)</text:p>
      <text:p text:style-name="P121"><text:soft-page-break/>Pekelný oheň (udržované plameny?)</text:p>
      <text:p text:style-name="P121">Portál (to nebude kouzlo, ale magický item)</text:p>
      <text:p text:style-name="P122">Sprav</text:p>
      <text:p text:style-name="P122">Tlampač</text:p>
      <text:p text:style-name="P122">Oslnivý záblesk (Třytivá zář)</text:p>
      <text:p text:style-name="P123">Ostraha (kouzelník ví, že do dosahu někdo vstoupil – vzbudí ho to. Není třeba vytvářet materiální komponenty)</text:p>
      <text:p text:style-name="P123">Detekční značky (detekují oblast mezi nimi)</text:p>
      <text:p text:style-name="P122">Ukliď (moc konkrétní, na to stačí udržovaná telekineze, respektive magické prsty. Jo jasně a nefunguje to jako wish, kouzelník se na to stále musí soustředit a myslet na to, čím kam hýbe).</text:p>
      <text:p text:style-name="P122"><text:span text:style-name="T321">Magický štít (</text:span>Magická bariéra – ochranná kupole)</text:p>
      <text:p text:style-name="P124">Zpomalení (sounds cool, postihy)</text:p>
      <text:p text:style-name="P125"/>
      <text:p text:style-name="P120">Orlí oči (dalekohled. Spíš přírodní magie)</text:p>
      <text:p text:style-name="P125">Metamorfóza</text:p>
      <text:p text:style-name="P125">Montyho čardáš</text:p>
      <text:p text:style-name="P125">Zenerova karta</text:p>
      <text:p text:style-name="P125">Bílá střela</text:p>
      <text:p text:style-name="P125">Clona myšlenek</text:p>
      <text:p text:style-name="P125">Dubl</text:p>
      <text:p text:style-name="P125">Dveřník (procházení pevnou hmotou – asi ne)</text:p>
      <text:p text:style-name="P125"><text:soft-page-break/>Fata morgána</text:p>
      <text:p text:style-name="P126">Přelud</text:p>
      <text:p text:style-name="P125">Kamenná zeď (tvoření hmoty asi ne, maximálně opracovat stávající – nebo ji tam nechat pomalu vyrůst)</text:p>
      <text:p text:style-name="P125">Ledová zeď</text:p>
      <text:p text:style-name="P125">Kouzelná rušička</text:p>
      <text:p text:style-name="P125">Leť (zůstal bych u metamorfózy)</text:p>
      <text:p text:style-name="P125">Mrak smrti</text:p>
      <text:p text:style-name="P125">Najdi kouzla (asi raději astral perception?)</text:p>
      <text:p text:style-name="P125">Najdi neviditelnost</text:p>
      <text:p text:style-name="P125">Najdi předmět (ale jo, proč ne, sympatetická magie)</text:p>
      <text:p text:style-name="P125">Ohnivá koule</text:p>
      <text:p text:style-name="P125">Ohnivá zeď (na rozdíl od kammenné proč ne)</text:p>
      <text:p text:style-name="P127">Plamenný oblouk (vyšlehne z jedné ruky do druhé)</text:p>
      <text:p text:style-name="P125">Ochrana před šípy (<text:span text:style-name="T322">Forma telekineze?</text:span>)</text:p>
      <text:p text:style-name="P125">Oko (k čemu, když má kouzelník nahlížení? Možná k tomu, že to může ovládat?)</text:p>
      <text:p text:style-name="P128">Magická šifra (Zašifruj) (magická šifra s heslem? Rozšifruje se opět tím samým kouzlem)</text:p>
      <text:p text:style-name="P122">Schodiště (sounds cool, nemá to hmotnout podstatu)</text:p>
      <text:p text:style-name="P122">Světelný most (stejný princip jako schodiště)</text:p>
      <text:p text:style-name="P129"/>
      <text:h text:style-name="P148" text:outline-level="3"><text:soft-page-break/>Patří k jinému povolání</text:h>
      <text:p text:style-name="P130">Améba (protékání úzkými prostory – ne, to bude mít zloděj)</text:p>
      <text:h text:style-name="P148" text:outline-level="3">Moc silné <text:span text:style-name="T322">nebo nevhodné</text:span></text:h>
      <text:p text:style-name="P120">Magický provaz (to by možná měl být spíš magický item?)</text:p>
      <text:p text:style-name="P131">Procházení zdí</text:p>
      <text:p text:style-name="P131">Průchodná zeď</text:p>
      <text:p text:style-name="P129">Zesměšni (ne – plastika nebude takhle jednoduchá)</text:p>
      <text:p text:style-name="P129">Zmiz (ne)</text:p>
      <text:p text:style-name="P125">Najdi zlo (určitě ne)</text:p>
      <text:p text:style-name="P132">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148" text:outline-level="3">Nekromancie</text:h>
      <text:p text:style-name="P125">Oživ neživého (do základu určitě ne)</text:p>
      <text:p text:style-name="P122">Smrtící déšť</text:p>
      <text:p text:style-name="P131">Převtělení (přenos duše – sounds cool, spíš psychický mág nebo nekromant a určitě high level kouzlo. <text:span text:style-name="T323">Nekromant, duše jsou nekromantická záležitost, psychický mág pracuje s myslí</text:span>)</text:p>
      <text:p text:style-name="P133">Mluv s mrtvými (asi ne základní kouzelník, to je spíš pro nekromanta)</text:p>
      <text:h text:style-name="P148" text:outline-level="3"><text:soft-page-break/>Přírodní magie</text:h>
      <text:p text:style-name="P122">Soví oči (přírodní magie)</text:p>
      <text:p text:style-name="P122">Oslepení (přírodní magie)</text:p>
      <text:p text:style-name="P124">Zapůjčení (přírodní magie)</text:p>
      <text:p text:style-name="P124">Strach (přírodní magie)</text:p>
      <text:p text:style-name="P125">Pavučina (asi taky ne – <text:span text:style-name="T324">přírodní magie, když už</text:span>)</text:p>
      <text:p text:style-name="P125">Cizí oči (přírodní magie)</text:p>
      <text:p text:style-name="P125">Cizí uši (přírodní magie)</text:p>
      <text:p text:style-name="P126">Rychlý růst (přírodní magie)</text:p>
      <text:p text:style-name="P126">Rychlé vadnutí (fuj)</text:p>
      <text:h text:style-name="P148" text:outline-level="3">Psychická magie</text:h>
      <text:p text:style-name="P125">Hypnóza</text:p>
      <text:p text:style-name="P127">Změň podobu (iluze)</text:p>
      <text:p text:style-name="P134">Zapomeň (psychická magie)</text:p>
      <text:p text:style-name="P134">Vzpomeň (asi sloučit vzpomínání a zapomínání pod manipulaci s pamětí)</text:p>
      <text:p text:style-name="P126">Poslání (ne)</text:p>
      <text:p text:style-name="P129">Zmatek</text:p>
      <text:p text:style-name="P135">Zdvojení (spíš ne – <text:span text:style-name="T325">leda jako iluze</text:span>)</text:p>
      <text:p text:style-name="P120">Spánek</text:p>
      <text:p text:style-name="P125">Sugesce</text:p>
      <text:p text:style-name="P125"><text:soft-page-break/>Bábelská rybka</text:p>
      <text:p text:style-name="P40">Přelo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3-29T13:26:17.645000000</dc:date>
    <meta:print-date>2113-01-01T00:00:00</meta:print-date>
    <meta:editing-cycles>10570</meta:editing-cycles>
    <meta:editing-duration>P30DT13H31M48S</meta:editing-duration>
    <meta:generator>LibreOffice/5.4.2.2$Windows_X86_64 LibreOffice_project/22b09f6418e8c2d508a9eaf86b2399209b0990f4</meta:generator>
    <dc:creator>York </dc:creator>
    <meta:document-statistic meta:table-count="0" meta:image-count="0" meta:object-count="0" meta:page-count="31" meta:paragraph-count="394" meta:word-count="4024" meta:character-count="25456" meta:non-whitespace-character-count="21855"/>
  </office:meta>
</office:document-meta>
</file>